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1.5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B" table:style-name="ta1">
        <table:shapes>
          <draw:frame draw:z-index="0" draw:style-name="gr1" draw:text-style-name="P1" svg:width="6.2988in" svg:height="3.5429in" svg:x="3.1736in" svg:y="3.2728in">
            <draw:object draw:notify-on-update-of-ranges="DATA_B.A1:DATA_B.A1 DATA_B.A2:DATA_B.A3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1528in" svg:y="6.2618in">
            <draw:object draw:notify-on-update-of-ranges="DATA_B.C1:DATA_B.C1 DATA_B.C2:DATA_B.C3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Measurement [A]</text:p>
          </table:table-cell>
          <table:table-cell office:value-type="string" calcext:value-type="string">
            <text:p>Sample #</text:p>
          </table:table-cell>
          <table:table-cell office:value-type="string" calcext:value-type="string">
            <text:p>Test power [W]</text:p>
          </table:table-cell>
          <table:table-cell office:value-type="string" calcext:value-type="string">
            <text:p>Test samples</text:p>
          </table:table-cell>
          <table:table-cell office:value-type="string" calcext:value-type="string">
            <text:p>Test start [sample]</text:p>
          </table:table-cell>
          <table:table-cell office:value-type="string" calcext:value-type="string">
            <text:p>Test end [sample]</text:p>
          </table:table-cell>
          <table:table-cell table:number-columns-repeated="2"/>
        </table:table-row>
        <table:table-row table:style-name="ro1">
          <table:table-cell office:value-type="float" office:value="0.597421618" calcext:value-type="float">
            <text:p>0.597421618</text:p>
          </table:table-cell>
          <table:table-cell office:value-type="float" office:value="1" calcext:value-type="float">
            <text:p>1</text:p>
          </table:table-cell>
          <table:table-cell table:formula="of:=[.A2]*12" office:value-type="float" office:value="7.169059416" calcext:value-type="float">
            <text:p>7.169059416</text:p>
          </table:table-cell>
          <table:table-cell table:formula="of:=COUNTIFS([.B2:.B424];&quot;&gt;&quot;&amp;[.E2];[.B2:.B424];&quot;&lt;&quot;&amp;[.F2])" office:value-type="float" office:value="146" calcext:value-type="float">
            <text:p>146</text:p>
          </table:table-cell>
          <table:table-cell office:value-type="float" office:value="65" calcext:value-type="float">
            <text:p>6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p4d@u96v2:~/group_6_mini_project_ros$ ros2 run screw_it CNN_interface_test </text:p>
          </table:table-cell>
          <table:table-cell/>
        </table:table-row>
        <table:table-row table:style-name="ro1">
          <table:table-cell office:value-type="float" office:value="0.598296776" calcext:value-type="float">
            <text:p>0.598296776</text:p>
          </table:table-cell>
          <table:table-cell office:value-type="float" office:value="2" calcext:value-type="float">
            <text:p>2</text:p>
          </table:table-cell>
          <table:table-cell table:formula="of:=[.A3]*12" office:value-type="float" office:value="7.179561312" calcext:value-type="float">
            <text:p>7.179561312</text:p>
          </table:table-cell>
          <table:table-cell office:value-type="string" calcext:value-type="string">
            <text:p>Idle samples</text:p>
          </table:table-cell>
          <table:table-cell office:value-type="string" calcext:value-type="string">
            <text:p>Used samples</text:p>
          </table:table-cell>
          <table:table-cell office:value-type="string" calcext:value-type="string">
            <text:p>Total samples</text:p>
          </table:table-cell>
          <table:table-cell office:value-type="string" calcext:value-type="string">
            <text:p>[INFO] [1711019769.125710859] [CNN_interface]: Initializing CNNInterface node</text:p>
          </table:table-cell>
          <table:table-cell/>
        </table:table-row>
        <table:table-row table:style-name="ro1">
          <table:table-cell office:value-type="float" office:value="0.597799551" calcext:value-type="float">
            <text:p>0.597799551</text:p>
          </table:table-cell>
          <table:table-cell office:value-type="float" office:value="3" calcext:value-type="float">
            <text:p>3</text:p>
          </table:table-cell>
          <table:table-cell table:formula="of:=[.A4]*12" office:value-type="float" office:value="7.173594612" calcext:value-type="float">
            <text:p>7.173594612</text:p>
          </table:table-cell>
          <table:table-cell table:formula="of:=COUNTIF([.B2:.B424];&quot;&lt;=&quot;&amp;[.E2])+COUNTIF([.B2:.B424];&quot;&gt;=&quot;&amp;[.F2])" office:value-type="float" office:value="195" calcext:value-type="float">
            <text:p>195</text:p>
          </table:table-cell>
          <table:table-cell table:formula="of:=[.D2]+[.D4]" office:value-type="float" office:value="341" calcext:value-type="float">
            <text:p>341</text:p>
          </table:table-cell>
          <table:table-cell table:formula="of:=COUNT([.B$1:.B$1048576])" office:value-type="float" office:value="341" calcext:value-type="float">
            <text:p>341</text:p>
          </table:table-cell>
          <table:table-cell office:value-type="string" calcext:value-type="string">
            <text:p>[INFO] [1711019838.200186213] [CNN_interface]: Tests (10000) done | Average total: 6899, average IP: 6882, average transfer time: 17</text:p>
          </table:table-cell>
          <table:table-cell/>
        </table:table-row>
        <table:table-row table:style-name="ro1">
          <table:table-cell office:value-type="float" office:value="0.598498971" calcext:value-type="float">
            <text:p>0.598498971</text:p>
          </table:table-cell>
          <table:table-cell office:value-type="float" office:value="4" calcext:value-type="float">
            <text:p>4</text:p>
          </table:table-cell>
          <table:table-cell table:formula="of:=[.A5]*12" office:value-type="float" office:value="7.181987652" calcext:value-type="float">
            <text:p>7.181987652</text:p>
          </table:table-cell>
          <table:table-cell office:value-type="string" calcext:value-type="string">
            <text:p>Average test power [W]</text:p>
          </table:table-cell>
          <table:table-cell office:value-type="string" calcext:value-type="string">
            <text:p>Average idle power [W]</text:p>
          </table:table-cell>
          <table:table-cell office:value-type="string" calcext:value-type="string">
            <text:p>Power difference [W]</text:p>
          </table:table-cell>
          <table:table-cell office:value-type="string" calcext:value-type="string">
            <text:p>^C[INFO] [1711019861.395086355] [rclcpp]: signal_handler(signal_value=2)</text:p>
          </table:table-cell>
          <table:table-cell/>
        </table:table-row>
        <table:table-row table:style-name="ro1">
          <table:table-cell office:value-type="float" office:value="0.598045541" calcext:value-type="float">
            <text:p>0.598045541</text:p>
          </table:table-cell>
          <table:table-cell office:value-type="float" office:value="5" calcext:value-type="float">
            <text:p>5</text:p>
          </table:table-cell>
          <table:table-cell table:formula="of:=[.A6]*12" office:value-type="float" office:value="7.176546492" calcext:value-type="float">
            <text:p>7.176546492</text:p>
          </table:table-cell>
          <table:table-cell table:formula="of:=AVERAGEIFS([.C2:.C424];[.B2:.B424];&quot;&gt;&quot;&amp;[.E2];[.B2:.B424];&quot;&lt;&quot;&amp;[.F2])" office:value-type="float" office:value="7.36421825810959" calcext:value-type="float">
            <text:p>7.36421825810959</text:p>
          </table:table-cell>
          <table:table-cell table:formula="of:=(SUMIF([.B2:.B424];&quot;&lt;=&quot;&amp;[.E2];[.C2:.C424])+SUMIF([.B2:.B424];&quot;&gt;=&quot;&amp;[.F2];[.C2:.C424]))/[.D4]" office:value-type="float" office:value="7.22582018830769" calcext:value-type="float">
            <text:p>7.22582018830769</text:p>
          </table:table-cell>
          <table:table-cell table:formula="of:=[.D6]-[.E6]" office:value-type="float" office:value="0.138398069801895" calcext:value-type="float">
            <text:p>0.138398069801895</text:p>
          </table:table-cell>
          <table:table-cell table:number-columns-repeated="2"/>
        </table:table-row>
        <table:table-row table:style-name="ro1">
          <table:table-cell office:value-type="float" office:value="0.598371962" calcext:value-type="float">
            <text:p>0.598371962</text:p>
          </table:table-cell>
          <table:table-cell office:value-type="float" office:value="6" calcext:value-type="float">
            <text:p>6</text:p>
          </table:table-cell>
          <table:table-cell table:formula="of:=[.A7]*12" office:value-type="float" office:value="7.180463544" calcext:value-type="float">
            <text:p>7.180463544</text:p>
          </table:table-cell>
          <table:table-cell office:value-type="string" calcext:value-type="string">
            <text:p>Energy total [J]</text:p>
          </table:table-cell>
          <table:table-cell office:value-type="string" calcext:value-type="string">
            <text:p>Energy difference total [J]</text:p>
          </table:table-cell>
          <table:table-cell office:value-type="string" calcext:value-type="string">
            <text:p>Total time [us]</text:p>
          </table:table-cell>
          <table:table-cell table:number-columns-repeated="2"/>
        </table:table-row>
        <table:table-row table:style-name="ro1">
          <table:table-cell office:value-type="float" office:value="0.598002503" calcext:value-type="float">
            <text:p>0.598002503</text:p>
          </table:table-cell>
          <table:table-cell office:value-type="float" office:value="7" calcext:value-type="float">
            <text:p>7</text:p>
          </table:table-cell>
          <table:table-cell table:formula="of:=[.A8]*12" office:value-type="float" office:value="7.176030036" calcext:value-type="float">
            <text:p>7.176030036</text:p>
          </table:table-cell>
          <table:table-cell table:formula="of:=[.$D$6]*[.$F8]/POWER(10;6)" office:value-type="float" office:value="0.050805741762698" calcext:value-type="float">
            <text:p>0.050805741762698</text:p>
          </table:table-cell>
          <table:table-cell table:formula="of:=[.$F$6]*[.$F8]/POWER(10;6)" office:value-type="float" office:value="0.00095480828356327" calcext:value-type="float">
            <text:p>0.000954808283563</text:p>
          </table:table-cell>
          <table:table-cell office:value-type="float" office:value="6899" calcext:value-type="float">
            <text:p>6899</text:p>
          </table:table-cell>
          <table:table-cell table:number-columns-repeated="2"/>
        </table:table-row>
        <table:table-row table:style-name="ro1">
          <table:table-cell office:value-type="float" office:value="0.597413344" calcext:value-type="float">
            <text:p>0.597413344</text:p>
          </table:table-cell>
          <table:table-cell office:value-type="float" office:value="8" calcext:value-type="float">
            <text:p>8</text:p>
          </table:table-cell>
          <table:table-cell table:formula="of:=[.A9]*12" office:value-type="float" office:value="7.168960128" calcext:value-type="float">
            <text:p>7.168960128</text:p>
          </table:table-cell>
          <table:table-cell office:value-type="string" calcext:value-type="string">
            <text:p>Energy IP [J]</text:p>
          </table:table-cell>
          <table:table-cell office:value-type="string" calcext:value-type="string">
            <text:p>Energy difference IP [J]</text:p>
          </table:table-cell>
          <table:table-cell office:value-type="string" calcext:value-type="string">
            <text:p>IP time [us]</text:p>
          </table:table-cell>
          <table:table-cell table:number-columns-repeated="2"/>
        </table:table-row>
        <table:table-row table:style-name="ro1">
          <table:table-cell office:value-type="float" office:value="0.59864194" calcext:value-type="float">
            <text:p>0.59864194</text:p>
          </table:table-cell>
          <table:table-cell office:value-type="float" office:value="9" calcext:value-type="float">
            <text:p>9</text:p>
          </table:table-cell>
          <table:table-cell table:formula="of:=[.A10]*12" office:value-type="float" office:value="7.18370328" calcext:value-type="float">
            <text:p>7.18370328</text:p>
          </table:table-cell>
          <table:table-cell table:formula="of:=[.$D$6]*[.$F10]/POWER(10;6)" office:value-type="float" office:value="0.0506805500523102" calcext:value-type="float">
            <text:p>0.05068055005231</text:p>
          </table:table-cell>
          <table:table-cell table:formula="of:=[.$F$6]*[.$F10]/POWER(10;6)" office:value-type="float" office:value="0.000952455516376638" calcext:value-type="float">
            <text:p>0.000952455516377</text:p>
          </table:table-cell>
          <table:table-cell office:value-type="float" office:value="6882" calcext:value-type="float">
            <text:p>6882</text:p>
          </table:table-cell>
          <table:table-cell table:number-columns-repeated="2"/>
        </table:table-row>
        <table:table-row table:style-name="ro1">
          <table:table-cell office:value-type="float" office:value="0.597339298" calcext:value-type="float">
            <text:p>0.597339298</text:p>
          </table:table-cell>
          <table:table-cell office:value-type="float" office:value="10" calcext:value-type="float">
            <text:p>10</text:p>
          </table:table-cell>
          <table:table-cell table:formula="of:=[.A11]*12" office:value-type="float" office:value="7.168071576" calcext:value-type="float">
            <text:p>7.168071576</text:p>
          </table:table-cell>
          <table:table-cell office:value-type="string" calcext:value-type="string">
            <text:p>Energy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Transfer time [us]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 pr second</text:p>
          </table:table-cell>
        </table:table-row>
        <table:table-row table:style-name="ro1">
          <table:table-cell office:value-type="float" office:value="0.598356085" calcext:value-type="float">
            <text:p>0.598356085</text:p>
          </table:table-cell>
          <table:table-cell office:value-type="float" office:value="11" calcext:value-type="float">
            <text:p>11</text:p>
          </table:table-cell>
          <table:table-cell table:formula="of:=[.A12]*12" office:value-type="float" office:value="7.18027302" calcext:value-type="float">
            <text:p>7.18027302</text:p>
          </table:table-cell>
          <table:table-cell table:formula="of:=[.$D$6]*[.$F12]/POWER(10;6)" office:value-type="float" office:value="0.000125191710387863" calcext:value-type="float">
            <text:p>0.000125191710388</text:p>
          </table:table-cell>
          <table:table-cell table:formula="of:=[.$F$6]*[.$F12]/POWER(10;6)" office:value-type="float" office:value="0.00000235276718663221" calcext:value-type="float">
            <text:p>2.35276718663221E-06</text:p>
          </table:table-cell>
          <table:table-cell office:value-type="float" office:value="17" calcext:value-type="float">
            <text:p>17</text:p>
          </table:table-cell>
          <table:table-cell table:formula="of:=POWER(10;6)/[.F12]" office:value-type="float" office:value="58823.5294117647" calcext:value-type="float">
            <text:p>58823.5294117647</text:p>
          </table:table-cell>
          <table:table-cell table:style-name="ce1" table:formula="of:=[.G12]*60*60*1*8" office:value-type="float" office:value="1694117647.05882" calcext:value-type="float">
            <text:p>1.69E+09</text:p>
          </table:table-cell>
        </table:table-row>
        <table:table-row table:style-name="ro1">
          <table:table-cell office:value-type="float" office:value="0.597029603" calcext:value-type="float">
            <text:p>0.597029603</text:p>
          </table:table-cell>
          <table:table-cell office:value-type="float" office:value="12" calcext:value-type="float">
            <text:p>12</text:p>
          </table:table-cell>
          <table:table-cell table:formula="of:=[.A13]*12" office:value-type="float" office:value="7.164355236" calcext:value-type="float">
            <text:p>7.164355236</text:p>
          </table:table-cell>
          <table:table-cell office:value-type="string" calcext:value-type="string">
            <text:p>Energy synthesis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Synthesis DMA transfer time [us]</text:p>
          </table:table-cell>
          <table:table-cell table:number-columns-repeated="2"/>
        </table:table-row>
        <table:table-row table:style-name="ro1">
          <table:table-cell office:value-type="float" office:value="0.597986765" calcext:value-type="float">
            <text:p>0.597986765</text:p>
          </table:table-cell>
          <table:table-cell office:value-type="float" office:value="13" calcext:value-type="float">
            <text:p>13</text:p>
          </table:table-cell>
          <table:table-cell table:formula="of:=[.A14]*12" office:value-type="float" office:value="7.17584118" calcext:value-type="float">
            <text:p>7.17584118</text:p>
          </table:table-cell>
          <table:table-cell table:formula="of:=[.$D$6]*[.$F14]/POWER(10;6)" office:value-type="float" office:value="0.0000687817985307435" calcext:value-type="float">
            <text:p>6.87817985307435E-05</text:p>
          </table:table-cell>
          <table:table-cell table:formula="of:=[.$F$6]*[.$F14]/POWER(10;6)" office:value-type="float" office:value="0.00000129263797194969" calcext:value-type="float">
            <text:p>1.29263797194969E-06</text:p>
          </table:table-cell>
          <table:table-cell office:value-type="float" office:value="9.34" calcext:value-type="float">
            <text:p>9.34</text:p>
          </table:table-cell>
          <table:table-cell table:number-columns-repeated="2"/>
        </table:table-row>
        <table:table-row table:style-name="ro1">
          <table:table-cell office:value-type="float" office:value="0.598251231" calcext:value-type="float">
            <text:p>0.598251231</text:p>
          </table:table-cell>
          <table:table-cell office:value-type="float" office:value="14" calcext:value-type="float">
            <text:p>14</text:p>
          </table:table-cell>
          <table:table-cell table:formula="of:=[.A15]*12" office:value-type="float" office:value="7.179014772" calcext:value-type="float">
            <text:p>7.179014772</text:p>
          </table:table-cell>
          <table:table-cell office:value-type="string" calcext:value-type="string">
            <text:p>Energy total transfer [J]</text:p>
          </table:table-cell>
          <table:table-cell office:value-type="string" calcext:value-type="string">
            <text:p>Energy difference total transfer [J]</text:p>
          </table:table-cell>
          <table:table-cell office:value-type="string" calcext:value-type="string">
            <text:p>Total transfer time [us]</text:p>
          </table:table-cell>
          <table:table-cell table:number-columns-repeated="2"/>
        </table:table-row>
        <table:table-row table:style-name="ro1">
          <table:table-cell office:value-type="float" office:value="0.597554877" calcext:value-type="float">
            <text:p>0.597554877</text:p>
          </table:table-cell>
          <table:table-cell office:value-type="float" office:value="15" calcext:value-type="float">
            <text:p>15</text:p>
          </table:table-cell>
          <table:table-cell table:formula="of:=[.A16]*12" office:value-type="float" office:value="7.170658524" calcext:value-type="float">
            <text:p>7.170658524</text:p>
          </table:table-cell>
          <table:table-cell table:formula="of:=[.$D$6]*[.$F16]/POWER(10;6)" office:value-type="float" office:value="0.000193973508918607" calcext:value-type="float">
            <text:p>0.000193973508919</text:p>
          </table:table-cell>
          <table:table-cell table:formula="of:=[.$F$6]*[.$F16]/POWER(10;6)" office:value-type="float" office:value="0.0000036454051585819" calcext:value-type="float">
            <text:p>3.6454051585819E-06</text:p>
          </table:table-cell>
          <table:table-cell table:formula="of:=[.F12]+[.F14]" office:value-type="float" office:value="26.34" calcext:value-type="float">
            <text:p>26.34</text:p>
          </table:table-cell>
          <table:table-cell table:number-columns-repeated="2"/>
        </table:table-row>
        <table:table-row table:style-name="ro1">
          <table:table-cell office:value-type="float" office:value="0.598906035" calcext:value-type="float">
            <text:p>0.598906035</text:p>
          </table:table-cell>
          <table:table-cell office:value-type="float" office:value="16" calcext:value-type="float">
            <text:p>16</text:p>
          </table:table-cell>
          <table:table-cell table:formula="of:=[.A17]*12" office:value-type="float" office:value="7.18687242" calcext:value-type="float">
            <text:p>7.18687242</text:p>
          </table:table-cell>
          <table:table-cell table:number-columns-repeated="5"/>
        </table:table-row>
        <table:table-row table:style-name="ro1">
          <table:table-cell office:value-type="float" office:value="0.597638776" calcext:value-type="float">
            <text:p>0.597638776</text:p>
          </table:table-cell>
          <table:table-cell office:value-type="float" office:value="17" calcext:value-type="float">
            <text:p>17</text:p>
          </table:table-cell>
          <table:table-cell table:formula="of:=[.A18]*12" office:value-type="float" office:value="7.171665312" calcext:value-type="float">
            <text:p>7.171665312</text:p>
          </table:table-cell>
          <table:table-cell table:number-columns-repeated="5"/>
        </table:table-row>
        <table:table-row table:style-name="ro1">
          <table:table-cell office:value-type="float" office:value="0.598013965" calcext:value-type="float">
            <text:p>0.598013965</text:p>
          </table:table-cell>
          <table:table-cell office:value-type="float" office:value="18" calcext:value-type="float">
            <text:p>18</text:p>
          </table:table-cell>
          <table:table-cell table:formula="of:=[.A19]*12" office:value-type="float" office:value="7.17616758" calcext:value-type="float">
            <text:p>7.17616758</text:p>
          </table:table-cell>
          <table:table-cell table:number-columns-repeated="5"/>
        </table:table-row>
        <table:table-row table:style-name="ro1">
          <table:table-cell office:value-type="float" office:value="0.59784494" calcext:value-type="float">
            <text:p>0.59784494</text:p>
          </table:table-cell>
          <table:table-cell office:value-type="float" office:value="19" calcext:value-type="float">
            <text:p>19</text:p>
          </table:table-cell>
          <table:table-cell table:formula="of:=[.A20]*12" office:value-type="float" office:value="7.17413928" calcext:value-type="float">
            <text:p>7.17413928</text:p>
          </table:table-cell>
          <table:table-cell table:number-columns-repeated="5"/>
        </table:table-row>
        <table:table-row table:style-name="ro1">
          <table:table-cell office:value-type="float" office:value="0.598065851" calcext:value-type="float">
            <text:p>0.598065851</text:p>
          </table:table-cell>
          <table:table-cell office:value-type="float" office:value="20" calcext:value-type="float">
            <text:p>20</text:p>
          </table:table-cell>
          <table:table-cell table:formula="of:=[.A21]*12" office:value-type="float" office:value="7.176790212" calcext:value-type="float">
            <text:p>7.176790212</text:p>
          </table:table-cell>
          <table:table-cell table:number-columns-repeated="5"/>
        </table:table-row>
        <table:table-row table:style-name="ro1">
          <table:table-cell office:value-type="float" office:value="0.597638755" calcext:value-type="float">
            <text:p>0.597638755</text:p>
          </table:table-cell>
          <table:table-cell office:value-type="float" office:value="21" calcext:value-type="float">
            <text:p>21</text:p>
          </table:table-cell>
          <table:table-cell table:formula="of:=[.A22]*12" office:value-type="float" office:value="7.17166506" calcext:value-type="float">
            <text:p>7.17166506</text:p>
          </table:table-cell>
          <table:table-cell table:number-columns-repeated="5"/>
        </table:table-row>
        <table:table-row table:style-name="ro1">
          <table:table-cell office:value-type="float" office:value="0.598424656" calcext:value-type="float">
            <text:p>0.598424656</text:p>
          </table:table-cell>
          <table:table-cell office:value-type="float" office:value="22" calcext:value-type="float">
            <text:p>22</text:p>
          </table:table-cell>
          <table:table-cell table:formula="of:=[.A23]*12" office:value-type="float" office:value="7.181095872" calcext:value-type="float">
            <text:p>7.181095872</text:p>
          </table:table-cell>
          <table:table-cell table:number-columns-repeated="5"/>
        </table:table-row>
        <table:table-row table:style-name="ro1">
          <table:table-cell office:value-type="float" office:value="0.597477234" calcext:value-type="float">
            <text:p>0.597477234</text:p>
          </table:table-cell>
          <table:table-cell office:value-type="float" office:value="23" calcext:value-type="float">
            <text:p>23</text:p>
          </table:table-cell>
          <table:table-cell table:formula="of:=[.A24]*12" office:value-type="float" office:value="7.169726808" calcext:value-type="float">
            <text:p>7.169726808</text:p>
          </table:table-cell>
          <table:table-cell table:number-columns-repeated="5"/>
        </table:table-row>
        <table:table-row table:style-name="ro1">
          <table:table-cell office:value-type="float" office:value="0.598350858" calcext:value-type="float">
            <text:p>0.598350858</text:p>
          </table:table-cell>
          <table:table-cell office:value-type="float" office:value="24" calcext:value-type="float">
            <text:p>24</text:p>
          </table:table-cell>
          <table:table-cell table:formula="of:=[.A25]*12" office:value-type="float" office:value="7.180210296" calcext:value-type="float">
            <text:p>7.180210296</text:p>
          </table:table-cell>
          <table:table-cell table:number-columns-repeated="5"/>
        </table:table-row>
        <table:table-row table:style-name="ro1">
          <table:table-cell office:value-type="float" office:value="0.597361924" calcext:value-type="float">
            <text:p>0.597361924</text:p>
          </table:table-cell>
          <table:table-cell office:value-type="float" office:value="25" calcext:value-type="float">
            <text:p>25</text:p>
          </table:table-cell>
          <table:table-cell table:formula="of:=[.A26]*12" office:value-type="float" office:value="7.168343088" calcext:value-type="float">
            <text:p>7.168343088</text:p>
          </table:table-cell>
          <table:table-cell table:number-columns-repeated="5"/>
        </table:table-row>
        <table:table-row table:style-name="ro1">
          <table:table-cell office:value-type="float" office:value="0.598457651" calcext:value-type="float">
            <text:p>0.598457651</text:p>
          </table:table-cell>
          <table:table-cell office:value-type="float" office:value="26" calcext:value-type="float">
            <text:p>26</text:p>
          </table:table-cell>
          <table:table-cell table:formula="of:=[.A27]*12" office:value-type="float" office:value="7.181491812" calcext:value-type="float">
            <text:p>7.181491812</text:p>
          </table:table-cell>
          <table:table-cell table:number-columns-repeated="5"/>
        </table:table-row>
        <table:table-row table:style-name="ro1">
          <table:table-cell office:value-type="float" office:value="0.597819691" calcext:value-type="float">
            <text:p>0.597819691</text:p>
          </table:table-cell>
          <table:table-cell office:value-type="float" office:value="27" calcext:value-type="float">
            <text:p>27</text:p>
          </table:table-cell>
          <table:table-cell table:formula="of:=[.A28]*12" office:value-type="float" office:value="7.173836292" calcext:value-type="float">
            <text:p>7.173836292</text:p>
          </table:table-cell>
          <table:table-cell table:number-columns-repeated="5"/>
        </table:table-row>
        <table:table-row table:style-name="ro1">
          <table:table-cell office:value-type="float" office:value="0.597920938" calcext:value-type="float">
            <text:p>0.597920938</text:p>
          </table:table-cell>
          <table:table-cell office:value-type="float" office:value="28" calcext:value-type="float">
            <text:p>28</text:p>
          </table:table-cell>
          <table:table-cell table:formula="of:=[.A29]*12" office:value-type="float" office:value="7.175051256" calcext:value-type="float">
            <text:p>7.175051256</text:p>
          </table:table-cell>
          <table:table-cell table:number-columns-repeated="5"/>
        </table:table-row>
        <table:table-row table:style-name="ro1">
          <table:table-cell office:value-type="float" office:value="0.598565441" calcext:value-type="float">
            <text:p>0.598565441</text:p>
          </table:table-cell>
          <table:table-cell office:value-type="float" office:value="29" calcext:value-type="float">
            <text:p>29</text:p>
          </table:table-cell>
          <table:table-cell table:formula="of:=[.A30]*12" office:value-type="float" office:value="7.182785292" calcext:value-type="float">
            <text:p>7.182785292</text:p>
          </table:table-cell>
          <table:table-cell table:number-columns-repeated="5"/>
        </table:table-row>
        <table:table-row table:style-name="ro1">
          <table:table-cell office:value-type="float" office:value="0.597295355" calcext:value-type="float">
            <text:p>0.597295355</text:p>
          </table:table-cell>
          <table:table-cell office:value-type="float" office:value="30" calcext:value-type="float">
            <text:p>30</text:p>
          </table:table-cell>
          <table:table-cell table:formula="of:=[.A31]*12" office:value-type="float" office:value="7.16754426" calcext:value-type="float">
            <text:p>7.16754426</text:p>
          </table:table-cell>
          <table:table-cell table:number-columns-repeated="5"/>
        </table:table-row>
        <table:table-row table:style-name="ro1">
          <table:table-cell office:value-type="float" office:value="0.598338305" calcext:value-type="float">
            <text:p>0.598338305</text:p>
          </table:table-cell>
          <table:table-cell office:value-type="float" office:value="31" calcext:value-type="float">
            <text:p>31</text:p>
          </table:table-cell>
          <table:table-cell table:formula="of:=[.A32]*12" office:value-type="float" office:value="7.18005966" calcext:value-type="float">
            <text:p>7.18005966</text:p>
          </table:table-cell>
          <table:table-cell table:number-columns-repeated="5"/>
        </table:table-row>
        <table:table-row table:style-name="ro1">
          <table:table-cell office:value-type="float" office:value="0.597787556" calcext:value-type="float">
            <text:p>0.597787556</text:p>
          </table:table-cell>
          <table:table-cell office:value-type="float" office:value="32" calcext:value-type="float">
            <text:p>32</text:p>
          </table:table-cell>
          <table:table-cell table:formula="of:=[.A33]*12" office:value-type="float" office:value="7.173450672" calcext:value-type="float">
            <text:p>7.173450672</text:p>
          </table:table-cell>
          <table:table-cell table:number-columns-repeated="5"/>
        </table:table-row>
        <table:table-row table:style-name="ro1">
          <table:table-cell office:value-type="float" office:value="0.598394358" calcext:value-type="float">
            <text:p>0.598394358</text:p>
          </table:table-cell>
          <table:table-cell office:value-type="float" office:value="33" calcext:value-type="float">
            <text:p>33</text:p>
          </table:table-cell>
          <table:table-cell table:formula="of:=[.A34]*12" office:value-type="float" office:value="7.180732296" calcext:value-type="float">
            <text:p>7.180732296</text:p>
          </table:table-cell>
          <table:table-cell table:number-columns-repeated="5"/>
        </table:table-row>
        <table:table-row table:style-name="ro1">
          <table:table-cell office:value-type="float" office:value="0.598335244" calcext:value-type="float">
            <text:p>0.598335244</text:p>
          </table:table-cell>
          <table:table-cell office:value-type="float" office:value="34" calcext:value-type="float">
            <text:p>34</text:p>
          </table:table-cell>
          <table:table-cell table:formula="of:=[.A35]*12" office:value-type="float" office:value="7.180022928" calcext:value-type="float">
            <text:p>7.180022928</text:p>
          </table:table-cell>
          <table:table-cell table:number-columns-repeated="5"/>
        </table:table-row>
        <table:table-row table:style-name="ro1">
          <table:table-cell office:value-type="float" office:value="0.597894457" calcext:value-type="float">
            <text:p>0.597894457</text:p>
          </table:table-cell>
          <table:table-cell office:value-type="float" office:value="35" calcext:value-type="float">
            <text:p>35</text:p>
          </table:table-cell>
          <table:table-cell table:formula="of:=[.A36]*12" office:value-type="float" office:value="7.174733484" calcext:value-type="float">
            <text:p>7.174733484</text:p>
          </table:table-cell>
          <table:table-cell table:number-columns-repeated="5"/>
        </table:table-row>
        <table:table-row table:style-name="ro1">
          <table:table-cell office:value-type="float" office:value="0.598081009" calcext:value-type="float">
            <text:p>0.598081009</text:p>
          </table:table-cell>
          <table:table-cell office:value-type="float" office:value="36" calcext:value-type="float">
            <text:p>36</text:p>
          </table:table-cell>
          <table:table-cell table:formula="of:=[.A37]*12" office:value-type="float" office:value="7.176972108" calcext:value-type="float">
            <text:p>7.176972108</text:p>
          </table:table-cell>
          <table:table-cell table:number-columns-repeated="5"/>
        </table:table-row>
        <table:table-row table:style-name="ro1">
          <table:table-cell office:value-type="float" office:value="0.597786397" calcext:value-type="float">
            <text:p>0.597786397</text:p>
          </table:table-cell>
          <table:table-cell office:value-type="float" office:value="37" calcext:value-type="float">
            <text:p>37</text:p>
          </table:table-cell>
          <table:table-cell table:formula="of:=[.A38]*12" office:value-type="float" office:value="7.173436764" calcext:value-type="float">
            <text:p>7.173436764</text:p>
          </table:table-cell>
          <table:table-cell table:number-columns-repeated="5"/>
        </table:table-row>
        <table:table-row table:style-name="ro1">
          <table:table-cell office:value-type="float" office:value="0.597919773" calcext:value-type="float">
            <text:p>0.597919773</text:p>
          </table:table-cell>
          <table:table-cell office:value-type="float" office:value="38" calcext:value-type="float">
            <text:p>38</text:p>
          </table:table-cell>
          <table:table-cell table:formula="of:=[.A39]*12" office:value-type="float" office:value="7.175037276" calcext:value-type="float">
            <text:p>7.175037276</text:p>
          </table:table-cell>
          <table:table-cell table:number-columns-repeated="5"/>
        </table:table-row>
        <table:table-row table:style-name="ro1">
          <table:table-cell office:value-type="float" office:value="0.59830339" calcext:value-type="float">
            <text:p>0.59830339</text:p>
          </table:table-cell>
          <table:table-cell office:value-type="float" office:value="39" calcext:value-type="float">
            <text:p>39</text:p>
          </table:table-cell>
          <table:table-cell table:formula="of:=[.A40]*12" office:value-type="float" office:value="7.17964068" calcext:value-type="float">
            <text:p>7.17964068</text:p>
          </table:table-cell>
          <table:table-cell table:number-columns-repeated="5"/>
        </table:table-row>
        <table:table-row table:style-name="ro1">
          <table:table-cell office:value-type="float" office:value="0.598765794" calcext:value-type="float">
            <text:p>0.598765794</text:p>
          </table:table-cell>
          <table:table-cell office:value-type="float" office:value="40" calcext:value-type="float">
            <text:p>40</text:p>
          </table:table-cell>
          <table:table-cell table:formula="of:=[.A41]*12" office:value-type="float" office:value="7.185189528" calcext:value-type="float">
            <text:p>7.185189528</text:p>
          </table:table-cell>
          <table:table-cell table:number-columns-repeated="5"/>
        </table:table-row>
        <table:table-row table:style-name="ro1">
          <table:table-cell office:value-type="float" office:value="0.5978136" calcext:value-type="float">
            <text:p>0.5978136</text:p>
          </table:table-cell>
          <table:table-cell office:value-type="float" office:value="41" calcext:value-type="float">
            <text:p>41</text:p>
          </table:table-cell>
          <table:table-cell table:formula="of:=[.A42]*12" office:value-type="float" office:value="7.1737632" calcext:value-type="float">
            <text:p>7.1737632</text:p>
          </table:table-cell>
          <table:table-cell table:number-columns-repeated="5"/>
        </table:table-row>
        <table:table-row table:style-name="ro1">
          <table:table-cell office:value-type="float" office:value="0.599136027" calcext:value-type="float">
            <text:p>0.599136027</text:p>
          </table:table-cell>
          <table:table-cell office:value-type="float" office:value="42" calcext:value-type="float">
            <text:p>42</text:p>
          </table:table-cell>
          <table:table-cell table:formula="of:=[.A43]*12" office:value-type="float" office:value="7.189632324" calcext:value-type="float">
            <text:p>7.189632324</text:p>
          </table:table-cell>
          <table:table-cell table:number-columns-repeated="5"/>
        </table:table-row>
        <table:table-row table:style-name="ro1">
          <table:table-cell office:value-type="float" office:value="0.597720555" calcext:value-type="float">
            <text:p>0.597720555</text:p>
          </table:table-cell>
          <table:table-cell office:value-type="float" office:value="43" calcext:value-type="float">
            <text:p>43</text:p>
          </table:table-cell>
          <table:table-cell table:formula="of:=[.A44]*12" office:value-type="float" office:value="7.17264666" calcext:value-type="float">
            <text:p>7.17264666</text:p>
          </table:table-cell>
          <table:table-cell table:number-columns-repeated="5"/>
        </table:table-row>
        <table:table-row table:style-name="ro1">
          <table:table-cell office:value-type="float" office:value="0.598020543" calcext:value-type="float">
            <text:p>0.598020543</text:p>
          </table:table-cell>
          <table:table-cell office:value-type="float" office:value="44" calcext:value-type="float">
            <text:p>44</text:p>
          </table:table-cell>
          <table:table-cell table:formula="of:=[.A45]*12" office:value-type="float" office:value="7.176246516" calcext:value-type="float">
            <text:p>7.176246516</text:p>
          </table:table-cell>
          <table:table-cell table:number-columns-repeated="5"/>
        </table:table-row>
        <table:table-row table:style-name="ro1">
          <table:table-cell office:value-type="float" office:value="0.598189283" calcext:value-type="float">
            <text:p>0.598189283</text:p>
          </table:table-cell>
          <table:table-cell office:value-type="float" office:value="45" calcext:value-type="float">
            <text:p>45</text:p>
          </table:table-cell>
          <table:table-cell table:formula="of:=[.A46]*12" office:value-type="float" office:value="7.178271396" calcext:value-type="float">
            <text:p>7.178271396</text:p>
          </table:table-cell>
          <table:table-cell table:number-columns-repeated="5"/>
        </table:table-row>
        <table:table-row table:style-name="ro1">
          <table:table-cell office:value-type="float" office:value="0.598765828" calcext:value-type="float">
            <text:p>0.598765828</text:p>
          </table:table-cell>
          <table:table-cell office:value-type="float" office:value="46" calcext:value-type="float">
            <text:p>46</text:p>
          </table:table-cell>
          <table:table-cell table:formula="of:=[.A47]*12" office:value-type="float" office:value="7.185189936" calcext:value-type="float">
            <text:p>7.185189936</text:p>
          </table:table-cell>
          <table:table-cell table:number-columns-repeated="5"/>
        </table:table-row>
        <table:table-row table:style-name="ro1">
          <table:table-cell office:value-type="float" office:value="0.598135275" calcext:value-type="float">
            <text:p>0.598135275</text:p>
          </table:table-cell>
          <table:table-cell office:value-type="float" office:value="47" calcext:value-type="float">
            <text:p>47</text:p>
          </table:table-cell>
          <table:table-cell table:formula="of:=[.A48]*12" office:value-type="float" office:value="7.1776233" calcext:value-type="float">
            <text:p>7.1776233</text:p>
          </table:table-cell>
          <table:table-cell table:number-columns-repeated="5"/>
        </table:table-row>
        <table:table-row table:style-name="ro1">
          <table:table-cell office:value-type="float" office:value="0.598395257" calcext:value-type="float">
            <text:p>0.598395257</text:p>
          </table:table-cell>
          <table:table-cell office:value-type="float" office:value="48" calcext:value-type="float">
            <text:p>48</text:p>
          </table:table-cell>
          <table:table-cell table:formula="of:=[.A49]*12" office:value-type="float" office:value="7.180743084" calcext:value-type="float">
            <text:p>7.180743084</text:p>
          </table:table-cell>
          <table:table-cell table:number-columns-repeated="5"/>
        </table:table-row>
        <table:table-row table:style-name="ro1">
          <table:table-cell office:value-type="float" office:value="0.598568701" calcext:value-type="float">
            <text:p>0.598568701</text:p>
          </table:table-cell>
          <table:table-cell office:value-type="float" office:value="49" calcext:value-type="float">
            <text:p>49</text:p>
          </table:table-cell>
          <table:table-cell table:formula="of:=[.A50]*12" office:value-type="float" office:value="7.182824412" calcext:value-type="float">
            <text:p>7.182824412</text:p>
          </table:table-cell>
          <table:table-cell table:number-columns-repeated="5"/>
        </table:table-row>
        <table:table-row table:style-name="ro1">
          <table:table-cell office:value-type="float" office:value="0.597982853" calcext:value-type="float">
            <text:p>0.597982853</text:p>
          </table:table-cell>
          <table:table-cell office:value-type="float" office:value="50" calcext:value-type="float">
            <text:p>50</text:p>
          </table:table-cell>
          <table:table-cell table:formula="of:=[.A51]*12" office:value-type="float" office:value="7.175794236" calcext:value-type="float">
            <text:p>7.175794236</text:p>
          </table:table-cell>
          <table:table-cell table:number-columns-repeated="5"/>
        </table:table-row>
        <table:table-row table:style-name="ro1">
          <table:table-cell office:value-type="float" office:value="0.598904945" calcext:value-type="float">
            <text:p>0.598904945</text:p>
          </table:table-cell>
          <table:table-cell office:value-type="float" office:value="51" calcext:value-type="float">
            <text:p>51</text:p>
          </table:table-cell>
          <table:table-cell table:formula="of:=[.A52]*12" office:value-type="float" office:value="7.18685934" calcext:value-type="float">
            <text:p>7.18685934</text:p>
          </table:table-cell>
          <table:table-cell table:number-columns-repeated="5"/>
        </table:table-row>
        <table:table-row table:style-name="ro1">
          <table:table-cell office:value-type="float" office:value="0.598019013" calcext:value-type="float">
            <text:p>0.598019013</text:p>
          </table:table-cell>
          <table:table-cell office:value-type="float" office:value="52" calcext:value-type="float">
            <text:p>52</text:p>
          </table:table-cell>
          <table:table-cell table:formula="of:=[.A53]*12" office:value-type="float" office:value="7.176228156" calcext:value-type="float">
            <text:p>7.176228156</text:p>
          </table:table-cell>
          <table:table-cell table:number-columns-repeated="5"/>
        </table:table-row>
        <table:table-row table:style-name="ro1">
          <table:table-cell office:value-type="float" office:value="0.598089376" calcext:value-type="float">
            <text:p>0.598089376</text:p>
          </table:table-cell>
          <table:table-cell office:value-type="float" office:value="53" calcext:value-type="float">
            <text:p>53</text:p>
          </table:table-cell>
          <table:table-cell table:formula="of:=[.A54]*12" office:value-type="float" office:value="7.177072512" calcext:value-type="float">
            <text:p>7.177072512</text:p>
          </table:table-cell>
          <table:table-cell table:number-columns-repeated="5"/>
        </table:table-row>
        <table:table-row table:style-name="ro1">
          <table:table-cell office:value-type="float" office:value="0.597669013" calcext:value-type="float">
            <text:p>0.597669013</text:p>
          </table:table-cell>
          <table:table-cell office:value-type="float" office:value="54" calcext:value-type="float">
            <text:p>54</text:p>
          </table:table-cell>
          <table:table-cell table:formula="of:=[.A55]*12" office:value-type="float" office:value="7.172028156" calcext:value-type="float">
            <text:p>7.172028156</text:p>
          </table:table-cell>
          <table:table-cell table:number-columns-repeated="5"/>
        </table:table-row>
        <table:table-row table:style-name="ro1">
          <table:table-cell office:value-type="float" office:value="0.598044386" calcext:value-type="float">
            <text:p>0.598044386</text:p>
          </table:table-cell>
          <table:table-cell office:value-type="float" office:value="55" calcext:value-type="float">
            <text:p>55</text:p>
          </table:table-cell>
          <table:table-cell table:formula="of:=[.A56]*12" office:value-type="float" office:value="7.176532632" calcext:value-type="float">
            <text:p>7.176532632</text:p>
          </table:table-cell>
          <table:table-cell table:number-columns-repeated="5"/>
        </table:table-row>
        <table:table-row table:style-name="ro1">
          <table:table-cell office:value-type="float" office:value="0.598287584" calcext:value-type="float">
            <text:p>0.598287584</text:p>
          </table:table-cell>
          <table:table-cell office:value-type="float" office:value="56" calcext:value-type="float">
            <text:p>56</text:p>
          </table:table-cell>
          <table:table-cell table:formula="of:=[.A57]*12" office:value-type="float" office:value="7.179451008" calcext:value-type="float">
            <text:p>7.179451008</text:p>
          </table:table-cell>
          <table:table-cell table:number-columns-repeated="5"/>
        </table:table-row>
        <table:table-row table:style-name="ro1">
          <table:table-cell office:value-type="float" office:value="0.598212495" calcext:value-type="float">
            <text:p>0.598212495</text:p>
          </table:table-cell>
          <table:table-cell office:value-type="float" office:value="57" calcext:value-type="float">
            <text:p>57</text:p>
          </table:table-cell>
          <table:table-cell table:formula="of:=[.A58]*12" office:value-type="float" office:value="7.17854994" calcext:value-type="float">
            <text:p>7.17854994</text:p>
          </table:table-cell>
          <table:table-cell table:number-columns-repeated="5"/>
        </table:table-row>
        <table:table-row table:style-name="ro1">
          <table:table-cell office:value-type="float" office:value="0.598791722" calcext:value-type="float">
            <text:p>0.598791722</text:p>
          </table:table-cell>
          <table:table-cell office:value-type="float" office:value="58" calcext:value-type="float">
            <text:p>58</text:p>
          </table:table-cell>
          <table:table-cell table:formula="of:=[.A59]*12" office:value-type="float" office:value="7.185500664" calcext:value-type="float">
            <text:p>7.185500664</text:p>
          </table:table-cell>
          <table:table-cell table:number-columns-repeated="5"/>
        </table:table-row>
        <table:table-row table:style-name="ro1">
          <table:table-cell office:value-type="float" office:value="0.59790256" calcext:value-type="float">
            <text:p>0.59790256</text:p>
          </table:table-cell>
          <table:table-cell office:value-type="float" office:value="59" calcext:value-type="float">
            <text:p>59</text:p>
          </table:table-cell>
          <table:table-cell table:formula="of:=[.A60]*12" office:value-type="float" office:value="7.17483072" calcext:value-type="float">
            <text:p>7.17483072</text:p>
          </table:table-cell>
          <table:table-cell table:number-columns-repeated="5"/>
        </table:table-row>
        <table:table-row table:style-name="ro1">
          <table:table-cell office:value-type="float" office:value="0.599294798" calcext:value-type="float">
            <text:p>0.599294798</text:p>
          </table:table-cell>
          <table:table-cell office:value-type="float" office:value="60" calcext:value-type="float">
            <text:p>60</text:p>
          </table:table-cell>
          <table:table-cell table:formula="of:=[.A61]*12" office:value-type="float" office:value="7.191537576" calcext:value-type="float">
            <text:p>7.191537576</text:p>
          </table:table-cell>
          <table:table-cell table:number-columns-repeated="5"/>
        </table:table-row>
        <table:table-row table:style-name="ro1">
          <table:table-cell office:value-type="float" office:value="0.598618595" calcext:value-type="float">
            <text:p>0.598618595</text:p>
          </table:table-cell>
          <table:table-cell office:value-type="float" office:value="61" calcext:value-type="float">
            <text:p>61</text:p>
          </table:table-cell>
          <table:table-cell table:formula="of:=[.A62]*12" office:value-type="float" office:value="7.18342314" calcext:value-type="float">
            <text:p>7.18342314</text:p>
          </table:table-cell>
          <table:table-cell table:number-columns-repeated="5"/>
        </table:table-row>
        <table:table-row table:style-name="ro1">
          <table:table-cell office:value-type="float" office:value="0.602938453" calcext:value-type="float">
            <text:p>0.602938453</text:p>
          </table:table-cell>
          <table:table-cell office:value-type="float" office:value="62" calcext:value-type="float">
            <text:p>62</text:p>
          </table:table-cell>
          <table:table-cell table:formula="of:=[.A63]*12" office:value-type="float" office:value="7.235261436" calcext:value-type="float">
            <text:p>7.235261436</text:p>
          </table:table-cell>
          <table:table-cell table:number-columns-repeated="5"/>
        </table:table-row>
        <table:table-row table:style-name="ro1">
          <table:table-cell office:value-type="float" office:value="0.606406955" calcext:value-type="float">
            <text:p>0.606406955</text:p>
          </table:table-cell>
          <table:table-cell office:value-type="float" office:value="63" calcext:value-type="float">
            <text:p>63</text:p>
          </table:table-cell>
          <table:table-cell table:formula="of:=[.A64]*12" office:value-type="float" office:value="7.27688346" calcext:value-type="float">
            <text:p>7.27688346</text:p>
          </table:table-cell>
          <table:table-cell table:number-columns-repeated="5"/>
        </table:table-row>
        <table:table-row table:style-name="ro1">
          <table:table-cell office:value-type="float" office:value="0.619147158" calcext:value-type="float">
            <text:p>0.619147158</text:p>
          </table:table-cell>
          <table:table-cell office:value-type="float" office:value="64" calcext:value-type="float">
            <text:p>64</text:p>
          </table:table-cell>
          <table:table-cell table:formula="of:=[.A65]*12" office:value-type="float" office:value="7.429765896" calcext:value-type="float">
            <text:p>7.429765896</text:p>
          </table:table-cell>
          <table:table-cell table:number-columns-repeated="5"/>
        </table:table-row>
        <table:table-row table:style-name="ro1">
          <table:table-cell office:value-type="float" office:value="0.619212264" calcext:value-type="float">
            <text:p>0.619212264</text:p>
          </table:table-cell>
          <table:table-cell office:value-type="float" office:value="65" calcext:value-type="float">
            <text:p>65</text:p>
          </table:table-cell>
          <table:table-cell table:formula="of:=[.A66]*12" office:value-type="float" office:value="7.430547168" calcext:value-type="float">
            <text:p>7.430547168</text:p>
          </table:table-cell>
          <table:table-cell table:number-columns-repeated="5"/>
        </table:table-row>
        <table:table-row table:style-name="ro1">
          <table:table-cell office:value-type="float" office:value="0.624656607" calcext:value-type="float">
            <text:p>0.624656607</text:p>
          </table:table-cell>
          <table:table-cell office:value-type="float" office:value="66" calcext:value-type="float">
            <text:p>66</text:p>
          </table:table-cell>
          <table:table-cell table:formula="of:=[.A67]*12" office:value-type="float" office:value="7.495879284" calcext:value-type="float">
            <text:p>7.495879284</text:p>
          </table:table-cell>
          <table:table-cell table:number-columns-repeated="5"/>
        </table:table-row>
        <table:table-row table:style-name="ro1">
          <table:table-cell office:value-type="float" office:value="0.62319054" calcext:value-type="float">
            <text:p>0.62319054</text:p>
          </table:table-cell>
          <table:table-cell office:value-type="float" office:value="67" calcext:value-type="float">
            <text:p>67</text:p>
          </table:table-cell>
          <table:table-cell table:formula="of:=[.A68]*12" office:value-type="float" office:value="7.47828648" calcext:value-type="float">
            <text:p>7.47828648</text:p>
          </table:table-cell>
          <table:table-cell table:number-columns-repeated="5"/>
        </table:table-row>
        <table:table-row table:style-name="ro1">
          <table:table-cell office:value-type="float" office:value="0.613523242" calcext:value-type="float">
            <text:p>0.613523242</text:p>
          </table:table-cell>
          <table:table-cell office:value-type="float" office:value="68" calcext:value-type="float">
            <text:p>68</text:p>
          </table:table-cell>
          <table:table-cell table:formula="of:=[.A69]*12" office:value-type="float" office:value="7.362278904" calcext:value-type="float">
            <text:p>7.362278904</text:p>
          </table:table-cell>
          <table:table-cell table:number-columns-repeated="5"/>
        </table:table-row>
        <table:table-row table:style-name="ro1">
          <table:table-cell office:value-type="float" office:value="0.61187852" calcext:value-type="float">
            <text:p>0.61187852</text:p>
          </table:table-cell>
          <table:table-cell office:value-type="float" office:value="69" calcext:value-type="float">
            <text:p>69</text:p>
          </table:table-cell>
          <table:table-cell table:formula="of:=[.A70]*12" office:value-type="float" office:value="7.34254224" calcext:value-type="float">
            <text:p>7.34254224</text:p>
          </table:table-cell>
          <table:table-cell table:number-columns-repeated="5"/>
        </table:table-row>
        <table:table-row table:style-name="ro1">
          <table:table-cell office:value-type="float" office:value="0.610417812" calcext:value-type="float">
            <text:p>0.610417812</text:p>
          </table:table-cell>
          <table:table-cell office:value-type="float" office:value="70" calcext:value-type="float">
            <text:p>70</text:p>
          </table:table-cell>
          <table:table-cell table:formula="of:=[.A71]*12" office:value-type="float" office:value="7.325013744" calcext:value-type="float">
            <text:p>7.325013744</text:p>
          </table:table-cell>
          <table:table-cell table:number-columns-repeated="5"/>
        </table:table-row>
        <table:table-row table:style-name="ro1">
          <table:table-cell office:value-type="float" office:value="0.632830435" calcext:value-type="float">
            <text:p>0.632830435</text:p>
          </table:table-cell>
          <table:table-cell office:value-type="float" office:value="71" calcext:value-type="float">
            <text:p>71</text:p>
          </table:table-cell>
          <table:table-cell table:formula="of:=[.A72]*12" office:value-type="float" office:value="7.59396522" calcext:value-type="float">
            <text:p>7.59396522</text:p>
          </table:table-cell>
          <table:table-cell table:number-columns-repeated="5"/>
        </table:table-row>
        <table:table-row table:style-name="ro1">
          <table:table-cell office:value-type="float" office:value="0.63171571" calcext:value-type="float">
            <text:p>0.63171571</text:p>
          </table:table-cell>
          <table:table-cell office:value-type="float" office:value="72" calcext:value-type="float">
            <text:p>72</text:p>
          </table:table-cell>
          <table:table-cell table:formula="of:=[.A73]*12" office:value-type="float" office:value="7.58058852" calcext:value-type="float">
            <text:p>7.58058852</text:p>
          </table:table-cell>
          <table:table-cell table:number-columns-repeated="5"/>
        </table:table-row>
        <table:table-row table:style-name="ro1">
          <table:table-cell office:value-type="float" office:value="0.617989032" calcext:value-type="float">
            <text:p>0.617989032</text:p>
          </table:table-cell>
          <table:table-cell office:value-type="float" office:value="73" calcext:value-type="float">
            <text:p>73</text:p>
          </table:table-cell>
          <table:table-cell table:formula="of:=[.A74]*12" office:value-type="float" office:value="7.415868384" calcext:value-type="float">
            <text:p>7.415868384</text:p>
          </table:table-cell>
          <table:table-cell table:number-columns-repeated="5"/>
        </table:table-row>
        <table:table-row table:style-name="ro1">
          <table:table-cell office:value-type="float" office:value="0.610669293" calcext:value-type="float">
            <text:p>0.610669293</text:p>
          </table:table-cell>
          <table:table-cell office:value-type="float" office:value="74" calcext:value-type="float">
            <text:p>74</text:p>
          </table:table-cell>
          <table:table-cell table:formula="of:=[.A75]*12" office:value-type="float" office:value="7.328031516" calcext:value-type="float">
            <text:p>7.328031516</text:p>
          </table:table-cell>
          <table:table-cell table:number-columns-repeated="5"/>
        </table:table-row>
        <table:table-row table:style-name="ro1">
          <table:table-cell office:value-type="float" office:value="0.615210148" calcext:value-type="float">
            <text:p>0.615210148</text:p>
          </table:table-cell>
          <table:table-cell office:value-type="float" office:value="75" calcext:value-type="float">
            <text:p>75</text:p>
          </table:table-cell>
          <table:table-cell table:formula="of:=[.A76]*12" office:value-type="float" office:value="7.382521776" calcext:value-type="float">
            <text:p>7.382521776</text:p>
          </table:table-cell>
          <table:table-cell table:number-columns-repeated="5"/>
        </table:table-row>
        <table:table-row table:style-name="ro1">
          <table:table-cell office:value-type="float" office:value="0.610915379" calcext:value-type="float">
            <text:p>0.610915379</text:p>
          </table:table-cell>
          <table:table-cell office:value-type="float" office:value="76" calcext:value-type="float">
            <text:p>76</text:p>
          </table:table-cell>
          <table:table-cell table:formula="of:=[.A77]*12" office:value-type="float" office:value="7.330984548" calcext:value-type="float">
            <text:p>7.330984548</text:p>
          </table:table-cell>
          <table:table-cell table:number-columns-repeated="5"/>
        </table:table-row>
        <table:table-row table:style-name="ro1">
          <table:table-cell office:value-type="float" office:value="0.610992247" calcext:value-type="float">
            <text:p>0.610992247</text:p>
          </table:table-cell>
          <table:table-cell office:value-type="float" office:value="77" calcext:value-type="float">
            <text:p>77</text:p>
          </table:table-cell>
          <table:table-cell table:formula="of:=[.A78]*12" office:value-type="float" office:value="7.331906964" calcext:value-type="float">
            <text:p>7.331906964</text:p>
          </table:table-cell>
          <table:table-cell table:number-columns-repeated="5"/>
        </table:table-row>
        <table:table-row table:style-name="ro1">
          <table:table-cell office:value-type="float" office:value="0.611003261" calcext:value-type="float">
            <text:p>0.611003261</text:p>
          </table:table-cell>
          <table:table-cell office:value-type="float" office:value="78" calcext:value-type="float">
            <text:p>78</text:p>
          </table:table-cell>
          <table:table-cell table:formula="of:=[.A79]*12" office:value-type="float" office:value="7.332039132" calcext:value-type="float">
            <text:p>7.332039132</text:p>
          </table:table-cell>
          <table:table-cell table:number-columns-repeated="5"/>
        </table:table-row>
        <table:table-row table:style-name="ro1">
          <table:table-cell office:value-type="float" office:value="0.610620302" calcext:value-type="float">
            <text:p>0.610620302</text:p>
          </table:table-cell>
          <table:table-cell office:value-type="float" office:value="79" calcext:value-type="float">
            <text:p>79</text:p>
          </table:table-cell>
          <table:table-cell table:formula="of:=[.A80]*12" office:value-type="float" office:value="7.327443624" calcext:value-type="float">
            <text:p>7.327443624</text:p>
          </table:table-cell>
          <table:table-cell table:number-columns-repeated="5"/>
        </table:table-row>
        <table:table-row table:style-name="ro1">
          <table:table-cell office:value-type="float" office:value="0.610408338" calcext:value-type="float">
            <text:p>0.610408338</text:p>
          </table:table-cell>
          <table:table-cell office:value-type="float" office:value="80" calcext:value-type="float">
            <text:p>80</text:p>
          </table:table-cell>
          <table:table-cell table:formula="of:=[.A81]*12" office:value-type="float" office:value="7.324900056" calcext:value-type="float">
            <text:p>7.324900056</text:p>
          </table:table-cell>
          <table:table-cell table:number-columns-repeated="5"/>
        </table:table-row>
        <table:table-row table:style-name="ro1">
          <table:table-cell office:value-type="float" office:value="0.611236866" calcext:value-type="float">
            <text:p>0.611236866</text:p>
          </table:table-cell>
          <table:table-cell office:value-type="float" office:value="81" calcext:value-type="float">
            <text:p>81</text:p>
          </table:table-cell>
          <table:table-cell table:formula="of:=[.A82]*12" office:value-type="float" office:value="7.334842392" calcext:value-type="float">
            <text:p>7.334842392</text:p>
          </table:table-cell>
          <table:table-cell table:number-columns-repeated="5"/>
        </table:table-row>
        <table:table-row table:style-name="ro1">
          <table:table-cell office:value-type="float" office:value="0.61044154" calcext:value-type="float">
            <text:p>0.61044154</text:p>
          </table:table-cell>
          <table:table-cell office:value-type="float" office:value="82" calcext:value-type="float">
            <text:p>82</text:p>
          </table:table-cell>
          <table:table-cell table:formula="of:=[.A83]*12" office:value-type="float" office:value="7.32529848" calcext:value-type="float">
            <text:p>7.32529848</text:p>
          </table:table-cell>
          <table:table-cell table:number-columns-repeated="5"/>
        </table:table-row>
        <table:table-row table:style-name="ro1">
          <table:table-cell office:value-type="float" office:value="0.612345719" calcext:value-type="float">
            <text:p>0.612345719</text:p>
          </table:table-cell>
          <table:table-cell office:value-type="float" office:value="83" calcext:value-type="float">
            <text:p>83</text:p>
          </table:table-cell>
          <table:table-cell table:formula="of:=[.A84]*12" office:value-type="float" office:value="7.348148628" calcext:value-type="float">
            <text:p>7.348148628</text:p>
          </table:table-cell>
          <table:table-cell table:number-columns-repeated="5"/>
        </table:table-row>
        <table:table-row table:style-name="ro1">
          <table:table-cell office:value-type="float" office:value="0.610063231" calcext:value-type="float">
            <text:p>0.610063231</text:p>
          </table:table-cell>
          <table:table-cell office:value-type="float" office:value="84" calcext:value-type="float">
            <text:p>84</text:p>
          </table:table-cell>
          <table:table-cell table:formula="of:=[.A85]*12" office:value-type="float" office:value="7.320758772" calcext:value-type="float">
            <text:p>7.320758772</text:p>
          </table:table-cell>
          <table:table-cell table:number-columns-repeated="5"/>
        </table:table-row>
        <table:table-row table:style-name="ro1">
          <table:table-cell office:value-type="float" office:value="0.611010538" calcext:value-type="float">
            <text:p>0.611010538</text:p>
          </table:table-cell>
          <table:table-cell office:value-type="float" office:value="85" calcext:value-type="float">
            <text:p>85</text:p>
          </table:table-cell>
          <table:table-cell table:formula="of:=[.A86]*12" office:value-type="float" office:value="7.332126456" calcext:value-type="float">
            <text:p>7.332126456</text:p>
          </table:table-cell>
          <table:table-cell table:number-columns-repeated="5"/>
        </table:table-row>
        <table:table-row table:style-name="ro1">
          <table:table-cell office:value-type="float" office:value="0.610427911" calcext:value-type="float">
            <text:p>0.610427911</text:p>
          </table:table-cell>
          <table:table-cell office:value-type="float" office:value="86" calcext:value-type="float">
            <text:p>86</text:p>
          </table:table-cell>
          <table:table-cell table:formula="of:=[.A87]*12" office:value-type="float" office:value="7.325134932" calcext:value-type="float">
            <text:p>7.325134932</text:p>
          </table:table-cell>
          <table:table-cell table:number-columns-repeated="5"/>
        </table:table-row>
        <table:table-row table:style-name="ro1">
          <table:table-cell office:value-type="float" office:value="0.610751836" calcext:value-type="float">
            <text:p>0.610751836</text:p>
          </table:table-cell>
          <table:table-cell office:value-type="float" office:value="87" calcext:value-type="float">
            <text:p>87</text:p>
          </table:table-cell>
          <table:table-cell table:formula="of:=[.A88]*12" office:value-type="float" office:value="7.329022032" calcext:value-type="float">
            <text:p>7.329022032</text:p>
          </table:table-cell>
          <table:table-cell table:number-columns-repeated="5"/>
        </table:table-row>
        <table:table-row table:style-name="ro1">
          <table:table-cell office:value-type="float" office:value="0.61049104" calcext:value-type="float">
            <text:p>0.61049104</text:p>
          </table:table-cell>
          <table:table-cell office:value-type="float" office:value="88" calcext:value-type="float">
            <text:p>88</text:p>
          </table:table-cell>
          <table:table-cell table:formula="of:=[.A89]*12" office:value-type="float" office:value="7.32589248" calcext:value-type="float">
            <text:p>7.32589248</text:p>
          </table:table-cell>
          <table:table-cell table:number-columns-repeated="5"/>
        </table:table-row>
        <table:table-row table:style-name="ro1">
          <table:table-cell office:value-type="float" office:value="0.610531621" calcext:value-type="float">
            <text:p>0.610531621</text:p>
          </table:table-cell>
          <table:table-cell office:value-type="float" office:value="89" calcext:value-type="float">
            <text:p>89</text:p>
          </table:table-cell>
          <table:table-cell table:formula="of:=[.A90]*12" office:value-type="float" office:value="7.326379452" calcext:value-type="float">
            <text:p>7.326379452</text:p>
          </table:table-cell>
          <table:table-cell table:number-columns-repeated="5"/>
        </table:table-row>
        <table:table-row table:style-name="ro1">
          <table:table-cell office:value-type="float" office:value="0.6102936" calcext:value-type="float">
            <text:p>0.6102936</text:p>
          </table:table-cell>
          <table:table-cell office:value-type="float" office:value="90" calcext:value-type="float">
            <text:p>90</text:p>
          </table:table-cell>
          <table:table-cell table:formula="of:=[.A91]*12" office:value-type="float" office:value="7.3235232" calcext:value-type="float">
            <text:p>7.3235232</text:p>
          </table:table-cell>
          <table:table-cell table:number-columns-repeated="5"/>
        </table:table-row>
        <table:table-row table:style-name="ro1">
          <table:table-cell office:value-type="float" office:value="0.611577672" calcext:value-type="float">
            <text:p>0.611577672</text:p>
          </table:table-cell>
          <table:table-cell office:value-type="float" office:value="91" calcext:value-type="float">
            <text:p>91</text:p>
          </table:table-cell>
          <table:table-cell table:formula="of:=[.A92]*12" office:value-type="float" office:value="7.338932064" calcext:value-type="float">
            <text:p>7.338932064</text:p>
          </table:table-cell>
          <table:table-cell table:number-columns-repeated="5"/>
        </table:table-row>
        <table:table-row table:style-name="ro1">
          <table:table-cell office:value-type="float" office:value="0.610997734" calcext:value-type="float">
            <text:p>0.610997734</text:p>
          </table:table-cell>
          <table:table-cell office:value-type="float" office:value="92" calcext:value-type="float">
            <text:p>92</text:p>
          </table:table-cell>
          <table:table-cell table:formula="of:=[.A93]*12" office:value-type="float" office:value="7.331972808" calcext:value-type="float">
            <text:p>7.331972808</text:p>
          </table:table-cell>
          <table:table-cell table:number-columns-repeated="5"/>
        </table:table-row>
        <table:table-row table:style-name="ro1">
          <table:table-cell office:value-type="float" office:value="0.611304831" calcext:value-type="float">
            <text:p>0.611304831</text:p>
          </table:table-cell>
          <table:table-cell office:value-type="float" office:value="93" calcext:value-type="float">
            <text:p>93</text:p>
          </table:table-cell>
          <table:table-cell table:formula="of:=[.A94]*12" office:value-type="float" office:value="7.335657972" calcext:value-type="float">
            <text:p>7.335657972</text:p>
          </table:table-cell>
          <table:table-cell table:number-columns-repeated="5"/>
        </table:table-row>
        <table:table-row table:style-name="ro1">
          <table:table-cell office:value-type="float" office:value="0.610714267" calcext:value-type="float">
            <text:p>0.610714267</text:p>
          </table:table-cell>
          <table:table-cell office:value-type="float" office:value="94" calcext:value-type="float">
            <text:p>94</text:p>
          </table:table-cell>
          <table:table-cell table:formula="of:=[.A95]*12" office:value-type="float" office:value="7.328571204" calcext:value-type="float">
            <text:p>7.328571204</text:p>
          </table:table-cell>
          <table:table-cell table:number-columns-repeated="5"/>
        </table:table-row>
        <table:table-row table:style-name="ro1">
          <table:table-cell office:value-type="float" office:value="0.618665696" calcext:value-type="float">
            <text:p>0.618665696</text:p>
          </table:table-cell>
          <table:table-cell office:value-type="float" office:value="95" calcext:value-type="float">
            <text:p>95</text:p>
          </table:table-cell>
          <table:table-cell table:formula="of:=[.A96]*12" office:value-type="float" office:value="7.423988352" calcext:value-type="float">
            <text:p>7.423988352</text:p>
          </table:table-cell>
          <table:table-cell table:number-columns-repeated="5"/>
        </table:table-row>
        <table:table-row table:style-name="ro1">
          <table:table-cell office:value-type="float" office:value="0.639454499" calcext:value-type="float">
            <text:p>0.639454499</text:p>
          </table:table-cell>
          <table:table-cell office:value-type="float" office:value="96" calcext:value-type="float">
            <text:p>96</text:p>
          </table:table-cell>
          <table:table-cell table:formula="of:=[.A97]*12" office:value-type="float" office:value="7.673453988" calcext:value-type="float">
            <text:p>7.673453988</text:p>
          </table:table-cell>
          <table:table-cell table:number-columns-repeated="5"/>
        </table:table-row>
        <table:table-row table:style-name="ro1">
          <table:table-cell office:value-type="float" office:value="0.616147695" calcext:value-type="float">
            <text:p>0.616147695</text:p>
          </table:table-cell>
          <table:table-cell office:value-type="float" office:value="97" calcext:value-type="float">
            <text:p>97</text:p>
          </table:table-cell>
          <table:table-cell table:formula="of:=[.A98]*12" office:value-type="float" office:value="7.39377234" calcext:value-type="float">
            <text:p>7.39377234</text:p>
          </table:table-cell>
          <table:table-cell table:number-columns-repeated="5"/>
        </table:table-row>
        <table:table-row table:style-name="ro1">
          <table:table-cell office:value-type="float" office:value="0.610610419" calcext:value-type="float">
            <text:p>0.610610419</text:p>
          </table:table-cell>
          <table:table-cell office:value-type="float" office:value="98" calcext:value-type="float">
            <text:p>98</text:p>
          </table:table-cell>
          <table:table-cell table:formula="of:=[.A99]*12" office:value-type="float" office:value="7.327325028" calcext:value-type="float">
            <text:p>7.327325028</text:p>
          </table:table-cell>
          <table:table-cell table:number-columns-repeated="5"/>
        </table:table-row>
        <table:table-row table:style-name="ro1">
          <table:table-cell office:value-type="float" office:value="0.610754942" calcext:value-type="float">
            <text:p>0.610754942</text:p>
          </table:table-cell>
          <table:table-cell office:value-type="float" office:value="99" calcext:value-type="float">
            <text:p>99</text:p>
          </table:table-cell>
          <table:table-cell table:formula="of:=[.A100]*12" office:value-type="float" office:value="7.329059304" calcext:value-type="float">
            <text:p>7.329059304</text:p>
          </table:table-cell>
          <table:table-cell table:number-columns-repeated="5"/>
        </table:table-row>
        <table:table-row table:style-name="ro1">
          <table:table-cell office:value-type="float" office:value="0.611136945" calcext:value-type="float">
            <text:p>0.611136945</text:p>
          </table:table-cell>
          <table:table-cell office:value-type="float" office:value="100" calcext:value-type="float">
            <text:p>100</text:p>
          </table:table-cell>
          <table:table-cell table:formula="of:=[.A101]*12" office:value-type="float" office:value="7.33364334" calcext:value-type="float">
            <text:p>7.33364334</text:p>
          </table:table-cell>
          <table:table-cell table:number-columns-repeated="5"/>
        </table:table-row>
        <table:table-row table:style-name="ro1">
          <table:table-cell office:value-type="float" office:value="0.610458094" calcext:value-type="float">
            <text:p>0.610458094</text:p>
          </table:table-cell>
          <table:table-cell office:value-type="float" office:value="101" calcext:value-type="float">
            <text:p>101</text:p>
          </table:table-cell>
          <table:table-cell table:formula="of:=[.A102]*12" office:value-type="float" office:value="7.325497128" calcext:value-type="float">
            <text:p>7.325497128</text:p>
          </table:table-cell>
          <table:table-cell table:number-columns-repeated="5"/>
        </table:table-row>
        <table:table-row table:style-name="ro1">
          <table:table-cell office:value-type="float" office:value="0.611158545" calcext:value-type="float">
            <text:p>0.611158545</text:p>
          </table:table-cell>
          <table:table-cell office:value-type="float" office:value="102" calcext:value-type="float">
            <text:p>102</text:p>
          </table:table-cell>
          <table:table-cell table:formula="of:=[.A103]*12" office:value-type="float" office:value="7.33390254" calcext:value-type="float">
            <text:p>7.33390254</text:p>
          </table:table-cell>
          <table:table-cell table:number-columns-repeated="5"/>
        </table:table-row>
        <table:table-row table:style-name="ro1">
          <table:table-cell office:value-type="float" office:value="0.610979022" calcext:value-type="float">
            <text:p>0.610979022</text:p>
          </table:table-cell>
          <table:table-cell office:value-type="float" office:value="103" calcext:value-type="float">
            <text:p>103</text:p>
          </table:table-cell>
          <table:table-cell table:formula="of:=[.A104]*12" office:value-type="float" office:value="7.331748264" calcext:value-type="float">
            <text:p>7.331748264</text:p>
          </table:table-cell>
          <table:table-cell table:number-columns-repeated="5"/>
        </table:table-row>
        <table:table-row table:style-name="ro1">
          <table:table-cell office:value-type="float" office:value="0.611338972" calcext:value-type="float">
            <text:p>0.611338972</text:p>
          </table:table-cell>
          <table:table-cell office:value-type="float" office:value="104" calcext:value-type="float">
            <text:p>104</text:p>
          </table:table-cell>
          <table:table-cell table:formula="of:=[.A105]*12" office:value-type="float" office:value="7.336067664" calcext:value-type="float">
            <text:p>7.336067664</text:p>
          </table:table-cell>
          <table:table-cell table:number-columns-repeated="5"/>
        </table:table-row>
        <table:table-row table:style-name="ro1">
          <table:table-cell office:value-type="float" office:value="0.610415373" calcext:value-type="float">
            <text:p>0.610415373</text:p>
          </table:table-cell>
          <table:table-cell office:value-type="float" office:value="105" calcext:value-type="float">
            <text:p>105</text:p>
          </table:table-cell>
          <table:table-cell table:formula="of:=[.A106]*12" office:value-type="float" office:value="7.324984476" calcext:value-type="float">
            <text:p>7.324984476</text:p>
          </table:table-cell>
          <table:table-cell table:number-columns-repeated="5"/>
        </table:table-row>
        <table:table-row table:style-name="ro1">
          <table:table-cell office:value-type="float" office:value="0.611311798" calcext:value-type="float">
            <text:p>0.611311798</text:p>
          </table:table-cell>
          <table:table-cell office:value-type="float" office:value="106" calcext:value-type="float">
            <text:p>106</text:p>
          </table:table-cell>
          <table:table-cell table:formula="of:=[.A107]*12" office:value-type="float" office:value="7.335741576" calcext:value-type="float">
            <text:p>7.335741576</text:p>
          </table:table-cell>
          <table:table-cell table:number-columns-repeated="5"/>
        </table:table-row>
        <table:table-row table:style-name="ro1">
          <table:table-cell office:value-type="float" office:value="0.610607057" calcext:value-type="float">
            <text:p>0.610607057</text:p>
          </table:table-cell>
          <table:table-cell office:value-type="float" office:value="107" calcext:value-type="float">
            <text:p>107</text:p>
          </table:table-cell>
          <table:table-cell table:formula="of:=[.A108]*12" office:value-type="float" office:value="7.327284684" calcext:value-type="float">
            <text:p>7.327284684</text:p>
          </table:table-cell>
          <table:table-cell table:number-columns-repeated="5"/>
        </table:table-row>
        <table:table-row table:style-name="ro1">
          <table:table-cell office:value-type="float" office:value="0.611246646" calcext:value-type="float">
            <text:p>0.611246646</text:p>
          </table:table-cell>
          <table:table-cell office:value-type="float" office:value="108" calcext:value-type="float">
            <text:p>108</text:p>
          </table:table-cell>
          <table:table-cell table:formula="of:=[.A109]*12" office:value-type="float" office:value="7.334959752" calcext:value-type="float">
            <text:p>7.334959752</text:p>
          </table:table-cell>
          <table:table-cell table:number-columns-repeated="5"/>
        </table:table-row>
        <table:table-row table:style-name="ro1">
          <table:table-cell office:value-type="float" office:value="0.610407922" calcext:value-type="float">
            <text:p>0.610407922</text:p>
          </table:table-cell>
          <table:table-cell office:value-type="float" office:value="109" calcext:value-type="float">
            <text:p>109</text:p>
          </table:table-cell>
          <table:table-cell table:formula="of:=[.A110]*12" office:value-type="float" office:value="7.324895064" calcext:value-type="float">
            <text:p>7.324895064</text:p>
          </table:table-cell>
          <table:table-cell table:number-columns-repeated="5"/>
        </table:table-row>
        <table:table-row table:style-name="ro1">
          <table:table-cell office:value-type="float" office:value="0.610928327" calcext:value-type="float">
            <text:p>0.610928327</text:p>
          </table:table-cell>
          <table:table-cell office:value-type="float" office:value="110" calcext:value-type="float">
            <text:p>110</text:p>
          </table:table-cell>
          <table:table-cell table:formula="of:=[.A111]*12" office:value-type="float" office:value="7.331139924" calcext:value-type="float">
            <text:p>7.331139924</text:p>
          </table:table-cell>
          <table:table-cell table:number-columns-repeated="5"/>
        </table:table-row>
        <table:table-row table:style-name="ro1">
          <table:table-cell office:value-type="float" office:value="0.610716988" calcext:value-type="float">
            <text:p>0.610716988</text:p>
          </table:table-cell>
          <table:table-cell office:value-type="float" office:value="111" calcext:value-type="float">
            <text:p>111</text:p>
          </table:table-cell>
          <table:table-cell table:formula="of:=[.A112]*12" office:value-type="float" office:value="7.328603856" calcext:value-type="float">
            <text:p>7.328603856</text:p>
          </table:table-cell>
          <table:table-cell table:number-columns-repeated="5"/>
        </table:table-row>
        <table:table-row table:style-name="ro1">
          <table:table-cell office:value-type="float" office:value="0.61093885" calcext:value-type="float">
            <text:p>0.61093885</text:p>
          </table:table-cell>
          <table:table-cell office:value-type="float" office:value="112" calcext:value-type="float">
            <text:p>112</text:p>
          </table:table-cell>
          <table:table-cell table:formula="of:=[.A113]*12" office:value-type="float" office:value="7.3312662" calcext:value-type="float">
            <text:p>7.3312662</text:p>
          </table:table-cell>
          <table:table-cell table:number-columns-repeated="5"/>
        </table:table-row>
        <table:table-row table:style-name="ro1">
          <table:table-cell office:value-type="float" office:value="0.611562746" calcext:value-type="float">
            <text:p>0.611562746</text:p>
          </table:table-cell>
          <table:table-cell office:value-type="float" office:value="113" calcext:value-type="float">
            <text:p>113</text:p>
          </table:table-cell>
          <table:table-cell table:formula="of:=[.A114]*12" office:value-type="float" office:value="7.338752952" calcext:value-type="float">
            <text:p>7.338752952</text:p>
          </table:table-cell>
          <table:table-cell table:number-columns-repeated="5"/>
        </table:table-row>
        <table:table-row table:style-name="ro1">
          <table:table-cell office:value-type="float" office:value="0.610797613" calcext:value-type="float">
            <text:p>0.610797613</text:p>
          </table:table-cell>
          <table:table-cell office:value-type="float" office:value="114" calcext:value-type="float">
            <text:p>114</text:p>
          </table:table-cell>
          <table:table-cell table:formula="of:=[.A115]*12" office:value-type="float" office:value="7.329571356" calcext:value-type="float">
            <text:p>7.329571356</text:p>
          </table:table-cell>
          <table:table-cell table:number-columns-repeated="5"/>
        </table:table-row>
        <table:table-row table:style-name="ro1">
          <table:table-cell office:value-type="float" office:value="0.61109338" calcext:value-type="float">
            <text:p>0.61109338</text:p>
          </table:table-cell>
          <table:table-cell office:value-type="float" office:value="115" calcext:value-type="float">
            <text:p>115</text:p>
          </table:table-cell>
          <table:table-cell table:formula="of:=[.A116]*12" office:value-type="float" office:value="7.33312056" calcext:value-type="float">
            <text:p>7.33312056</text:p>
          </table:table-cell>
          <table:table-cell table:number-columns-repeated="5"/>
        </table:table-row>
        <table:table-row table:style-name="ro1">
          <table:table-cell office:value-type="float" office:value="0.611933604" calcext:value-type="float">
            <text:p>0.611933604</text:p>
          </table:table-cell>
          <table:table-cell office:value-type="float" office:value="116" calcext:value-type="float">
            <text:p>116</text:p>
          </table:table-cell>
          <table:table-cell table:formula="of:=[.A117]*12" office:value-type="float" office:value="7.343203248" calcext:value-type="float">
            <text:p>7.343203248</text:p>
          </table:table-cell>
          <table:table-cell table:number-columns-repeated="5"/>
        </table:table-row>
        <table:table-row table:style-name="ro1">
          <table:table-cell office:value-type="float" office:value="0.610486841" calcext:value-type="float">
            <text:p>0.610486841</text:p>
          </table:table-cell>
          <table:table-cell office:value-type="float" office:value="117" calcext:value-type="float">
            <text:p>117</text:p>
          </table:table-cell>
          <table:table-cell table:formula="of:=[.A118]*12" office:value-type="float" office:value="7.325842092" calcext:value-type="float">
            <text:p>7.325842092</text:p>
          </table:table-cell>
          <table:table-cell table:number-columns-repeated="5"/>
        </table:table-row>
        <table:table-row table:style-name="ro1">
          <table:table-cell office:value-type="float" office:value="0.611117359" calcext:value-type="float">
            <text:p>0.611117359</text:p>
          </table:table-cell>
          <table:table-cell office:value-type="float" office:value="118" calcext:value-type="float">
            <text:p>118</text:p>
          </table:table-cell>
          <table:table-cell table:formula="of:=[.A119]*12" office:value-type="float" office:value="7.333408308" calcext:value-type="float">
            <text:p>7.333408308</text:p>
          </table:table-cell>
          <table:table-cell table:number-columns-repeated="5"/>
        </table:table-row>
        <table:table-row table:style-name="ro1">
          <table:table-cell office:value-type="float" office:value="0.610550171" calcext:value-type="float">
            <text:p>0.610550171</text:p>
          </table:table-cell>
          <table:table-cell office:value-type="float" office:value="119" calcext:value-type="float">
            <text:p>119</text:p>
          </table:table-cell>
          <table:table-cell table:formula="of:=[.A120]*12" office:value-type="float" office:value="7.326602052" calcext:value-type="float">
            <text:p>7.326602052</text:p>
          </table:table-cell>
          <table:table-cell table:number-columns-repeated="5"/>
        </table:table-row>
        <table:table-row table:style-name="ro1">
          <table:table-cell office:value-type="float" office:value="0.610570887" calcext:value-type="float">
            <text:p>0.610570887</text:p>
          </table:table-cell>
          <table:table-cell office:value-type="float" office:value="120" calcext:value-type="float">
            <text:p>120</text:p>
          </table:table-cell>
          <table:table-cell table:formula="of:=[.A121]*12" office:value-type="float" office:value="7.326850644" calcext:value-type="float">
            <text:p>7.326850644</text:p>
          </table:table-cell>
          <table:table-cell table:number-columns-repeated="5"/>
        </table:table-row>
        <table:table-row table:style-name="ro1">
          <table:table-cell office:value-type="float" office:value="0.610170861" calcext:value-type="float">
            <text:p>0.610170861</text:p>
          </table:table-cell>
          <table:table-cell office:value-type="float" office:value="121" calcext:value-type="float">
            <text:p>121</text:p>
          </table:table-cell>
          <table:table-cell table:formula="of:=[.A122]*12" office:value-type="float" office:value="7.322050332" calcext:value-type="float">
            <text:p>7.322050332</text:p>
          </table:table-cell>
          <table:table-cell table:number-columns-repeated="5"/>
        </table:table-row>
        <table:table-row table:style-name="ro1">
          <table:table-cell office:value-type="float" office:value="0.611119466" calcext:value-type="float">
            <text:p>0.611119466</text:p>
          </table:table-cell>
          <table:table-cell office:value-type="float" office:value="122" calcext:value-type="float">
            <text:p>122</text:p>
          </table:table-cell>
          <table:table-cell table:formula="of:=[.A123]*12" office:value-type="float" office:value="7.333433592" calcext:value-type="float">
            <text:p>7.333433592</text:p>
          </table:table-cell>
          <table:table-cell table:number-columns-repeated="5"/>
        </table:table-row>
        <table:table-row table:style-name="ro1">
          <table:table-cell office:value-type="float" office:value="0.610760431" calcext:value-type="float">
            <text:p>0.610760431</text:p>
          </table:table-cell>
          <table:table-cell office:value-type="float" office:value="123" calcext:value-type="float">
            <text:p>123</text:p>
          </table:table-cell>
          <table:table-cell table:formula="of:=[.A124]*12" office:value-type="float" office:value="7.329125172" calcext:value-type="float">
            <text:p>7.329125172</text:p>
          </table:table-cell>
          <table:table-cell table:number-columns-repeated="5"/>
        </table:table-row>
        <table:table-row table:style-name="ro1">
          <table:table-cell office:value-type="float" office:value="0.611114118" calcext:value-type="float">
            <text:p>0.611114118</text:p>
          </table:table-cell>
          <table:table-cell office:value-type="float" office:value="124" calcext:value-type="float">
            <text:p>124</text:p>
          </table:table-cell>
          <table:table-cell table:formula="of:=[.A125]*12" office:value-type="float" office:value="7.333369416" calcext:value-type="float">
            <text:p>7.333369416</text:p>
          </table:table-cell>
          <table:table-cell table:number-columns-repeated="5"/>
        </table:table-row>
        <table:table-row table:style-name="ro1">
          <table:table-cell office:value-type="float" office:value="0.611292257" calcext:value-type="float">
            <text:p>0.611292257</text:p>
          </table:table-cell>
          <table:table-cell office:value-type="float" office:value="125" calcext:value-type="float">
            <text:p>125</text:p>
          </table:table-cell>
          <table:table-cell table:formula="of:=[.A126]*12" office:value-type="float" office:value="7.335507084" calcext:value-type="float">
            <text:p>7.335507084</text:p>
          </table:table-cell>
          <table:table-cell table:number-columns-repeated="5"/>
        </table:table-row>
        <table:table-row table:style-name="ro1">
          <table:table-cell office:value-type="float" office:value="0.610666345" calcext:value-type="float">
            <text:p>0.610666345</text:p>
          </table:table-cell>
          <table:table-cell office:value-type="float" office:value="126" calcext:value-type="float">
            <text:p>126</text:p>
          </table:table-cell>
          <table:table-cell table:formula="of:=[.A127]*12" office:value-type="float" office:value="7.32799614" calcext:value-type="float">
            <text:p>7.32799614</text:p>
          </table:table-cell>
          <table:table-cell table:number-columns-repeated="5"/>
        </table:table-row>
        <table:table-row table:style-name="ro1">
          <table:table-cell office:value-type="float" office:value="0.61043689" calcext:value-type="float">
            <text:p>0.61043689</text:p>
          </table:table-cell>
          <table:table-cell office:value-type="float" office:value="127" calcext:value-type="float">
            <text:p>127</text:p>
          </table:table-cell>
          <table:table-cell table:formula="of:=[.A128]*12" office:value-type="float" office:value="7.32524268" calcext:value-type="float">
            <text:p>7.32524268</text:p>
          </table:table-cell>
          <table:table-cell table:number-columns-repeated="5"/>
        </table:table-row>
        <table:table-row table:style-name="ro1">
          <table:table-cell office:value-type="float" office:value="0.61134921" calcext:value-type="float">
            <text:p>0.61134921</text:p>
          </table:table-cell>
          <table:table-cell office:value-type="float" office:value="128" calcext:value-type="float">
            <text:p>128</text:p>
          </table:table-cell>
          <table:table-cell table:formula="of:=[.A129]*12" office:value-type="float" office:value="7.33619052" calcext:value-type="float">
            <text:p>7.33619052</text:p>
          </table:table-cell>
          <table:table-cell table:number-columns-repeated="5"/>
        </table:table-row>
        <table:table-row table:style-name="ro1">
          <table:table-cell office:value-type="float" office:value="0.610345587" calcext:value-type="float">
            <text:p>0.610345587</text:p>
          </table:table-cell>
          <table:table-cell office:value-type="float" office:value="129" calcext:value-type="float">
            <text:p>129</text:p>
          </table:table-cell>
          <table:table-cell table:formula="of:=[.A130]*12" office:value-type="float" office:value="7.324147044" calcext:value-type="float">
            <text:p>7.324147044</text:p>
          </table:table-cell>
          <table:table-cell table:number-columns-repeated="5"/>
        </table:table-row>
        <table:table-row table:style-name="ro1">
          <table:table-cell office:value-type="float" office:value="0.611147414" calcext:value-type="float">
            <text:p>0.611147414</text:p>
          </table:table-cell>
          <table:table-cell office:value-type="float" office:value="130" calcext:value-type="float">
            <text:p>130</text:p>
          </table:table-cell>
          <table:table-cell table:formula="of:=[.A131]*12" office:value-type="float" office:value="7.333768968" calcext:value-type="float">
            <text:p>7.333768968</text:p>
          </table:table-cell>
          <table:table-cell table:number-columns-repeated="5"/>
        </table:table-row>
        <table:table-row table:style-name="ro1">
          <table:table-cell office:value-type="float" office:value="0.610121571" calcext:value-type="float">
            <text:p>0.610121571</text:p>
          </table:table-cell>
          <table:table-cell office:value-type="float" office:value="131" calcext:value-type="float">
            <text:p>131</text:p>
          </table:table-cell>
          <table:table-cell table:formula="of:=[.A132]*12" office:value-type="float" office:value="7.321458852" calcext:value-type="float">
            <text:p>7.321458852</text:p>
          </table:table-cell>
          <table:table-cell table:number-columns-repeated="5"/>
        </table:table-row>
        <table:table-row table:style-name="ro1">
          <table:table-cell office:value-type="float" office:value="0.61090759" calcext:value-type="float">
            <text:p>0.61090759</text:p>
          </table:table-cell>
          <table:table-cell office:value-type="float" office:value="132" calcext:value-type="float">
            <text:p>132</text:p>
          </table:table-cell>
          <table:table-cell table:formula="of:=[.A133]*12" office:value-type="float" office:value="7.33089108" calcext:value-type="float">
            <text:p>7.33089108</text:p>
          </table:table-cell>
          <table:table-cell table:number-columns-repeated="5"/>
        </table:table-row>
        <table:table-row table:style-name="ro1">
          <table:table-cell office:value-type="float" office:value="0.610336535" calcext:value-type="float">
            <text:p>0.610336535</text:p>
          </table:table-cell>
          <table:table-cell office:value-type="float" office:value="133" calcext:value-type="float">
            <text:p>133</text:p>
          </table:table-cell>
          <table:table-cell table:formula="of:=[.A134]*12" office:value-type="float" office:value="7.32403842" calcext:value-type="float">
            <text:p>7.32403842</text:p>
          </table:table-cell>
          <table:table-cell table:number-columns-repeated="5"/>
        </table:table-row>
        <table:table-row table:style-name="ro1">
          <table:table-cell office:value-type="float" office:value="0.610600624" calcext:value-type="float">
            <text:p>0.610600624</text:p>
          </table:table-cell>
          <table:table-cell office:value-type="float" office:value="134" calcext:value-type="float">
            <text:p>134</text:p>
          </table:table-cell>
          <table:table-cell table:formula="of:=[.A135]*12" office:value-type="float" office:value="7.327207488" calcext:value-type="float">
            <text:p>7.327207488</text:p>
          </table:table-cell>
          <table:table-cell table:number-columns-repeated="5"/>
        </table:table-row>
        <table:table-row table:style-name="ro1">
          <table:table-cell office:value-type="float" office:value="0.610635536" calcext:value-type="float">
            <text:p>0.610635536</text:p>
          </table:table-cell>
          <table:table-cell office:value-type="float" office:value="135" calcext:value-type="float">
            <text:p>135</text:p>
          </table:table-cell>
          <table:table-cell table:formula="of:=[.A136]*12" office:value-type="float" office:value="7.327626432" calcext:value-type="float">
            <text:p>7.327626432</text:p>
          </table:table-cell>
          <table:table-cell table:number-columns-repeated="5"/>
        </table:table-row>
        <table:table-row table:style-name="ro1">
          <table:table-cell office:value-type="float" office:value="0.611397319" calcext:value-type="float">
            <text:p>0.611397319</text:p>
          </table:table-cell>
          <table:table-cell office:value-type="float" office:value="136" calcext:value-type="float">
            <text:p>136</text:p>
          </table:table-cell>
          <table:table-cell table:formula="of:=[.A137]*12" office:value-type="float" office:value="7.336767828" calcext:value-type="float">
            <text:p>7.336767828</text:p>
          </table:table-cell>
          <table:table-cell table:number-columns-repeated="5"/>
        </table:table-row>
        <table:table-row table:style-name="ro1">
          <table:table-cell office:value-type="float" office:value="0.61023635" calcext:value-type="float">
            <text:p>0.61023635</text:p>
          </table:table-cell>
          <table:table-cell office:value-type="float" office:value="137" calcext:value-type="float">
            <text:p>137</text:p>
          </table:table-cell>
          <table:table-cell table:formula="of:=[.A138]*12" office:value-type="float" office:value="7.3228362" calcext:value-type="float">
            <text:p>7.3228362</text:p>
          </table:table-cell>
          <table:table-cell table:number-columns-repeated="5"/>
        </table:table-row>
        <table:table-row table:style-name="ro1">
          <table:table-cell office:value-type="float" office:value="0.611726219" calcext:value-type="float">
            <text:p>0.611726219</text:p>
          </table:table-cell>
          <table:table-cell office:value-type="float" office:value="138" calcext:value-type="float">
            <text:p>138</text:p>
          </table:table-cell>
          <table:table-cell table:formula="of:=[.A139]*12" office:value-type="float" office:value="7.340714628" calcext:value-type="float">
            <text:p>7.340714628</text:p>
          </table:table-cell>
          <table:table-cell table:number-columns-repeated="5"/>
        </table:table-row>
        <table:table-row table:style-name="ro1">
          <table:table-cell office:value-type="float" office:value="0.610388965" calcext:value-type="float">
            <text:p>0.610388965</text:p>
          </table:table-cell>
          <table:table-cell office:value-type="float" office:value="139" calcext:value-type="float">
            <text:p>139</text:p>
          </table:table-cell>
          <table:table-cell table:formula="of:=[.A140]*12" office:value-type="float" office:value="7.32466758" calcext:value-type="float">
            <text:p>7.32466758</text:p>
          </table:table-cell>
          <table:table-cell table:number-columns-repeated="5"/>
        </table:table-row>
        <table:table-row table:style-name="ro1">
          <table:table-cell office:value-type="float" office:value="0.611236236" calcext:value-type="float">
            <text:p>0.611236236</text:p>
          </table:table-cell>
          <table:table-cell office:value-type="float" office:value="140" calcext:value-type="float">
            <text:p>140</text:p>
          </table:table-cell>
          <table:table-cell table:formula="of:=[.A141]*12" office:value-type="float" office:value="7.334834832" calcext:value-type="float">
            <text:p>7.334834832</text:p>
          </table:table-cell>
          <table:table-cell table:number-columns-repeated="5"/>
        </table:table-row>
        <table:table-row table:style-name="ro1">
          <table:table-cell office:value-type="float" office:value="0.610264412" calcext:value-type="float">
            <text:p>0.610264412</text:p>
          </table:table-cell>
          <table:table-cell office:value-type="float" office:value="141" calcext:value-type="float">
            <text:p>141</text:p>
          </table:table-cell>
          <table:table-cell table:formula="of:=[.A142]*12" office:value-type="float" office:value="7.323172944" calcext:value-type="float">
            <text:p>7.323172944</text:p>
          </table:table-cell>
          <table:table-cell table:number-columns-repeated="5"/>
        </table:table-row>
        <table:table-row table:style-name="ro1">
          <table:table-cell office:value-type="float" office:value="0.610641732" calcext:value-type="float">
            <text:p>0.610641732</text:p>
          </table:table-cell>
          <table:table-cell office:value-type="float" office:value="142" calcext:value-type="float">
            <text:p>142</text:p>
          </table:table-cell>
          <table:table-cell table:formula="of:=[.A143]*12" office:value-type="float" office:value="7.327700784" calcext:value-type="float">
            <text:p>7.327700784</text:p>
          </table:table-cell>
          <table:table-cell table:number-columns-repeated="5"/>
        </table:table-row>
        <table:table-row table:style-name="ro1">
          <table:table-cell office:value-type="float" office:value="0.610387098" calcext:value-type="float">
            <text:p>0.610387098</text:p>
          </table:table-cell>
          <table:table-cell office:value-type="float" office:value="143" calcext:value-type="float">
            <text:p>143</text:p>
          </table:table-cell>
          <table:table-cell table:formula="of:=[.A144]*12" office:value-type="float" office:value="7.324645176" calcext:value-type="float">
            <text:p>7.324645176</text:p>
          </table:table-cell>
          <table:table-cell table:number-columns-repeated="5"/>
        </table:table-row>
        <table:table-row table:style-name="ro1">
          <table:table-cell office:value-type="float" office:value="0.610656199" calcext:value-type="float">
            <text:p>0.610656199</text:p>
          </table:table-cell>
          <table:table-cell office:value-type="float" office:value="144" calcext:value-type="float">
            <text:p>144</text:p>
          </table:table-cell>
          <table:table-cell table:formula="of:=[.A145]*12" office:value-type="float" office:value="7.327874388" calcext:value-type="float">
            <text:p>7.327874388</text:p>
          </table:table-cell>
          <table:table-cell table:number-columns-repeated="5"/>
        </table:table-row>
        <table:table-row table:style-name="ro1">
          <table:table-cell office:value-type="float" office:value="0.611317329" calcext:value-type="float">
            <text:p>0.611317329</text:p>
          </table:table-cell>
          <table:table-cell office:value-type="float" office:value="145" calcext:value-type="float">
            <text:p>145</text:p>
          </table:table-cell>
          <table:table-cell table:formula="of:=[.A146]*12" office:value-type="float" office:value="7.335807948" calcext:value-type="float">
            <text:p>7.335807948</text:p>
          </table:table-cell>
          <table:table-cell table:number-columns-repeated="5"/>
        </table:table-row>
        <table:table-row table:style-name="ro1">
          <table:table-cell office:value-type="float" office:value="0.610893901" calcext:value-type="float">
            <text:p>0.610893901</text:p>
          </table:table-cell>
          <table:table-cell office:value-type="float" office:value="146" calcext:value-type="float">
            <text:p>146</text:p>
          </table:table-cell>
          <table:table-cell table:formula="of:=[.A147]*12" office:value-type="float" office:value="7.330726812" calcext:value-type="float">
            <text:p>7.330726812</text:p>
          </table:table-cell>
          <table:table-cell table:number-columns-repeated="5"/>
        </table:table-row>
        <table:table-row table:style-name="ro1">
          <table:table-cell office:value-type="float" office:value="0.610431237" calcext:value-type="float">
            <text:p>0.610431237</text:p>
          </table:table-cell>
          <table:table-cell office:value-type="float" office:value="147" calcext:value-type="float">
            <text:p>147</text:p>
          </table:table-cell>
          <table:table-cell table:formula="of:=[.A148]*12" office:value-type="float" office:value="7.325174844" calcext:value-type="float">
            <text:p>7.325174844</text:p>
          </table:table-cell>
          <table:table-cell table:number-columns-repeated="5"/>
        </table:table-row>
        <table:table-row table:style-name="ro1">
          <table:table-cell office:value-type="float" office:value="0.611432629" calcext:value-type="float">
            <text:p>0.611432629</text:p>
          </table:table-cell>
          <table:table-cell office:value-type="float" office:value="148" calcext:value-type="float">
            <text:p>148</text:p>
          </table:table-cell>
          <table:table-cell table:formula="of:=[.A149]*12" office:value-type="float" office:value="7.337191548" calcext:value-type="float">
            <text:p>7.337191548</text:p>
          </table:table-cell>
          <table:table-cell table:number-columns-repeated="5"/>
        </table:table-row>
        <table:table-row table:style-name="ro1">
          <table:table-cell office:value-type="float" office:value="0.63460363" calcext:value-type="float">
            <text:p>0.63460363</text:p>
          </table:table-cell>
          <table:table-cell office:value-type="float" office:value="149" calcext:value-type="float">
            <text:p>149</text:p>
          </table:table-cell>
          <table:table-cell table:formula="of:=[.A150]*12" office:value-type="float" office:value="7.61524356" calcext:value-type="float">
            <text:p>7.61524356</text:p>
          </table:table-cell>
          <table:table-cell table:number-columns-repeated="5"/>
        </table:table-row>
        <table:table-row table:style-name="ro1">
          <table:table-cell office:value-type="float" office:value="0.635417084" calcext:value-type="float">
            <text:p>0.635417084</text:p>
          </table:table-cell>
          <table:table-cell office:value-type="float" office:value="150" calcext:value-type="float">
            <text:p>150</text:p>
          </table:table-cell>
          <table:table-cell table:formula="of:=[.A151]*12" office:value-type="float" office:value="7.625005008" calcext:value-type="float">
            <text:p>7.625005008</text:p>
          </table:table-cell>
          <table:table-cell table:number-columns-repeated="5"/>
        </table:table-row>
        <table:table-row table:style-name="ro1">
          <table:table-cell office:value-type="float" office:value="0.631038651" calcext:value-type="float">
            <text:p>0.631038651</text:p>
          </table:table-cell>
          <table:table-cell office:value-type="float" office:value="151" calcext:value-type="float">
            <text:p>151</text:p>
          </table:table-cell>
          <table:table-cell table:formula="of:=[.A152]*12" office:value-type="float" office:value="7.572463812" calcext:value-type="float">
            <text:p>7.572463812</text:p>
          </table:table-cell>
          <table:table-cell table:number-columns-repeated="5"/>
        </table:table-row>
        <table:table-row table:style-name="ro1">
          <table:table-cell office:value-type="float" office:value="0.631780977" calcext:value-type="float">
            <text:p>0.631780977</text:p>
          </table:table-cell>
          <table:table-cell office:value-type="float" office:value="152" calcext:value-type="float">
            <text:p>152</text:p>
          </table:table-cell>
          <table:table-cell table:formula="of:=[.A153]*12" office:value-type="float" office:value="7.581371724" calcext:value-type="float">
            <text:p>7.581371724</text:p>
          </table:table-cell>
          <table:table-cell table:number-columns-repeated="5"/>
        </table:table-row>
        <table:table-row table:style-name="ro1">
          <table:table-cell office:value-type="float" office:value="0.630772689" calcext:value-type="float">
            <text:p>0.630772689</text:p>
          </table:table-cell>
          <table:table-cell office:value-type="float" office:value="153" calcext:value-type="float">
            <text:p>153</text:p>
          </table:table-cell>
          <table:table-cell table:formula="of:=[.A154]*12" office:value-type="float" office:value="7.569272268" calcext:value-type="float">
            <text:p>7.569272268</text:p>
          </table:table-cell>
          <table:table-cell table:number-columns-repeated="5"/>
        </table:table-row>
        <table:table-row table:style-name="ro1">
          <table:table-cell office:value-type="float" office:value="0.630272929" calcext:value-type="float">
            <text:p>0.630272929</text:p>
          </table:table-cell>
          <table:table-cell office:value-type="float" office:value="154" calcext:value-type="float">
            <text:p>154</text:p>
          </table:table-cell>
          <table:table-cell table:formula="of:=[.A155]*12" office:value-type="float" office:value="7.563275148" calcext:value-type="float">
            <text:p>7.563275148</text:p>
          </table:table-cell>
          <table:table-cell table:number-columns-repeated="5"/>
        </table:table-row>
        <table:table-row table:style-name="ro1">
          <table:table-cell office:value-type="float" office:value="0.633719423" calcext:value-type="float">
            <text:p>0.633719423</text:p>
          </table:table-cell>
          <table:table-cell office:value-type="float" office:value="155" calcext:value-type="float">
            <text:p>155</text:p>
          </table:table-cell>
          <table:table-cell table:formula="of:=[.A156]*12" office:value-type="float" office:value="7.604633076" calcext:value-type="float">
            <text:p>7.604633076</text:p>
          </table:table-cell>
          <table:table-cell table:number-columns-repeated="5"/>
        </table:table-row>
        <table:table-row table:style-name="ro1">
          <table:table-cell office:value-type="float" office:value="0.632708251" calcext:value-type="float">
            <text:p>0.632708251</text:p>
          </table:table-cell>
          <table:table-cell office:value-type="float" office:value="156" calcext:value-type="float">
            <text:p>156</text:p>
          </table:table-cell>
          <table:table-cell table:formula="of:=[.A157]*12" office:value-type="float" office:value="7.592499012" calcext:value-type="float">
            <text:p>7.592499012</text:p>
          </table:table-cell>
          <table:table-cell table:number-columns-repeated="5"/>
        </table:table-row>
        <table:table-row table:style-name="ro1">
          <table:table-cell office:value-type="float" office:value="0.634585375" calcext:value-type="float">
            <text:p>0.634585375</text:p>
          </table:table-cell>
          <table:table-cell office:value-type="float" office:value="157" calcext:value-type="float">
            <text:p>157</text:p>
          </table:table-cell>
          <table:table-cell table:formula="of:=[.A158]*12" office:value-type="float" office:value="7.6150245" calcext:value-type="float">
            <text:p>7.6150245</text:p>
          </table:table-cell>
          <table:table-cell table:number-columns-repeated="5"/>
        </table:table-row>
        <table:table-row table:style-name="ro1">
          <table:table-cell office:value-type="float" office:value="0.636146678" calcext:value-type="float">
            <text:p>0.636146678</text:p>
          </table:table-cell>
          <table:table-cell office:value-type="float" office:value="158" calcext:value-type="float">
            <text:p>158</text:p>
          </table:table-cell>
          <table:table-cell table:formula="of:=[.A159]*12" office:value-type="float" office:value="7.633760136" calcext:value-type="float">
            <text:p>7.633760136</text:p>
          </table:table-cell>
          <table:table-cell table:number-columns-repeated="5"/>
        </table:table-row>
        <table:table-row table:style-name="ro1">
          <table:table-cell office:value-type="float" office:value="0.63603367" calcext:value-type="float">
            <text:p>0.63603367</text:p>
          </table:table-cell>
          <table:table-cell office:value-type="float" office:value="159" calcext:value-type="float">
            <text:p>159</text:p>
          </table:table-cell>
          <table:table-cell table:formula="of:=[.A160]*12" office:value-type="float" office:value="7.63240404" calcext:value-type="float">
            <text:p>7.63240404</text:p>
          </table:table-cell>
          <table:table-cell table:number-columns-repeated="5"/>
        </table:table-row>
        <table:table-row table:style-name="ro1">
          <table:table-cell office:value-type="float" office:value="0.632389628" calcext:value-type="float">
            <text:p>0.632389628</text:p>
          </table:table-cell>
          <table:table-cell office:value-type="float" office:value="160" calcext:value-type="float">
            <text:p>160</text:p>
          </table:table-cell>
          <table:table-cell table:formula="of:=[.A161]*12" office:value-type="float" office:value="7.588675536" calcext:value-type="float">
            <text:p>7.588675536</text:p>
          </table:table-cell>
          <table:table-cell table:number-columns-repeated="5"/>
        </table:table-row>
        <table:table-row table:style-name="ro1">
          <table:table-cell office:value-type="float" office:value="0.631275551" calcext:value-type="float">
            <text:p>0.631275551</text:p>
          </table:table-cell>
          <table:table-cell office:value-type="float" office:value="161" calcext:value-type="float">
            <text:p>161</text:p>
          </table:table-cell>
          <table:table-cell table:formula="of:=[.A162]*12" office:value-type="float" office:value="7.575306612" calcext:value-type="float">
            <text:p>7.575306612</text:p>
          </table:table-cell>
          <table:table-cell table:number-columns-repeated="5"/>
        </table:table-row>
        <table:table-row table:style-name="ro1">
          <table:table-cell office:value-type="float" office:value="0.611093942" calcext:value-type="float">
            <text:p>0.611093942</text:p>
          </table:table-cell>
          <table:table-cell office:value-type="float" office:value="162" calcext:value-type="float">
            <text:p>162</text:p>
          </table:table-cell>
          <table:table-cell table:formula="of:=[.A163]*12" office:value-type="float" office:value="7.333127304" calcext:value-type="float">
            <text:p>7.333127304</text:p>
          </table:table-cell>
          <table:table-cell table:number-columns-repeated="5"/>
        </table:table-row>
        <table:table-row table:style-name="ro1">
          <table:table-cell office:value-type="float" office:value="0.610689078" calcext:value-type="float">
            <text:p>0.610689078</text:p>
          </table:table-cell>
          <table:table-cell office:value-type="float" office:value="163" calcext:value-type="float">
            <text:p>163</text:p>
          </table:table-cell>
          <table:table-cell table:formula="of:=[.A164]*12" office:value-type="float" office:value="7.328268936" calcext:value-type="float">
            <text:p>7.328268936</text:p>
          </table:table-cell>
          <table:table-cell table:number-columns-repeated="5"/>
        </table:table-row>
        <table:table-row table:style-name="ro1">
          <table:table-cell office:value-type="float" office:value="0.609975554" calcext:value-type="float">
            <text:p>0.609975554</text:p>
          </table:table-cell>
          <table:table-cell office:value-type="float" office:value="164" calcext:value-type="float">
            <text:p>164</text:p>
          </table:table-cell>
          <table:table-cell table:formula="of:=[.A165]*12" office:value-type="float" office:value="7.319706648" calcext:value-type="float">
            <text:p>7.319706648</text:p>
          </table:table-cell>
          <table:table-cell table:number-columns-repeated="5"/>
        </table:table-row>
        <table:table-row table:style-name="ro1">
          <table:table-cell office:value-type="float" office:value="0.610416277" calcext:value-type="float">
            <text:p>0.610416277</text:p>
          </table:table-cell>
          <table:table-cell office:value-type="float" office:value="165" calcext:value-type="float">
            <text:p>165</text:p>
          </table:table-cell>
          <table:table-cell table:formula="of:=[.A166]*12" office:value-type="float" office:value="7.324995324" calcext:value-type="float">
            <text:p>7.324995324</text:p>
          </table:table-cell>
          <table:table-cell table:number-columns-repeated="5"/>
        </table:table-row>
        <table:table-row table:style-name="ro1">
          <table:table-cell office:value-type="float" office:value="0.610825915" calcext:value-type="float">
            <text:p>0.610825915</text:p>
          </table:table-cell>
          <table:table-cell office:value-type="float" office:value="166" calcext:value-type="float">
            <text:p>166</text:p>
          </table:table-cell>
          <table:table-cell table:formula="of:=[.A167]*12" office:value-type="float" office:value="7.32991098" calcext:value-type="float">
            <text:p>7.32991098</text:p>
          </table:table-cell>
          <table:table-cell table:number-columns-repeated="5"/>
        </table:table-row>
        <table:table-row table:style-name="ro1">
          <table:table-cell office:value-type="float" office:value="0.61062012" calcext:value-type="float">
            <text:p>0.61062012</text:p>
          </table:table-cell>
          <table:table-cell office:value-type="float" office:value="167" calcext:value-type="float">
            <text:p>167</text:p>
          </table:table-cell>
          <table:table-cell table:formula="of:=[.A168]*12" office:value-type="float" office:value="7.32744144" calcext:value-type="float">
            <text:p>7.32744144</text:p>
          </table:table-cell>
          <table:table-cell table:number-columns-repeated="5"/>
        </table:table-row>
        <table:table-row table:style-name="ro1">
          <table:table-cell office:value-type="float" office:value="0.610925751" calcext:value-type="float">
            <text:p>0.610925751</text:p>
          </table:table-cell>
          <table:table-cell office:value-type="float" office:value="168" calcext:value-type="float">
            <text:p>168</text:p>
          </table:table-cell>
          <table:table-cell table:formula="of:=[.A169]*12" office:value-type="float" office:value="7.331109012" calcext:value-type="float">
            <text:p>7.331109012</text:p>
          </table:table-cell>
          <table:table-cell table:number-columns-repeated="5"/>
        </table:table-row>
        <table:table-row table:style-name="ro1">
          <table:table-cell office:value-type="float" office:value="0.61019634" calcext:value-type="float">
            <text:p>0.61019634</text:p>
          </table:table-cell>
          <table:table-cell office:value-type="float" office:value="169" calcext:value-type="float">
            <text:p>169</text:p>
          </table:table-cell>
          <table:table-cell table:formula="of:=[.A170]*12" office:value-type="float" office:value="7.32235608" calcext:value-type="float">
            <text:p>7.32235608</text:p>
          </table:table-cell>
          <table:table-cell table:number-columns-repeated="5"/>
        </table:table-row>
        <table:table-row table:style-name="ro1">
          <table:table-cell office:value-type="float" office:value="0.611332397" calcext:value-type="float">
            <text:p>0.611332397</text:p>
          </table:table-cell>
          <table:table-cell office:value-type="float" office:value="170" calcext:value-type="float">
            <text:p>170</text:p>
          </table:table-cell>
          <table:table-cell table:formula="of:=[.A171]*12" office:value-type="float" office:value="7.335988764" calcext:value-type="float">
            <text:p>7.335988764</text:p>
          </table:table-cell>
          <table:table-cell table:number-columns-repeated="5"/>
        </table:table-row>
        <table:table-row table:style-name="ro1">
          <table:table-cell office:value-type="float" office:value="0.610904118" calcext:value-type="float">
            <text:p>0.610904118</text:p>
          </table:table-cell>
          <table:table-cell office:value-type="float" office:value="171" calcext:value-type="float">
            <text:p>171</text:p>
          </table:table-cell>
          <table:table-cell table:formula="of:=[.A172]*12" office:value-type="float" office:value="7.330849416" calcext:value-type="float">
            <text:p>7.330849416</text:p>
          </table:table-cell>
          <table:table-cell table:number-columns-repeated="5"/>
        </table:table-row>
        <table:table-row table:style-name="ro1">
          <table:table-cell office:value-type="float" office:value="0.610124124" calcext:value-type="float">
            <text:p>0.610124124</text:p>
          </table:table-cell>
          <table:table-cell office:value-type="float" office:value="172" calcext:value-type="float">
            <text:p>172</text:p>
          </table:table-cell>
          <table:table-cell table:formula="of:=[.A173]*12" office:value-type="float" office:value="7.321489488" calcext:value-type="float">
            <text:p>7.321489488</text:p>
          </table:table-cell>
          <table:table-cell table:number-columns-repeated="5"/>
        </table:table-row>
        <table:table-row table:style-name="ro1">
          <table:table-cell office:value-type="float" office:value="0.611126033" calcext:value-type="float">
            <text:p>0.611126033</text:p>
          </table:table-cell>
          <table:table-cell office:value-type="float" office:value="173" calcext:value-type="float">
            <text:p>173</text:p>
          </table:table-cell>
          <table:table-cell table:formula="of:=[.A174]*12" office:value-type="float" office:value="7.333512396" calcext:value-type="float">
            <text:p>7.333512396</text:p>
          </table:table-cell>
          <table:table-cell table:number-columns-repeated="5"/>
        </table:table-row>
        <table:table-row table:style-name="ro1">
          <table:table-cell office:value-type="float" office:value="0.610187416" calcext:value-type="float">
            <text:p>0.610187416</text:p>
          </table:table-cell>
          <table:table-cell office:value-type="float" office:value="174" calcext:value-type="float">
            <text:p>174</text:p>
          </table:table-cell>
          <table:table-cell table:formula="of:=[.A175]*12" office:value-type="float" office:value="7.322248992" calcext:value-type="float">
            <text:p>7.322248992</text:p>
          </table:table-cell>
          <table:table-cell table:number-columns-repeated="5"/>
        </table:table-row>
        <table:table-row table:style-name="ro1">
          <table:table-cell office:value-type="float" office:value="0.611049436" calcext:value-type="float">
            <text:p>0.611049436</text:p>
          </table:table-cell>
          <table:table-cell office:value-type="float" office:value="175" calcext:value-type="float">
            <text:p>175</text:p>
          </table:table-cell>
          <table:table-cell table:formula="of:=[.A176]*12" office:value-type="float" office:value="7.332593232" calcext:value-type="float">
            <text:p>7.332593232</text:p>
          </table:table-cell>
          <table:table-cell table:number-columns-repeated="5"/>
        </table:table-row>
        <table:table-row table:style-name="ro1">
          <table:table-cell office:value-type="float" office:value="0.609853663" calcext:value-type="float">
            <text:p>0.609853663</text:p>
          </table:table-cell>
          <table:table-cell office:value-type="float" office:value="176" calcext:value-type="float">
            <text:p>176</text:p>
          </table:table-cell>
          <table:table-cell table:formula="of:=[.A177]*12" office:value-type="float" office:value="7.318243956" calcext:value-type="float">
            <text:p>7.318243956</text:p>
          </table:table-cell>
          <table:table-cell table:number-columns-repeated="5"/>
        </table:table-row>
        <table:table-row table:style-name="ro1">
          <table:table-cell office:value-type="float" office:value="0.611279013" calcext:value-type="float">
            <text:p>0.611279013</text:p>
          </table:table-cell>
          <table:table-cell office:value-type="float" office:value="177" calcext:value-type="float">
            <text:p>177</text:p>
          </table:table-cell>
          <table:table-cell table:formula="of:=[.A178]*12" office:value-type="float" office:value="7.335348156" calcext:value-type="float">
            <text:p>7.335348156</text:p>
          </table:table-cell>
          <table:table-cell table:number-columns-repeated="5"/>
        </table:table-row>
        <table:table-row table:style-name="ro1">
          <table:table-cell office:value-type="float" office:value="0.609874854" calcext:value-type="float">
            <text:p>0.609874854</text:p>
          </table:table-cell>
          <table:table-cell office:value-type="float" office:value="178" calcext:value-type="float">
            <text:p>178</text:p>
          </table:table-cell>
          <table:table-cell table:formula="of:=[.A179]*12" office:value-type="float" office:value="7.318498248" calcext:value-type="float">
            <text:p>7.318498248</text:p>
          </table:table-cell>
          <table:table-cell table:number-columns-repeated="5"/>
        </table:table-row>
        <table:table-row table:style-name="ro1">
          <table:table-cell office:value-type="float" office:value="0.610872712" calcext:value-type="float">
            <text:p>0.610872712</text:p>
          </table:table-cell>
          <table:table-cell office:value-type="float" office:value="179" calcext:value-type="float">
            <text:p>179</text:p>
          </table:table-cell>
          <table:table-cell table:formula="of:=[.A180]*12" office:value-type="float" office:value="7.330472544" calcext:value-type="float">
            <text:p>7.330472544</text:p>
          </table:table-cell>
          <table:table-cell table:number-columns-repeated="5"/>
        </table:table-row>
        <table:table-row table:style-name="ro1">
          <table:table-cell office:value-type="float" office:value="0.61144192" calcext:value-type="float">
            <text:p>0.61144192</text:p>
          </table:table-cell>
          <table:table-cell office:value-type="float" office:value="180" calcext:value-type="float">
            <text:p>180</text:p>
          </table:table-cell>
          <table:table-cell table:formula="of:=[.A181]*12" office:value-type="float" office:value="7.33730304" calcext:value-type="float">
            <text:p>7.33730304</text:p>
          </table:table-cell>
          <table:table-cell table:number-columns-repeated="5"/>
        </table:table-row>
        <table:table-row table:style-name="ro1">
          <table:table-cell office:value-type="float" office:value="0.610721399" calcext:value-type="float">
            <text:p>0.610721399</text:p>
          </table:table-cell>
          <table:table-cell office:value-type="float" office:value="181" calcext:value-type="float">
            <text:p>181</text:p>
          </table:table-cell>
          <table:table-cell table:formula="of:=[.A182]*12" office:value-type="float" office:value="7.328656788" calcext:value-type="float">
            <text:p>7.328656788</text:p>
          </table:table-cell>
          <table:table-cell table:number-columns-repeated="5"/>
        </table:table-row>
        <table:table-row table:style-name="ro1">
          <table:table-cell office:value-type="float" office:value="0.615931601" calcext:value-type="float">
            <text:p>0.615931601</text:p>
          </table:table-cell>
          <table:table-cell office:value-type="float" office:value="182" calcext:value-type="float">
            <text:p>182</text:p>
          </table:table-cell>
          <table:table-cell table:formula="of:=[.A183]*12" office:value-type="float" office:value="7.391179212" calcext:value-type="float">
            <text:p>7.391179212</text:p>
          </table:table-cell>
          <table:table-cell table:number-columns-repeated="5"/>
        </table:table-row>
        <table:table-row table:style-name="ro1">
          <table:table-cell office:value-type="float" office:value="0.610572369" calcext:value-type="float">
            <text:p>0.610572369</text:p>
          </table:table-cell>
          <table:table-cell office:value-type="float" office:value="183" calcext:value-type="float">
            <text:p>183</text:p>
          </table:table-cell>
          <table:table-cell table:formula="of:=[.A184]*12" office:value-type="float" office:value="7.326868428" calcext:value-type="float">
            <text:p>7.326868428</text:p>
          </table:table-cell>
          <table:table-cell table:number-columns-repeated="5"/>
        </table:table-row>
        <table:table-row table:style-name="ro1">
          <table:table-cell office:value-type="float" office:value="0.610620433" calcext:value-type="float">
            <text:p>0.610620433</text:p>
          </table:table-cell>
          <table:table-cell office:value-type="float" office:value="184" calcext:value-type="float">
            <text:p>184</text:p>
          </table:table-cell>
          <table:table-cell table:formula="of:=[.A185]*12" office:value-type="float" office:value="7.327445196" calcext:value-type="float">
            <text:p>7.327445196</text:p>
          </table:table-cell>
          <table:table-cell table:number-columns-repeated="5"/>
        </table:table-row>
        <table:table-row table:style-name="ro1">
          <table:table-cell office:value-type="float" office:value="0.61107517" calcext:value-type="float">
            <text:p>0.61107517</text:p>
          </table:table-cell>
          <table:table-cell office:value-type="float" office:value="185" calcext:value-type="float">
            <text:p>185</text:p>
          </table:table-cell>
          <table:table-cell table:formula="of:=[.A186]*12" office:value-type="float" office:value="7.33290204" calcext:value-type="float">
            <text:p>7.33290204</text:p>
          </table:table-cell>
          <table:table-cell table:number-columns-repeated="5"/>
        </table:table-row>
        <table:table-row table:style-name="ro1">
          <table:table-cell office:value-type="float" office:value="0.610879527" calcext:value-type="float">
            <text:p>0.610879527</text:p>
          </table:table-cell>
          <table:table-cell office:value-type="float" office:value="186" calcext:value-type="float">
            <text:p>186</text:p>
          </table:table-cell>
          <table:table-cell table:formula="of:=[.A187]*12" office:value-type="float" office:value="7.330554324" calcext:value-type="float">
            <text:p>7.330554324</text:p>
          </table:table-cell>
          <table:table-cell table:number-columns-repeated="5"/>
        </table:table-row>
        <table:table-row table:style-name="ro1">
          <table:table-cell office:value-type="float" office:value="0.610343221" calcext:value-type="float">
            <text:p>0.610343221</text:p>
          </table:table-cell>
          <table:table-cell office:value-type="float" office:value="187" calcext:value-type="float">
            <text:p>187</text:p>
          </table:table-cell>
          <table:table-cell table:formula="of:=[.A188]*12" office:value-type="float" office:value="7.324118652" calcext:value-type="float">
            <text:p>7.324118652</text:p>
          </table:table-cell>
          <table:table-cell table:number-columns-repeated="5"/>
        </table:table-row>
        <table:table-row table:style-name="ro1">
          <table:table-cell office:value-type="float" office:value="0.610929241" calcext:value-type="float">
            <text:p>0.610929241</text:p>
          </table:table-cell>
          <table:table-cell office:value-type="float" office:value="188" calcext:value-type="float">
            <text:p>188</text:p>
          </table:table-cell>
          <table:table-cell table:formula="of:=[.A189]*12" office:value-type="float" office:value="7.331150892" calcext:value-type="float">
            <text:p>7.331150892</text:p>
          </table:table-cell>
          <table:table-cell table:number-columns-repeated="5"/>
        </table:table-row>
        <table:table-row table:style-name="ro1">
          <table:table-cell office:value-type="float" office:value="0.610262061" calcext:value-type="float">
            <text:p>0.610262061</text:p>
          </table:table-cell>
          <table:table-cell office:value-type="float" office:value="189" calcext:value-type="float">
            <text:p>189</text:p>
          </table:table-cell>
          <table:table-cell table:formula="of:=[.A190]*12" office:value-type="float" office:value="7.323144732" calcext:value-type="float">
            <text:p>7.323144732</text:p>
          </table:table-cell>
          <table:table-cell table:number-columns-repeated="5"/>
        </table:table-row>
        <table:table-row table:style-name="ro1">
          <table:table-cell office:value-type="float" office:value="0.610995583" calcext:value-type="float">
            <text:p>0.610995583</text:p>
          </table:table-cell>
          <table:table-cell office:value-type="float" office:value="190" calcext:value-type="float">
            <text:p>190</text:p>
          </table:table-cell>
          <table:table-cell table:formula="of:=[.A191]*12" office:value-type="float" office:value="7.331946996" calcext:value-type="float">
            <text:p>7.331946996</text:p>
          </table:table-cell>
          <table:table-cell table:number-columns-repeated="5"/>
        </table:table-row>
        <table:table-row table:style-name="ro1">
          <table:table-cell office:value-type="float" office:value="0.610920861" calcext:value-type="float">
            <text:p>0.610920861</text:p>
          </table:table-cell>
          <table:table-cell office:value-type="float" office:value="191" calcext:value-type="float">
            <text:p>191</text:p>
          </table:table-cell>
          <table:table-cell table:formula="of:=[.A192]*12" office:value-type="float" office:value="7.331050332" calcext:value-type="float">
            <text:p>7.331050332</text:p>
          </table:table-cell>
          <table:table-cell table:number-columns-repeated="5"/>
        </table:table-row>
        <table:table-row table:style-name="ro1">
          <table:table-cell office:value-type="float" office:value="0.611798207" calcext:value-type="float">
            <text:p>0.611798207</text:p>
          </table:table-cell>
          <table:table-cell office:value-type="float" office:value="192" calcext:value-type="float">
            <text:p>192</text:p>
          </table:table-cell>
          <table:table-cell table:formula="of:=[.A193]*12" office:value-type="float" office:value="7.341578484" calcext:value-type="float">
            <text:p>7.341578484</text:p>
          </table:table-cell>
          <table:table-cell table:number-columns-repeated="5"/>
        </table:table-row>
        <table:table-row table:style-name="ro1">
          <table:table-cell office:value-type="float" office:value="0.610199544" calcext:value-type="float">
            <text:p>0.610199544</text:p>
          </table:table-cell>
          <table:table-cell office:value-type="float" office:value="193" calcext:value-type="float">
            <text:p>193</text:p>
          </table:table-cell>
          <table:table-cell table:formula="of:=[.A194]*12" office:value-type="float" office:value="7.322394528" calcext:value-type="float">
            <text:p>7.322394528</text:p>
          </table:table-cell>
          <table:table-cell table:number-columns-repeated="5"/>
        </table:table-row>
        <table:table-row table:style-name="ro1">
          <table:table-cell office:value-type="float" office:value="0.611016848" calcext:value-type="float">
            <text:p>0.611016848</text:p>
          </table:table-cell>
          <table:table-cell office:value-type="float" office:value="194" calcext:value-type="float">
            <text:p>194</text:p>
          </table:table-cell>
          <table:table-cell table:formula="of:=[.A195]*12" office:value-type="float" office:value="7.332202176" calcext:value-type="float">
            <text:p>7.332202176</text:p>
          </table:table-cell>
          <table:table-cell table:number-columns-repeated="5"/>
        </table:table-row>
        <table:table-row table:style-name="ro1">
          <table:table-cell office:value-type="float" office:value="0.610403991" calcext:value-type="float">
            <text:p>0.610403991</text:p>
          </table:table-cell>
          <table:table-cell office:value-type="float" office:value="195" calcext:value-type="float">
            <text:p>195</text:p>
          </table:table-cell>
          <table:table-cell table:formula="of:=[.A196]*12" office:value-type="float" office:value="7.324847892" calcext:value-type="float">
            <text:p>7.324847892</text:p>
          </table:table-cell>
          <table:table-cell table:number-columns-repeated="5"/>
        </table:table-row>
        <table:table-row table:style-name="ro1">
          <table:table-cell office:value-type="float" office:value="0.611335745" calcext:value-type="float">
            <text:p>0.611335745</text:p>
          </table:table-cell>
          <table:table-cell office:value-type="float" office:value="196" calcext:value-type="float">
            <text:p>196</text:p>
          </table:table-cell>
          <table:table-cell table:formula="of:=[.A197]*12" office:value-type="float" office:value="7.33602894" calcext:value-type="float">
            <text:p>7.33602894</text:p>
          </table:table-cell>
          <table:table-cell table:number-columns-repeated="5"/>
        </table:table-row>
        <table:table-row table:style-name="ro1">
          <table:table-cell office:value-type="float" office:value="0.610302171" calcext:value-type="float">
            <text:p>0.610302171</text:p>
          </table:table-cell>
          <table:table-cell office:value-type="float" office:value="197" calcext:value-type="float">
            <text:p>197</text:p>
          </table:table-cell>
          <table:table-cell table:formula="of:=[.A198]*12" office:value-type="float" office:value="7.323626052" calcext:value-type="float">
            <text:p>7.323626052</text:p>
          </table:table-cell>
          <table:table-cell table:number-columns-repeated="5"/>
        </table:table-row>
        <table:table-row table:style-name="ro1">
          <table:table-cell office:value-type="float" office:value="0.61083598" calcext:value-type="float">
            <text:p>0.61083598</text:p>
          </table:table-cell>
          <table:table-cell office:value-type="float" office:value="198" calcext:value-type="float">
            <text:p>198</text:p>
          </table:table-cell>
          <table:table-cell table:formula="of:=[.A199]*12" office:value-type="float" office:value="7.33003176" calcext:value-type="float">
            <text:p>7.33003176</text:p>
          </table:table-cell>
          <table:table-cell table:number-columns-repeated="5"/>
        </table:table-row>
        <table:table-row table:style-name="ro1">
          <table:table-cell office:value-type="float" office:value="0.610953274" calcext:value-type="float">
            <text:p>0.610953274</text:p>
          </table:table-cell>
          <table:table-cell office:value-type="float" office:value="199" calcext:value-type="float">
            <text:p>199</text:p>
          </table:table-cell>
          <table:table-cell table:formula="of:=[.A200]*12" office:value-type="float" office:value="7.331439288" calcext:value-type="float">
            <text:p>7.331439288</text:p>
          </table:table-cell>
          <table:table-cell table:number-columns-repeated="5"/>
        </table:table-row>
        <table:table-row table:style-name="ro1">
          <table:table-cell office:value-type="float" office:value="0.610435236" calcext:value-type="float">
            <text:p>0.610435236</text:p>
          </table:table-cell>
          <table:table-cell office:value-type="float" office:value="200" calcext:value-type="float">
            <text:p>200</text:p>
          </table:table-cell>
          <table:table-cell table:formula="of:=[.A201]*12" office:value-type="float" office:value="7.325222832" calcext:value-type="float">
            <text:p>7.325222832</text:p>
          </table:table-cell>
          <table:table-cell table:number-columns-repeated="5"/>
        </table:table-row>
        <table:table-row table:style-name="ro1">
          <table:table-cell office:value-type="float" office:value="0.610618454" calcext:value-type="float">
            <text:p>0.610618454</text:p>
          </table:table-cell>
          <table:table-cell office:value-type="float" office:value="201" calcext:value-type="float">
            <text:p>201</text:p>
          </table:table-cell>
          <table:table-cell table:formula="of:=[.A202]*12" office:value-type="float" office:value="7.327421448" calcext:value-type="float">
            <text:p>7.327421448</text:p>
          </table:table-cell>
          <table:table-cell table:number-columns-repeated="5"/>
        </table:table-row>
        <table:table-row table:style-name="ro1">
          <table:table-cell office:value-type="float" office:value="0.611505015" calcext:value-type="float">
            <text:p>0.611505015</text:p>
          </table:table-cell>
          <table:table-cell office:value-type="float" office:value="202" calcext:value-type="float">
            <text:p>202</text:p>
          </table:table-cell>
          <table:table-cell table:formula="of:=[.A203]*12" office:value-type="float" office:value="7.33806018" calcext:value-type="float">
            <text:p>7.33806018</text:p>
          </table:table-cell>
          <table:table-cell table:number-columns-repeated="5"/>
        </table:table-row>
        <table:table-row table:style-name="ro1">
          <table:table-cell office:value-type="float" office:value="0.610452263" calcext:value-type="float">
            <text:p>0.610452263</text:p>
          </table:table-cell>
          <table:table-cell office:value-type="float" office:value="203" calcext:value-type="float">
            <text:p>203</text:p>
          </table:table-cell>
          <table:table-cell table:formula="of:=[.A204]*12" office:value-type="float" office:value="7.325427156" calcext:value-type="float">
            <text:p>7.325427156</text:p>
          </table:table-cell>
          <table:table-cell table:number-columns-repeated="5"/>
        </table:table-row>
        <table:table-row table:style-name="ro1">
          <table:table-cell office:value-type="float" office:value="0.610432295" calcext:value-type="float">
            <text:p>0.610432295</text:p>
          </table:table-cell>
          <table:table-cell office:value-type="float" office:value="204" calcext:value-type="float">
            <text:p>204</text:p>
          </table:table-cell>
          <table:table-cell table:formula="of:=[.A205]*12" office:value-type="float" office:value="7.32518754" calcext:value-type="float">
            <text:p>7.32518754</text:p>
          </table:table-cell>
          <table:table-cell table:number-columns-repeated="5"/>
        </table:table-row>
        <table:table-row table:style-name="ro1">
          <table:table-cell office:value-type="float" office:value="0.611949834" calcext:value-type="float">
            <text:p>0.611949834</text:p>
          </table:table-cell>
          <table:table-cell office:value-type="float" office:value="205" calcext:value-type="float">
            <text:p>205</text:p>
          </table:table-cell>
          <table:table-cell table:formula="of:=[.A206]*12" office:value-type="float" office:value="7.343398008" calcext:value-type="float">
            <text:p>7.343398008</text:p>
          </table:table-cell>
          <table:table-cell table:number-columns-repeated="5"/>
        </table:table-row>
        <table:table-row table:style-name="ro1">
          <table:table-cell office:value-type="float" office:value="0.609868834" calcext:value-type="float">
            <text:p>0.609868834</text:p>
          </table:table-cell>
          <table:table-cell office:value-type="float" office:value="206" calcext:value-type="float">
            <text:p>206</text:p>
          </table:table-cell>
          <table:table-cell table:formula="of:=[.A207]*12" office:value-type="float" office:value="7.318426008" calcext:value-type="float">
            <text:p>7.318426008</text:p>
          </table:table-cell>
          <table:table-cell table:number-columns-repeated="5"/>
        </table:table-row>
        <table:table-row table:style-name="ro1">
          <table:table-cell office:value-type="float" office:value="0.611169138" calcext:value-type="float">
            <text:p>0.611169138</text:p>
          </table:table-cell>
          <table:table-cell office:value-type="float" office:value="207" calcext:value-type="float">
            <text:p>207</text:p>
          </table:table-cell>
          <table:table-cell table:formula="of:=[.A208]*12" office:value-type="float" office:value="7.334029656" calcext:value-type="float">
            <text:p>7.334029656</text:p>
          </table:table-cell>
          <table:table-cell table:number-columns-repeated="5"/>
        </table:table-row>
        <table:table-row table:style-name="ro1">
          <table:table-cell office:value-type="float" office:value="0.61013854" calcext:value-type="float">
            <text:p>0.61013854</text:p>
          </table:table-cell>
          <table:table-cell office:value-type="float" office:value="208" calcext:value-type="float">
            <text:p>208</text:p>
          </table:table-cell>
          <table:table-cell table:formula="of:=[.A209]*12" office:value-type="float" office:value="7.32166248" calcext:value-type="float">
            <text:p>7.32166248</text:p>
          </table:table-cell>
          <table:table-cell table:number-columns-repeated="5"/>
        </table:table-row>
        <table:table-row table:style-name="ro1">
          <table:table-cell office:value-type="float" office:value="0.610801666" calcext:value-type="float">
            <text:p>0.610801666</text:p>
          </table:table-cell>
          <table:table-cell office:value-type="float" office:value="209" calcext:value-type="float">
            <text:p>209</text:p>
          </table:table-cell>
          <table:table-cell table:formula="of:=[.A210]*12" office:value-type="float" office:value="7.329619992" calcext:value-type="float">
            <text:p>7.329619992</text:p>
          </table:table-cell>
          <table:table-cell table:number-columns-repeated="5"/>
        </table:table-row>
        <table:table-row table:style-name="ro1">
          <table:table-cell office:value-type="float" office:value="0.610796953" calcext:value-type="float">
            <text:p>0.610796953</text:p>
          </table:table-cell>
          <table:table-cell office:value-type="float" office:value="210" calcext:value-type="float">
            <text:p>210</text:p>
          </table:table-cell>
          <table:table-cell table:formula="of:=[.A211]*12" office:value-type="float" office:value="7.329563436" calcext:value-type="float">
            <text:p>7.329563436</text:p>
          </table:table-cell>
          <table:table-cell table:number-columns-repeated="5"/>
        </table:table-row>
        <table:table-row table:style-name="ro1">
          <table:table-cell office:value-type="float" office:value="0.61057643" calcext:value-type="float">
            <text:p>0.61057643</text:p>
          </table:table-cell>
          <table:table-cell office:value-type="float" office:value="211" calcext:value-type="float">
            <text:p>211</text:p>
          </table:table-cell>
          <table:table-cell table:formula="of:=[.A212]*12" office:value-type="float" office:value="7.32691716" calcext:value-type="float">
            <text:p>7.32691716</text:p>
          </table:table-cell>
          <table:table-cell table:number-columns-repeated="5"/>
        </table:table-row>
        <table:table-row table:style-name="ro1">
          <table:table-cell office:value-type="float" office:value="0.611218977" calcext:value-type="float">
            <text:p>0.611218977</text:p>
          </table:table-cell>
          <table:table-cell office:value-type="float" office:value="212" calcext:value-type="float">
            <text:p>212</text:p>
          </table:table-cell>
          <table:table-cell table:formula="of:=[.A213]*12" office:value-type="float" office:value="7.334627724" calcext:value-type="float">
            <text:p>7.334627724</text:p>
          </table:table-cell>
          <table:table-cell table:number-columns-repeated="5"/>
        </table:table-row>
        <table:table-row table:style-name="ro1">
          <table:table-cell office:value-type="float" office:value="0.610664068" calcext:value-type="float">
            <text:p>0.610664068</text:p>
          </table:table-cell>
          <table:table-cell office:value-type="float" office:value="213" calcext:value-type="float">
            <text:p>213</text:p>
          </table:table-cell>
          <table:table-cell table:formula="of:=[.A214]*12" office:value-type="float" office:value="7.327968816" calcext:value-type="float">
            <text:p>7.327968816</text:p>
          </table:table-cell>
          <table:table-cell table:number-columns-repeated="5"/>
        </table:table-row>
        <table:table-row table:style-name="ro1">
          <table:table-cell office:value-type="float" office:value="0.611714362" calcext:value-type="float">
            <text:p>0.611714362</text:p>
          </table:table-cell>
          <table:table-cell office:value-type="float" office:value="214" calcext:value-type="float">
            <text:p>214</text:p>
          </table:table-cell>
          <table:table-cell table:formula="of:=[.A215]*12" office:value-type="float" office:value="7.340572344" calcext:value-type="float">
            <text:p>7.340572344</text:p>
          </table:table-cell>
          <table:table-cell table:number-columns-repeated="5"/>
        </table:table-row>
        <table:table-row table:style-name="ro1">
          <table:table-cell office:value-type="float" office:value="0.610674359" calcext:value-type="float">
            <text:p>0.610674359</text:p>
          </table:table-cell>
          <table:table-cell office:value-type="float" office:value="215" calcext:value-type="float">
            <text:p>215</text:p>
          </table:table-cell>
          <table:table-cell table:formula="of:=[.A216]*12" office:value-type="float" office:value="7.328092308" calcext:value-type="float">
            <text:p>7.328092308</text:p>
          </table:table-cell>
          <table:table-cell table:number-columns-repeated="5"/>
        </table:table-row>
        <table:table-row table:style-name="ro1">
          <table:table-cell office:value-type="float" office:value="0.61161429" calcext:value-type="float">
            <text:p>0.61161429</text:p>
          </table:table-cell>
          <table:table-cell office:value-type="float" office:value="216" calcext:value-type="float">
            <text:p>216</text:p>
          </table:table-cell>
          <table:table-cell table:formula="of:=[.A217]*12" office:value-type="float" office:value="7.33937148" calcext:value-type="float">
            <text:p>7.33937148</text:p>
          </table:table-cell>
          <table:table-cell table:number-columns-repeated="5"/>
        </table:table-row>
        <table:table-row table:style-name="ro1">
          <table:table-cell office:value-type="float" office:value="0.610713264" calcext:value-type="float">
            <text:p>0.610713264</text:p>
          </table:table-cell>
          <table:table-cell office:value-type="float" office:value="217" calcext:value-type="float">
            <text:p>217</text:p>
          </table:table-cell>
          <table:table-cell table:formula="of:=[.A218]*12" office:value-type="float" office:value="7.328559168" calcext:value-type="float">
            <text:p>7.328559168</text:p>
          </table:table-cell>
          <table:table-cell table:number-columns-repeated="5"/>
        </table:table-row>
        <table:table-row table:style-name="ro1">
          <table:table-cell office:value-type="float" office:value="0.611179336" calcext:value-type="float">
            <text:p>0.611179336</text:p>
          </table:table-cell>
          <table:table-cell office:value-type="float" office:value="218" calcext:value-type="float">
            <text:p>218</text:p>
          </table:table-cell>
          <table:table-cell table:formula="of:=[.A219]*12" office:value-type="float" office:value="7.334152032" calcext:value-type="float">
            <text:p>7.334152032</text:p>
          </table:table-cell>
          <table:table-cell table:number-columns-repeated="5"/>
        </table:table-row>
        <table:table-row table:style-name="ro1">
          <table:table-cell office:value-type="float" office:value="0.61137024" calcext:value-type="float">
            <text:p>0.61137024</text:p>
          </table:table-cell>
          <table:table-cell office:value-type="float" office:value="219" calcext:value-type="float">
            <text:p>219</text:p>
          </table:table-cell>
          <table:table-cell table:formula="of:=[.A220]*12" office:value-type="float" office:value="7.33644288" calcext:value-type="float">
            <text:p>7.33644288</text:p>
          </table:table-cell>
          <table:table-cell table:number-columns-repeated="5"/>
        </table:table-row>
        <table:table-row table:style-name="ro1">
          <table:table-cell office:value-type="float" office:value="0.61104239" calcext:value-type="float">
            <text:p>0.61104239</text:p>
          </table:table-cell>
          <table:table-cell office:value-type="float" office:value="220" calcext:value-type="float">
            <text:p>220</text:p>
          </table:table-cell>
          <table:table-cell table:formula="of:=[.A221]*12" office:value-type="float" office:value="7.33250868" calcext:value-type="float">
            <text:p>7.33250868</text:p>
          </table:table-cell>
          <table:table-cell table:number-columns-repeated="5"/>
        </table:table-row>
        <table:table-row table:style-name="ro1">
          <table:table-cell office:value-type="float" office:value="0.611077097" calcext:value-type="float">
            <text:p>0.611077097</text:p>
          </table:table-cell>
          <table:table-cell office:value-type="float" office:value="221" calcext:value-type="float">
            <text:p>221</text:p>
          </table:table-cell>
          <table:table-cell table:formula="of:=[.A222]*12" office:value-type="float" office:value="7.332925164" calcext:value-type="float">
            <text:p>7.332925164</text:p>
          </table:table-cell>
          <table:table-cell table:number-columns-repeated="5"/>
        </table:table-row>
        <table:table-row table:style-name="ro1">
          <table:table-cell office:value-type="float" office:value="0.611361843" calcext:value-type="float">
            <text:p>0.611361843</text:p>
          </table:table-cell>
          <table:table-cell office:value-type="float" office:value="222" calcext:value-type="float">
            <text:p>222</text:p>
          </table:table-cell>
          <table:table-cell table:formula="of:=[.A223]*12" office:value-type="float" office:value="7.336342116" calcext:value-type="float">
            <text:p>7.336342116</text:p>
          </table:table-cell>
          <table:table-cell table:number-columns-repeated="5"/>
        </table:table-row>
        <table:table-row table:style-name="ro1">
          <table:table-cell office:value-type="float" office:value="0.611559592" calcext:value-type="float">
            <text:p>0.611559592</text:p>
          </table:table-cell>
          <table:table-cell office:value-type="float" office:value="223" calcext:value-type="float">
            <text:p>223</text:p>
          </table:table-cell>
          <table:table-cell table:formula="of:=[.A224]*12" office:value-type="float" office:value="7.338715104" calcext:value-type="float">
            <text:p>7.338715104</text:p>
          </table:table-cell>
          <table:table-cell table:number-columns-repeated="5"/>
        </table:table-row>
        <table:table-row table:style-name="ro1">
          <table:table-cell office:value-type="float" office:value="0.610668137" calcext:value-type="float">
            <text:p>0.610668137</text:p>
          </table:table-cell>
          <table:table-cell office:value-type="float" office:value="224" calcext:value-type="float">
            <text:p>224</text:p>
          </table:table-cell>
          <table:table-cell table:formula="of:=[.A225]*12" office:value-type="float" office:value="7.328017644" calcext:value-type="float">
            <text:p>7.328017644</text:p>
          </table:table-cell>
          <table:table-cell table:number-columns-repeated="5"/>
        </table:table-row>
        <table:table-row table:style-name="ro1">
          <table:table-cell office:value-type="float" office:value="0.612534132" calcext:value-type="float">
            <text:p>0.612534132</text:p>
          </table:table-cell>
          <table:table-cell office:value-type="float" office:value="225" calcext:value-type="float">
            <text:p>225</text:p>
          </table:table-cell>
          <table:table-cell table:formula="of:=[.A226]*12" office:value-type="float" office:value="7.350409584" calcext:value-type="float">
            <text:p>7.350409584</text:p>
          </table:table-cell>
          <table:table-cell table:number-columns-repeated="5"/>
        </table:table-row>
        <table:table-row table:style-name="ro1">
          <table:table-cell office:value-type="float" office:value="0.611237796" calcext:value-type="float">
            <text:p>0.611237796</text:p>
          </table:table-cell>
          <table:table-cell office:value-type="float" office:value="226" calcext:value-type="float">
            <text:p>226</text:p>
          </table:table-cell>
          <table:table-cell table:formula="of:=[.A227]*12" office:value-type="float" office:value="7.334853552" calcext:value-type="float">
            <text:p>7.334853552</text:p>
          </table:table-cell>
          <table:table-cell table:number-columns-repeated="5"/>
        </table:table-row>
        <table:table-row table:style-name="ro1">
          <table:table-cell office:value-type="float" office:value="0.612775156" calcext:value-type="float">
            <text:p>0.612775156</text:p>
          </table:table-cell>
          <table:table-cell office:value-type="float" office:value="227" calcext:value-type="float">
            <text:p>227</text:p>
          </table:table-cell>
          <table:table-cell table:formula="of:=[.A228]*12" office:value-type="float" office:value="7.353301872" calcext:value-type="float">
            <text:p>7.353301872</text:p>
          </table:table-cell>
          <table:table-cell table:number-columns-repeated="5"/>
        </table:table-row>
        <table:table-row table:style-name="ro1">
          <table:table-cell office:value-type="float" office:value="0.611103881" calcext:value-type="float">
            <text:p>0.611103881</text:p>
          </table:table-cell>
          <table:table-cell office:value-type="float" office:value="228" calcext:value-type="float">
            <text:p>228</text:p>
          </table:table-cell>
          <table:table-cell table:formula="of:=[.A229]*12" office:value-type="float" office:value="7.333246572" calcext:value-type="float">
            <text:p>7.333246572</text:p>
          </table:table-cell>
          <table:table-cell table:number-columns-repeated="5"/>
        </table:table-row>
        <table:table-row table:style-name="ro1">
          <table:table-cell office:value-type="float" office:value="0.611157769" calcext:value-type="float">
            <text:p>0.611157769</text:p>
          </table:table-cell>
          <table:table-cell office:value-type="float" office:value="229" calcext:value-type="float">
            <text:p>229</text:p>
          </table:table-cell>
          <table:table-cell table:formula="of:=[.A230]*12" office:value-type="float" office:value="7.333893228" calcext:value-type="float">
            <text:p>7.333893228</text:p>
          </table:table-cell>
          <table:table-cell table:number-columns-repeated="5"/>
        </table:table-row>
        <table:table-row table:style-name="ro1">
          <table:table-cell office:value-type="float" office:value="0.610696732" calcext:value-type="float">
            <text:p>0.610696732</text:p>
          </table:table-cell>
          <table:table-cell office:value-type="float" office:value="230" calcext:value-type="float">
            <text:p>230</text:p>
          </table:table-cell>
          <table:table-cell table:formula="of:=[.A231]*12" office:value-type="float" office:value="7.328360784" calcext:value-type="float">
            <text:p>7.328360784</text:p>
          </table:table-cell>
          <table:table-cell table:number-columns-repeated="5"/>
        </table:table-row>
        <table:table-row table:style-name="ro1">
          <table:table-cell office:value-type="float" office:value="0.61095505" calcext:value-type="float">
            <text:p>0.61095505</text:p>
          </table:table-cell>
          <table:table-cell office:value-type="float" office:value="231" calcext:value-type="float">
            <text:p>231</text:p>
          </table:table-cell>
          <table:table-cell table:formula="of:=[.A232]*12" office:value-type="float" office:value="7.3314606" calcext:value-type="float">
            <text:p>7.3314606</text:p>
          </table:table-cell>
          <table:table-cell table:number-columns-repeated="5"/>
        </table:table-row>
        <table:table-row table:style-name="ro1">
          <table:table-cell office:value-type="float" office:value="0.611039521" calcext:value-type="float">
            <text:p>0.611039521</text:p>
          </table:table-cell>
          <table:table-cell office:value-type="float" office:value="232" calcext:value-type="float">
            <text:p>232</text:p>
          </table:table-cell>
          <table:table-cell table:formula="of:=[.A233]*12" office:value-type="float" office:value="7.332474252" calcext:value-type="float">
            <text:p>7.332474252</text:p>
          </table:table-cell>
          <table:table-cell table:number-columns-repeated="5"/>
        </table:table-row>
        <table:table-row table:style-name="ro1">
          <table:table-cell office:value-type="float" office:value="0.610531372" calcext:value-type="float">
            <text:p>0.610531372</text:p>
          </table:table-cell>
          <table:table-cell office:value-type="float" office:value="233" calcext:value-type="float">
            <text:p>233</text:p>
          </table:table-cell>
          <table:table-cell table:formula="of:=[.A234]*12" office:value-type="float" office:value="7.326376464" calcext:value-type="float">
            <text:p>7.326376464</text:p>
          </table:table-cell>
          <table:table-cell table:number-columns-repeated="5"/>
        </table:table-row>
        <table:table-row table:style-name="ro1">
          <table:table-cell office:value-type="float" office:value="0.612156253" calcext:value-type="float">
            <text:p>0.612156253</text:p>
          </table:table-cell>
          <table:table-cell office:value-type="float" office:value="234" calcext:value-type="float">
            <text:p>234</text:p>
          </table:table-cell>
          <table:table-cell table:formula="of:=[.A235]*12" office:value-type="float" office:value="7.345875036" calcext:value-type="float">
            <text:p>7.345875036</text:p>
          </table:table-cell>
          <table:table-cell table:number-columns-repeated="5"/>
        </table:table-row>
        <table:table-row table:style-name="ro1">
          <table:table-cell office:value-type="float" office:value="0.610090045" calcext:value-type="float">
            <text:p>0.610090045</text:p>
          </table:table-cell>
          <table:table-cell office:value-type="float" office:value="235" calcext:value-type="float">
            <text:p>235</text:p>
          </table:table-cell>
          <table:table-cell table:formula="of:=[.A236]*12" office:value-type="float" office:value="7.32108054" calcext:value-type="float">
            <text:p>7.32108054</text:p>
          </table:table-cell>
          <table:table-cell table:number-columns-repeated="5"/>
        </table:table-row>
        <table:table-row table:style-name="ro1">
          <table:table-cell office:value-type="float" office:value="0.611674883" calcext:value-type="float">
            <text:p>0.611674883</text:p>
          </table:table-cell>
          <table:table-cell office:value-type="float" office:value="236" calcext:value-type="float">
            <text:p>236</text:p>
          </table:table-cell>
          <table:table-cell table:formula="of:=[.A237]*12" office:value-type="float" office:value="7.340098596" calcext:value-type="float">
            <text:p>7.340098596</text:p>
          </table:table-cell>
          <table:table-cell table:number-columns-repeated="5"/>
        </table:table-row>
        <table:table-row table:style-name="ro1">
          <table:table-cell office:value-type="float" office:value="0.619558254" calcext:value-type="float">
            <text:p>0.619558254</text:p>
          </table:table-cell>
          <table:table-cell office:value-type="float" office:value="237" calcext:value-type="float">
            <text:p>237</text:p>
          </table:table-cell>
          <table:table-cell table:formula="of:=[.A238]*12" office:value-type="float" office:value="7.434699048" calcext:value-type="float">
            <text:p>7.434699048</text:p>
          </table:table-cell>
          <table:table-cell table:number-columns-repeated="5"/>
        </table:table-row>
        <table:table-row table:style-name="ro1">
          <table:table-cell office:value-type="float" office:value="0.625266036" calcext:value-type="float">
            <text:p>0.625266036</text:p>
          </table:table-cell>
          <table:table-cell office:value-type="float" office:value="238" calcext:value-type="float">
            <text:p>238</text:p>
          </table:table-cell>
          <table:table-cell table:formula="of:=[.A239]*12" office:value-type="float" office:value="7.503192432" calcext:value-type="float">
            <text:p>7.503192432</text:p>
          </table:table-cell>
          <table:table-cell table:number-columns-repeated="5"/>
        </table:table-row>
        <table:table-row table:style-name="ro1">
          <table:table-cell office:value-type="float" office:value="0.621173258" calcext:value-type="float">
            <text:p>0.621173258</text:p>
          </table:table-cell>
          <table:table-cell office:value-type="float" office:value="239" calcext:value-type="float">
            <text:p>239</text:p>
          </table:table-cell>
          <table:table-cell table:formula="of:=[.A240]*12" office:value-type="float" office:value="7.454079096" calcext:value-type="float">
            <text:p>7.454079096</text:p>
          </table:table-cell>
          <table:table-cell table:number-columns-repeated="5"/>
        </table:table-row>
        <table:table-row table:style-name="ro1">
          <table:table-cell office:value-type="float" office:value="0.625170708" calcext:value-type="float">
            <text:p>0.625170708</text:p>
          </table:table-cell>
          <table:table-cell office:value-type="float" office:value="240" calcext:value-type="float">
            <text:p>240</text:p>
          </table:table-cell>
          <table:table-cell table:formula="of:=[.A241]*12" office:value-type="float" office:value="7.502048496" calcext:value-type="float">
            <text:p>7.502048496</text:p>
          </table:table-cell>
          <table:table-cell table:number-columns-repeated="5"/>
        </table:table-row>
        <table:table-row table:style-name="ro1">
          <table:table-cell office:value-type="float" office:value="0.619853951" calcext:value-type="float">
            <text:p>0.619853951</text:p>
          </table:table-cell>
          <table:table-cell office:value-type="float" office:value="241" calcext:value-type="float">
            <text:p>241</text:p>
          </table:table-cell>
          <table:table-cell table:formula="of:=[.A242]*12" office:value-type="float" office:value="7.438247412" calcext:value-type="float">
            <text:p>7.438247412</text:p>
          </table:table-cell>
          <table:table-cell table:number-columns-repeated="5"/>
        </table:table-row>
        <table:table-row table:style-name="ro1">
          <table:table-cell office:value-type="float" office:value="0.620415548" calcext:value-type="float">
            <text:p>0.620415548</text:p>
          </table:table-cell>
          <table:table-cell office:value-type="float" office:value="242" calcext:value-type="float">
            <text:p>242</text:p>
          </table:table-cell>
          <table:table-cell table:formula="of:=[.A243]*12" office:value-type="float" office:value="7.444986576" calcext:value-type="float">
            <text:p>7.444986576</text:p>
          </table:table-cell>
          <table:table-cell table:number-columns-repeated="5"/>
        </table:table-row>
        <table:table-row table:style-name="ro1">
          <table:table-cell office:value-type="float" office:value="0.623355737" calcext:value-type="float">
            <text:p>0.623355737</text:p>
          </table:table-cell>
          <table:table-cell office:value-type="float" office:value="243" calcext:value-type="float">
            <text:p>243</text:p>
          </table:table-cell>
          <table:table-cell table:formula="of:=[.A244]*12" office:value-type="float" office:value="7.480268844" calcext:value-type="float">
            <text:p>7.480268844</text:p>
          </table:table-cell>
          <table:table-cell table:number-columns-repeated="5"/>
        </table:table-row>
        <table:table-row table:style-name="ro1">
          <table:table-cell office:value-type="float" office:value="0.622180992" calcext:value-type="float">
            <text:p>0.622180992</text:p>
          </table:table-cell>
          <table:table-cell office:value-type="float" office:value="244" calcext:value-type="float">
            <text:p>244</text:p>
          </table:table-cell>
          <table:table-cell table:formula="of:=[.A245]*12" office:value-type="float" office:value="7.466171904" calcext:value-type="float">
            <text:p>7.466171904</text:p>
          </table:table-cell>
          <table:table-cell table:number-columns-repeated="5"/>
        </table:table-row>
        <table:table-row table:style-name="ro1">
          <table:table-cell office:value-type="float" office:value="0.619941924" calcext:value-type="float">
            <text:p>0.619941924</text:p>
          </table:table-cell>
          <table:table-cell office:value-type="float" office:value="245" calcext:value-type="float">
            <text:p>245</text:p>
          </table:table-cell>
          <table:table-cell table:formula="of:=[.A246]*12" office:value-type="float" office:value="7.439303088" calcext:value-type="float">
            <text:p>7.439303088</text:p>
          </table:table-cell>
          <table:table-cell table:number-columns-repeated="5"/>
        </table:table-row>
        <table:table-row table:style-name="ro1">
          <table:table-cell office:value-type="float" office:value="0.619739216" calcext:value-type="float">
            <text:p>0.619739216</text:p>
          </table:table-cell>
          <table:table-cell office:value-type="float" office:value="246" calcext:value-type="float">
            <text:p>246</text:p>
          </table:table-cell>
          <table:table-cell table:formula="of:=[.A247]*12" office:value-type="float" office:value="7.436870592" calcext:value-type="float">
            <text:p>7.436870592</text:p>
          </table:table-cell>
          <table:table-cell table:number-columns-repeated="5"/>
        </table:table-row>
        <table:table-row table:style-name="ro1">
          <table:table-cell office:value-type="float" office:value="0.621168653" calcext:value-type="float">
            <text:p>0.621168653</text:p>
          </table:table-cell>
          <table:table-cell office:value-type="float" office:value="247" calcext:value-type="float">
            <text:p>247</text:p>
          </table:table-cell>
          <table:table-cell table:formula="of:=[.A248]*12" office:value-type="float" office:value="7.454023836" calcext:value-type="float">
            <text:p>7.454023836</text:p>
          </table:table-cell>
          <table:table-cell table:number-columns-repeated="5"/>
        </table:table-row>
        <table:table-row table:style-name="ro1">
          <table:table-cell office:value-type="float" office:value="0.619587654" calcext:value-type="float">
            <text:p>0.619587654</text:p>
          </table:table-cell>
          <table:table-cell office:value-type="float" office:value="248" calcext:value-type="float">
            <text:p>248</text:p>
          </table:table-cell>
          <table:table-cell table:formula="of:=[.A249]*12" office:value-type="float" office:value="7.435051848" calcext:value-type="float">
            <text:p>7.435051848</text:p>
          </table:table-cell>
          <table:table-cell table:number-columns-repeated="5"/>
        </table:table-row>
        <table:table-row table:style-name="ro1">
          <table:table-cell office:value-type="float" office:value="0.601236369" calcext:value-type="float">
            <text:p>0.601236369</text:p>
          </table:table-cell>
          <table:table-cell office:value-type="float" office:value="249" calcext:value-type="float">
            <text:p>249</text:p>
          </table:table-cell>
          <table:table-cell table:formula="of:=[.A250]*12" office:value-type="float" office:value="7.214836428" calcext:value-type="float">
            <text:p>7.214836428</text:p>
          </table:table-cell>
          <table:table-cell table:number-columns-repeated="5"/>
        </table:table-row>
        <table:table-row table:style-name="ro1">
          <table:table-cell office:value-type="float" office:value="0.598640379" calcext:value-type="float">
            <text:p>0.598640379</text:p>
          </table:table-cell>
          <table:table-cell office:value-type="float" office:value="250" calcext:value-type="float">
            <text:p>250</text:p>
          </table:table-cell>
          <table:table-cell table:formula="of:=[.A251]*12" office:value-type="float" office:value="7.183684548" calcext:value-type="float">
            <text:p>7.183684548</text:p>
          </table:table-cell>
          <table:table-cell table:number-columns-repeated="5"/>
        </table:table-row>
        <table:table-row table:style-name="ro1">
          <table:table-cell office:value-type="float" office:value="0.611973078" calcext:value-type="float">
            <text:p>0.611973078</text:p>
          </table:table-cell>
          <table:table-cell office:value-type="float" office:value="251" calcext:value-type="float">
            <text:p>251</text:p>
          </table:table-cell>
          <table:table-cell table:formula="of:=[.A252]*12" office:value-type="float" office:value="7.343676936" calcext:value-type="float">
            <text:p>7.343676936</text:p>
          </table:table-cell>
          <table:table-cell table:number-columns-repeated="5"/>
        </table:table-row>
        <table:table-row table:style-name="ro1">
          <table:table-cell office:value-type="float" office:value="0.626603693" calcext:value-type="float">
            <text:p>0.626603693</text:p>
          </table:table-cell>
          <table:table-cell office:value-type="float" office:value="252" calcext:value-type="float">
            <text:p>252</text:p>
          </table:table-cell>
          <table:table-cell table:formula="of:=[.A253]*12" office:value-type="float" office:value="7.519244316" calcext:value-type="float">
            <text:p>7.519244316</text:p>
          </table:table-cell>
          <table:table-cell table:number-columns-repeated="5"/>
        </table:table-row>
        <table:table-row table:style-name="ro1">
          <table:table-cell office:value-type="float" office:value="0.599447368" calcext:value-type="float">
            <text:p>0.599447368</text:p>
          </table:table-cell>
          <table:table-cell office:value-type="float" office:value="253" calcext:value-type="float">
            <text:p>253</text:p>
          </table:table-cell>
          <table:table-cell table:formula="of:=[.A254]*12" office:value-type="float" office:value="7.193368416" calcext:value-type="float">
            <text:p>7.193368416</text:p>
          </table:table-cell>
          <table:table-cell table:number-columns-repeated="5"/>
        </table:table-row>
        <table:table-row table:style-name="ro1">
          <table:table-cell office:value-type="float" office:value="0.598390008" calcext:value-type="float">
            <text:p>0.598390008</text:p>
          </table:table-cell>
          <table:table-cell office:value-type="float" office:value="254" calcext:value-type="float">
            <text:p>254</text:p>
          </table:table-cell>
          <table:table-cell table:formula="of:=[.A255]*12" office:value-type="float" office:value="7.180680096" calcext:value-type="float">
            <text:p>7.180680096</text:p>
          </table:table-cell>
          <table:table-cell table:number-columns-repeated="5"/>
        </table:table-row>
        <table:table-row table:style-name="ro1">
          <table:table-cell office:value-type="float" office:value="0.59849108" calcext:value-type="float">
            <text:p>0.59849108</text:p>
          </table:table-cell>
          <table:table-cell office:value-type="float" office:value="255" calcext:value-type="float">
            <text:p>255</text:p>
          </table:table-cell>
          <table:table-cell table:formula="of:=[.A256]*12" office:value-type="float" office:value="7.18189296" calcext:value-type="float">
            <text:p>7.18189296</text:p>
          </table:table-cell>
          <table:table-cell table:number-columns-repeated="5"/>
        </table:table-row>
        <table:table-row table:style-name="ro1">
          <table:table-cell office:value-type="float" office:value="0.598080917" calcext:value-type="float">
            <text:p>0.598080917</text:p>
          </table:table-cell>
          <table:table-cell office:value-type="float" office:value="256" calcext:value-type="float">
            <text:p>256</text:p>
          </table:table-cell>
          <table:table-cell table:formula="of:=[.A257]*12" office:value-type="float" office:value="7.176971004" calcext:value-type="float">
            <text:p>7.176971004</text:p>
          </table:table-cell>
          <table:table-cell table:number-columns-repeated="5"/>
        </table:table-row>
        <table:table-row table:style-name="ro1">
          <table:table-cell office:value-type="float" office:value="0.599205613" calcext:value-type="float">
            <text:p>0.599205613</text:p>
          </table:table-cell>
          <table:table-cell office:value-type="float" office:value="257" calcext:value-type="float">
            <text:p>257</text:p>
          </table:table-cell>
          <table:table-cell table:formula="of:=[.A258]*12" office:value-type="float" office:value="7.190467356" calcext:value-type="float">
            <text:p>7.190467356</text:p>
          </table:table-cell>
          <table:table-cell table:number-columns-repeated="5"/>
        </table:table-row>
        <table:table-row table:style-name="ro1">
          <table:table-cell office:value-type="float" office:value="0.598318292" calcext:value-type="float">
            <text:p>0.598318292</text:p>
          </table:table-cell>
          <table:table-cell office:value-type="float" office:value="258" calcext:value-type="float">
            <text:p>258</text:p>
          </table:table-cell>
          <table:table-cell table:formula="of:=[.A259]*12" office:value-type="float" office:value="7.179819504" calcext:value-type="float">
            <text:p>7.179819504</text:p>
          </table:table-cell>
          <table:table-cell table:number-columns-repeated="5"/>
        </table:table-row>
        <table:table-row table:style-name="ro1">
          <table:table-cell office:value-type="float" office:value="0.599031511" calcext:value-type="float">
            <text:p>0.599031511</text:p>
          </table:table-cell>
          <table:table-cell office:value-type="float" office:value="259" calcext:value-type="float">
            <text:p>259</text:p>
          </table:table-cell>
          <table:table-cell table:formula="of:=[.A260]*12" office:value-type="float" office:value="7.188378132" calcext:value-type="float">
            <text:p>7.188378132</text:p>
          </table:table-cell>
          <table:table-cell table:number-columns-repeated="5"/>
        </table:table-row>
        <table:table-row table:style-name="ro1">
          <table:table-cell office:value-type="float" office:value="0.598307886" calcext:value-type="float">
            <text:p>0.598307886</text:p>
          </table:table-cell>
          <table:table-cell office:value-type="float" office:value="260" calcext:value-type="float">
            <text:p>260</text:p>
          </table:table-cell>
          <table:table-cell table:formula="of:=[.A261]*12" office:value-type="float" office:value="7.179694632" calcext:value-type="float">
            <text:p>7.179694632</text:p>
          </table:table-cell>
          <table:table-cell table:number-columns-repeated="5"/>
        </table:table-row>
        <table:table-row table:style-name="ro1">
          <table:table-cell office:value-type="float" office:value="0.600003906" calcext:value-type="float">
            <text:p>0.600003906</text:p>
          </table:table-cell>
          <table:table-cell office:value-type="float" office:value="261" calcext:value-type="float">
            <text:p>261</text:p>
          </table:table-cell>
          <table:table-cell table:formula="of:=[.A262]*12" office:value-type="float" office:value="7.200046872" calcext:value-type="float">
            <text:p>7.200046872</text:p>
          </table:table-cell>
          <table:table-cell table:number-columns-repeated="5"/>
        </table:table-row>
        <table:table-row table:style-name="ro1">
          <table:table-cell office:value-type="float" office:value="0.599095206" calcext:value-type="float">
            <text:p>0.599095206</text:p>
          </table:table-cell>
          <table:table-cell office:value-type="float" office:value="262" calcext:value-type="float">
            <text:p>262</text:p>
          </table:table-cell>
          <table:table-cell table:formula="of:=[.A263]*12" office:value-type="float" office:value="7.189142472" calcext:value-type="float">
            <text:p>7.189142472</text:p>
          </table:table-cell>
          <table:table-cell table:number-columns-repeated="5"/>
        </table:table-row>
        <table:table-row table:style-name="ro1">
          <table:table-cell office:value-type="float" office:value="0.600234837" calcext:value-type="float">
            <text:p>0.600234837</text:p>
          </table:table-cell>
          <table:table-cell office:value-type="float" office:value="263" calcext:value-type="float">
            <text:p>263</text:p>
          </table:table-cell>
          <table:table-cell table:formula="of:=[.A264]*12" office:value-type="float" office:value="7.202818044" calcext:value-type="float">
            <text:p>7.202818044</text:p>
          </table:table-cell>
          <table:table-cell table:number-columns-repeated="5"/>
        </table:table-row>
        <table:table-row table:style-name="ro1">
          <table:table-cell office:value-type="float" office:value="0.602344394" calcext:value-type="float">
            <text:p>0.602344394</text:p>
          </table:table-cell>
          <table:table-cell office:value-type="float" office:value="264" calcext:value-type="float">
            <text:p>264</text:p>
          </table:table-cell>
          <table:table-cell table:formula="of:=[.A265]*12" office:value-type="float" office:value="7.228132728" calcext:value-type="float">
            <text:p>7.228132728</text:p>
          </table:table-cell>
          <table:table-cell table:number-columns-repeated="5"/>
        </table:table-row>
        <table:table-row table:style-name="ro1">
          <table:table-cell office:value-type="float" office:value="0.604785502" calcext:value-type="float">
            <text:p>0.604785502</text:p>
          </table:table-cell>
          <table:table-cell office:value-type="float" office:value="265" calcext:value-type="float">
            <text:p>265</text:p>
          </table:table-cell>
          <table:table-cell table:formula="of:=[.A266]*12" office:value-type="float" office:value="7.257426024" calcext:value-type="float">
            <text:p>7.257426024</text:p>
          </table:table-cell>
          <table:table-cell table:number-columns-repeated="5"/>
        </table:table-row>
        <table:table-row table:style-name="ro1">
          <table:table-cell office:value-type="float" office:value="0.599083736" calcext:value-type="float">
            <text:p>0.599083736</text:p>
          </table:table-cell>
          <table:table-cell office:value-type="float" office:value="266" calcext:value-type="float">
            <text:p>266</text:p>
          </table:table-cell>
          <table:table-cell table:formula="of:=[.A267]*12" office:value-type="float" office:value="7.189004832" calcext:value-type="float">
            <text:p>7.189004832</text:p>
          </table:table-cell>
          <table:table-cell table:number-columns-repeated="5"/>
        </table:table-row>
        <table:table-row table:style-name="ro1">
          <table:table-cell office:value-type="float" office:value="0.597682271" calcext:value-type="float">
            <text:p>0.597682271</text:p>
          </table:table-cell>
          <table:table-cell office:value-type="float" office:value="267" calcext:value-type="float">
            <text:p>267</text:p>
          </table:table-cell>
          <table:table-cell table:formula="of:=[.A268]*12" office:value-type="float" office:value="7.172187252" calcext:value-type="float">
            <text:p>7.172187252</text:p>
          </table:table-cell>
          <table:table-cell table:number-columns-repeated="5"/>
        </table:table-row>
        <table:table-row table:style-name="ro1">
          <table:table-cell office:value-type="float" office:value="0.59850756" calcext:value-type="float">
            <text:p>0.59850756</text:p>
          </table:table-cell>
          <table:table-cell office:value-type="float" office:value="268" calcext:value-type="float">
            <text:p>268</text:p>
          </table:table-cell>
          <table:table-cell table:formula="of:=[.A269]*12" office:value-type="float" office:value="7.18209072" calcext:value-type="float">
            <text:p>7.18209072</text:p>
          </table:table-cell>
          <table:table-cell table:number-columns-repeated="5"/>
        </table:table-row>
        <table:table-row table:style-name="ro1">
          <table:table-cell office:value-type="float" office:value="0.599868126" calcext:value-type="float">
            <text:p>0.599868126</text:p>
          </table:table-cell>
          <table:table-cell office:value-type="float" office:value="269" calcext:value-type="float">
            <text:p>269</text:p>
          </table:table-cell>
          <table:table-cell table:formula="of:=[.A270]*12" office:value-type="float" office:value="7.198417512" calcext:value-type="float">
            <text:p>7.198417512</text:p>
          </table:table-cell>
          <table:table-cell table:number-columns-repeated="5"/>
        </table:table-row>
        <table:table-row table:style-name="ro1">
          <table:table-cell office:value-type="float" office:value="0.59842095" calcext:value-type="float">
            <text:p>0.59842095</text:p>
          </table:table-cell>
          <table:table-cell office:value-type="float" office:value="270" calcext:value-type="float">
            <text:p>270</text:p>
          </table:table-cell>
          <table:table-cell table:formula="of:=[.A271]*12" office:value-type="float" office:value="7.1810514" calcext:value-type="float">
            <text:p>7.1810514</text:p>
          </table:table-cell>
          <table:table-cell table:number-columns-repeated="5"/>
        </table:table-row>
        <table:table-row table:style-name="ro1">
          <table:table-cell office:value-type="float" office:value="0.598084163" calcext:value-type="float">
            <text:p>0.598084163</text:p>
          </table:table-cell>
          <table:table-cell office:value-type="float" office:value="271" calcext:value-type="float">
            <text:p>271</text:p>
          </table:table-cell>
          <table:table-cell table:formula="of:=[.A272]*12" office:value-type="float" office:value="7.177009956" calcext:value-type="float">
            <text:p>7.177009956</text:p>
          </table:table-cell>
          <table:table-cell table:number-columns-repeated="5"/>
        </table:table-row>
        <table:table-row table:style-name="ro1">
          <table:table-cell office:value-type="float" office:value="0.598595012" calcext:value-type="float">
            <text:p>0.598595012</text:p>
          </table:table-cell>
          <table:table-cell office:value-type="float" office:value="272" calcext:value-type="float">
            <text:p>272</text:p>
          </table:table-cell>
          <table:table-cell table:formula="of:=[.A273]*12" office:value-type="float" office:value="7.183140144" calcext:value-type="float">
            <text:p>7.183140144</text:p>
          </table:table-cell>
          <table:table-cell table:number-columns-repeated="5"/>
        </table:table-row>
        <table:table-row table:style-name="ro1">
          <table:table-cell office:value-type="float" office:value="0.598649527" calcext:value-type="float">
            <text:p>0.598649527</text:p>
          </table:table-cell>
          <table:table-cell office:value-type="float" office:value="273" calcext:value-type="float">
            <text:p>273</text:p>
          </table:table-cell>
          <table:table-cell table:formula="of:=[.A274]*12" office:value-type="float" office:value="7.183794324" calcext:value-type="float">
            <text:p>7.183794324</text:p>
          </table:table-cell>
          <table:table-cell table:number-columns-repeated="5"/>
        </table:table-row>
        <table:table-row table:style-name="ro1">
          <table:table-cell office:value-type="float" office:value="0.597672841" calcext:value-type="float">
            <text:p>0.597672841</text:p>
          </table:table-cell>
          <table:table-cell office:value-type="float" office:value="274" calcext:value-type="float">
            <text:p>274</text:p>
          </table:table-cell>
          <table:table-cell table:formula="of:=[.A275]*12" office:value-type="float" office:value="7.172074092" calcext:value-type="float">
            <text:p>7.172074092</text:p>
          </table:table-cell>
          <table:table-cell table:number-columns-repeated="5"/>
        </table:table-row>
        <table:table-row table:style-name="ro1">
          <table:table-cell office:value-type="float" office:value="0.598596858" calcext:value-type="float">
            <text:p>0.598596858</text:p>
          </table:table-cell>
          <table:table-cell office:value-type="float" office:value="275" calcext:value-type="float">
            <text:p>275</text:p>
          </table:table-cell>
          <table:table-cell table:formula="of:=[.A276]*12" office:value-type="float" office:value="7.183162296" calcext:value-type="float">
            <text:p>7.183162296</text:p>
          </table:table-cell>
          <table:table-cell table:number-columns-repeated="5"/>
        </table:table-row>
        <table:table-row table:style-name="ro1">
          <table:table-cell office:value-type="float" office:value="0.597362973" calcext:value-type="float">
            <text:p>0.597362973</text:p>
          </table:table-cell>
          <table:table-cell office:value-type="float" office:value="276" calcext:value-type="float">
            <text:p>276</text:p>
          </table:table-cell>
          <table:table-cell table:formula="of:=[.A277]*12" office:value-type="float" office:value="7.168355676" calcext:value-type="float">
            <text:p>7.168355676</text:p>
          </table:table-cell>
          <table:table-cell table:number-columns-repeated="5"/>
        </table:table-row>
        <table:table-row table:style-name="ro1">
          <table:table-cell office:value-type="float" office:value="0.598234828" calcext:value-type="float">
            <text:p>0.598234828</text:p>
          </table:table-cell>
          <table:table-cell office:value-type="float" office:value="277" calcext:value-type="float">
            <text:p>277</text:p>
          </table:table-cell>
          <table:table-cell table:formula="of:=[.A278]*12" office:value-type="float" office:value="7.178817936" calcext:value-type="float">
            <text:p>7.178817936</text:p>
          </table:table-cell>
          <table:table-cell table:number-columns-repeated="5"/>
        </table:table-row>
        <table:table-row table:style-name="ro1">
          <table:table-cell office:value-type="float" office:value="0.598157003" calcext:value-type="float">
            <text:p>0.598157003</text:p>
          </table:table-cell>
          <table:table-cell office:value-type="float" office:value="278" calcext:value-type="float">
            <text:p>278</text:p>
          </table:table-cell>
          <table:table-cell table:formula="of:=[.A279]*12" office:value-type="float" office:value="7.177884036" calcext:value-type="float">
            <text:p>7.177884036</text:p>
          </table:table-cell>
          <table:table-cell table:number-columns-repeated="5"/>
        </table:table-row>
        <table:table-row table:style-name="ro1">
          <table:table-cell office:value-type="float" office:value="0.599106479" calcext:value-type="float">
            <text:p>0.599106479</text:p>
          </table:table-cell>
          <table:table-cell office:value-type="float" office:value="279" calcext:value-type="float">
            <text:p>279</text:p>
          </table:table-cell>
          <table:table-cell table:formula="of:=[.A280]*12" office:value-type="float" office:value="7.189277748" calcext:value-type="float">
            <text:p>7.189277748</text:p>
          </table:table-cell>
          <table:table-cell table:number-columns-repeated="5"/>
        </table:table-row>
        <table:table-row table:style-name="ro1">
          <table:table-cell office:value-type="float" office:value="0.598214984" calcext:value-type="float">
            <text:p>0.598214984</text:p>
          </table:table-cell>
          <table:table-cell office:value-type="float" office:value="280" calcext:value-type="float">
            <text:p>280</text:p>
          </table:table-cell>
          <table:table-cell table:formula="of:=[.A281]*12" office:value-type="float" office:value="7.178579808" calcext:value-type="float">
            <text:p>7.178579808</text:p>
          </table:table-cell>
          <table:table-cell table:number-columns-repeated="5"/>
        </table:table-row>
        <table:table-row table:style-name="ro1">
          <table:table-cell office:value-type="float" office:value="0.599405465" calcext:value-type="float">
            <text:p>0.599405465</text:p>
          </table:table-cell>
          <table:table-cell office:value-type="float" office:value="281" calcext:value-type="float">
            <text:p>281</text:p>
          </table:table-cell>
          <table:table-cell table:formula="of:=[.A282]*12" office:value-type="float" office:value="7.19286558" calcext:value-type="float">
            <text:p>7.19286558</text:p>
          </table:table-cell>
          <table:table-cell table:number-columns-repeated="5"/>
        </table:table-row>
        <table:table-row table:style-name="ro1">
          <table:table-cell office:value-type="float" office:value="0.599386791" calcext:value-type="float">
            <text:p>0.599386791</text:p>
          </table:table-cell>
          <table:table-cell office:value-type="float" office:value="282" calcext:value-type="float">
            <text:p>282</text:p>
          </table:table-cell>
          <table:table-cell table:formula="of:=[.A283]*12" office:value-type="float" office:value="7.192641492" calcext:value-type="float">
            <text:p>7.192641492</text:p>
          </table:table-cell>
          <table:table-cell table:number-columns-repeated="5"/>
        </table:table-row>
        <table:table-row table:style-name="ro1">
          <table:table-cell office:value-type="float" office:value="0.598410657" calcext:value-type="float">
            <text:p>0.598410657</text:p>
          </table:table-cell>
          <table:table-cell office:value-type="float" office:value="283" calcext:value-type="float">
            <text:p>283</text:p>
          </table:table-cell>
          <table:table-cell table:formula="of:=[.A284]*12" office:value-type="float" office:value="7.180927884" calcext:value-type="float">
            <text:p>7.180927884</text:p>
          </table:table-cell>
          <table:table-cell table:number-columns-repeated="5"/>
        </table:table-row>
        <table:table-row table:style-name="ro1">
          <table:table-cell office:value-type="float" office:value="0.598224735" calcext:value-type="float">
            <text:p>0.598224735</text:p>
          </table:table-cell>
          <table:table-cell office:value-type="float" office:value="284" calcext:value-type="float">
            <text:p>284</text:p>
          </table:table-cell>
          <table:table-cell table:formula="of:=[.A285]*12" office:value-type="float" office:value="7.17869682" calcext:value-type="float">
            <text:p>7.17869682</text:p>
          </table:table-cell>
          <table:table-cell table:number-columns-repeated="5"/>
        </table:table-row>
        <table:table-row table:style-name="ro1">
          <table:table-cell office:value-type="float" office:value="0.598273604" calcext:value-type="float">
            <text:p>0.598273604</text:p>
          </table:table-cell>
          <table:table-cell office:value-type="float" office:value="285" calcext:value-type="float">
            <text:p>285</text:p>
          </table:table-cell>
          <table:table-cell table:formula="of:=[.A286]*12" office:value-type="float" office:value="7.179283248" calcext:value-type="float">
            <text:p>7.179283248</text:p>
          </table:table-cell>
          <table:table-cell table:number-columns-repeated="5"/>
        </table:table-row>
        <table:table-row table:style-name="ro1">
          <table:table-cell office:value-type="float" office:value="0.598430674" calcext:value-type="float">
            <text:p>0.598430674</text:p>
          </table:table-cell>
          <table:table-cell office:value-type="float" office:value="286" calcext:value-type="float">
            <text:p>286</text:p>
          </table:table-cell>
          <table:table-cell table:formula="of:=[.A287]*12" office:value-type="float" office:value="7.181168088" calcext:value-type="float">
            <text:p>7.181168088</text:p>
          </table:table-cell>
          <table:table-cell table:number-columns-repeated="5"/>
        </table:table-row>
        <table:table-row table:style-name="ro1">
          <table:table-cell office:value-type="float" office:value="0.597958777" calcext:value-type="float">
            <text:p>0.597958777</text:p>
          </table:table-cell>
          <table:table-cell office:value-type="float" office:value="287" calcext:value-type="float">
            <text:p>287</text:p>
          </table:table-cell>
          <table:table-cell table:formula="of:=[.A288]*12" office:value-type="float" office:value="7.175505324" calcext:value-type="float">
            <text:p>7.175505324</text:p>
          </table:table-cell>
          <table:table-cell table:number-columns-repeated="5"/>
        </table:table-row>
        <table:table-row table:style-name="ro1">
          <table:table-cell office:value-type="float" office:value="0.5986148" calcext:value-type="float">
            <text:p>0.5986148</text:p>
          </table:table-cell>
          <table:table-cell office:value-type="float" office:value="288" calcext:value-type="float">
            <text:p>288</text:p>
          </table:table-cell>
          <table:table-cell table:formula="of:=[.A289]*12" office:value-type="float" office:value="7.1833776" calcext:value-type="float">
            <text:p>7.1833776</text:p>
          </table:table-cell>
          <table:table-cell table:number-columns-repeated="5"/>
        </table:table-row>
        <table:table-row table:style-name="ro1">
          <table:table-cell office:value-type="float" office:value="0.598523724" calcext:value-type="float">
            <text:p>0.598523724</text:p>
          </table:table-cell>
          <table:table-cell office:value-type="float" office:value="289" calcext:value-type="float">
            <text:p>289</text:p>
          </table:table-cell>
          <table:table-cell table:formula="of:=[.A290]*12" office:value-type="float" office:value="7.182284688" calcext:value-type="float">
            <text:p>7.182284688</text:p>
          </table:table-cell>
          <table:table-cell table:number-columns-repeated="5"/>
        </table:table-row>
        <table:table-row table:style-name="ro1">
          <table:table-cell office:value-type="float" office:value="0.598160475" calcext:value-type="float">
            <text:p>0.598160475</text:p>
          </table:table-cell>
          <table:table-cell office:value-type="float" office:value="290" calcext:value-type="float">
            <text:p>290</text:p>
          </table:table-cell>
          <table:table-cell table:formula="of:=[.A291]*12" office:value-type="float" office:value="7.1779257" calcext:value-type="float">
            <text:p>7.1779257</text:p>
          </table:table-cell>
          <table:table-cell table:number-columns-repeated="5"/>
        </table:table-row>
        <table:table-row table:style-name="ro1">
          <table:table-cell office:value-type="float" office:value="0.598786463" calcext:value-type="float">
            <text:p>0.598786463</text:p>
          </table:table-cell>
          <table:table-cell office:value-type="float" office:value="291" calcext:value-type="float">
            <text:p>291</text:p>
          </table:table-cell>
          <table:table-cell table:formula="of:=[.A292]*12" office:value-type="float" office:value="7.185437556" calcext:value-type="float">
            <text:p>7.185437556</text:p>
          </table:table-cell>
          <table:table-cell table:number-columns-repeated="5"/>
        </table:table-row>
        <table:table-row table:style-name="ro1">
          <table:table-cell office:value-type="float" office:value="0.597733746" calcext:value-type="float">
            <text:p>0.597733746</text:p>
          </table:table-cell>
          <table:table-cell office:value-type="float" office:value="292" calcext:value-type="float">
            <text:p>292</text:p>
          </table:table-cell>
          <table:table-cell table:formula="of:=[.A293]*12" office:value-type="float" office:value="7.172804952" calcext:value-type="float">
            <text:p>7.172804952</text:p>
          </table:table-cell>
          <table:table-cell table:number-columns-repeated="5"/>
        </table:table-row>
        <table:table-row table:style-name="ro1">
          <table:table-cell office:value-type="float" office:value="0.59859001" calcext:value-type="float">
            <text:p>0.59859001</text:p>
          </table:table-cell>
          <table:table-cell office:value-type="float" office:value="293" calcext:value-type="float">
            <text:p>293</text:p>
          </table:table-cell>
          <table:table-cell table:formula="of:=[.A294]*12" office:value-type="float" office:value="7.18308012" calcext:value-type="float">
            <text:p>7.18308012</text:p>
          </table:table-cell>
          <table:table-cell table:number-columns-repeated="5"/>
        </table:table-row>
        <table:table-row table:style-name="ro1">
          <table:table-cell office:value-type="float" office:value="0.600379309" calcext:value-type="float">
            <text:p>0.600379309</text:p>
          </table:table-cell>
          <table:table-cell office:value-type="float" office:value="294" calcext:value-type="float">
            <text:p>294</text:p>
          </table:table-cell>
          <table:table-cell table:formula="of:=[.A295]*12" office:value-type="float" office:value="7.204551708" calcext:value-type="float">
            <text:p>7.204551708</text:p>
          </table:table-cell>
          <table:table-cell table:number-columns-repeated="5"/>
        </table:table-row>
        <table:table-row table:style-name="ro1">
          <table:table-cell office:value-type="float" office:value="0.617842414" calcext:value-type="float">
            <text:p>0.617842414</text:p>
          </table:table-cell>
          <table:table-cell office:value-type="float" office:value="295" calcext:value-type="float">
            <text:p>295</text:p>
          </table:table-cell>
          <table:table-cell table:formula="of:=[.A296]*12" office:value-type="float" office:value="7.414108968" calcext:value-type="float">
            <text:p>7.414108968</text:p>
          </table:table-cell>
          <table:table-cell table:number-columns-repeated="5"/>
        </table:table-row>
        <table:table-row table:style-name="ro1">
          <table:table-cell office:value-type="float" office:value="0.601655451" calcext:value-type="float">
            <text:p>0.601655451</text:p>
          </table:table-cell>
          <table:table-cell office:value-type="float" office:value="296" calcext:value-type="float">
            <text:p>296</text:p>
          </table:table-cell>
          <table:table-cell table:formula="of:=[.A297]*12" office:value-type="float" office:value="7.219865412" calcext:value-type="float">
            <text:p>7.219865412</text:p>
          </table:table-cell>
          <table:table-cell table:number-columns-repeated="5"/>
        </table:table-row>
        <table:table-row table:style-name="ro1">
          <table:table-cell office:value-type="float" office:value="0.599004962" calcext:value-type="float">
            <text:p>0.599004962</text:p>
          </table:table-cell>
          <table:table-cell office:value-type="float" office:value="297" calcext:value-type="float">
            <text:p>297</text:p>
          </table:table-cell>
          <table:table-cell table:formula="of:=[.A298]*12" office:value-type="float" office:value="7.188059544" calcext:value-type="float">
            <text:p>7.188059544</text:p>
          </table:table-cell>
          <table:table-cell table:number-columns-repeated="5"/>
        </table:table-row>
        <table:table-row table:style-name="ro1">
          <table:table-cell office:value-type="float" office:value="0.602719963" calcext:value-type="float">
            <text:p>0.602719963</text:p>
          </table:table-cell>
          <table:table-cell office:value-type="float" office:value="298" calcext:value-type="float">
            <text:p>298</text:p>
          </table:table-cell>
          <table:table-cell table:formula="of:=[.A299]*12" office:value-type="float" office:value="7.232639556" calcext:value-type="float">
            <text:p>7.232639556</text:p>
          </table:table-cell>
          <table:table-cell table:number-columns-repeated="5"/>
        </table:table-row>
        <table:table-row table:style-name="ro1">
          <table:table-cell office:value-type="float" office:value="0.598386875" calcext:value-type="float">
            <text:p>0.598386875</text:p>
          </table:table-cell>
          <table:table-cell office:value-type="float" office:value="299" calcext:value-type="float">
            <text:p>299</text:p>
          </table:table-cell>
          <table:table-cell table:formula="of:=[.A300]*12" office:value-type="float" office:value="7.1806425" calcext:value-type="float">
            <text:p>7.1806425</text:p>
          </table:table-cell>
          <table:table-cell table:number-columns-repeated="5"/>
        </table:table-row>
        <table:table-row table:style-name="ro1">
          <table:table-cell office:value-type="float" office:value="0.598816127" calcext:value-type="float">
            <text:p>0.598816127</text:p>
          </table:table-cell>
          <table:table-cell office:value-type="float" office:value="300" calcext:value-type="float">
            <text:p>300</text:p>
          </table:table-cell>
          <table:table-cell table:formula="of:=[.A301]*12" office:value-type="float" office:value="7.185793524" calcext:value-type="float">
            <text:p>7.185793524</text:p>
          </table:table-cell>
          <table:table-cell table:number-columns-repeated="5"/>
        </table:table-row>
        <table:table-row table:style-name="ro1">
          <table:table-cell office:value-type="float" office:value="0.598307805" calcext:value-type="float">
            <text:p>0.598307805</text:p>
          </table:table-cell>
          <table:table-cell office:value-type="float" office:value="301" calcext:value-type="float">
            <text:p>301</text:p>
          </table:table-cell>
          <table:table-cell table:formula="of:=[.A302]*12" office:value-type="float" office:value="7.17969366" calcext:value-type="float">
            <text:p>7.17969366</text:p>
          </table:table-cell>
          <table:table-cell table:number-columns-repeated="5"/>
        </table:table-row>
        <table:table-row table:style-name="ro1">
          <table:table-cell office:value-type="float" office:value="0.598285738" calcext:value-type="float">
            <text:p>0.598285738</text:p>
          </table:table-cell>
          <table:table-cell office:value-type="float" office:value="302" calcext:value-type="float">
            <text:p>302</text:p>
          </table:table-cell>
          <table:table-cell table:formula="of:=[.A303]*12" office:value-type="float" office:value="7.179428856" calcext:value-type="float">
            <text:p>7.179428856</text:p>
          </table:table-cell>
          <table:table-cell table:number-columns-repeated="5"/>
        </table:table-row>
        <table:table-row table:style-name="ro1">
          <table:table-cell office:value-type="float" office:value="0.598078832" calcext:value-type="float">
            <text:p>0.598078832</text:p>
          </table:table-cell>
          <table:table-cell office:value-type="float" office:value="303" calcext:value-type="float">
            <text:p>303</text:p>
          </table:table-cell>
          <table:table-cell table:formula="of:=[.A304]*12" office:value-type="float" office:value="7.176945984" calcext:value-type="float">
            <text:p>7.176945984</text:p>
          </table:table-cell>
          <table:table-cell table:number-columns-repeated="5"/>
        </table:table-row>
        <table:table-row table:style-name="ro1">
          <table:table-cell office:value-type="float" office:value="0.599313904" calcext:value-type="float">
            <text:p>0.599313904</text:p>
          </table:table-cell>
          <table:table-cell office:value-type="float" office:value="304" calcext:value-type="float">
            <text:p>304</text:p>
          </table:table-cell>
          <table:table-cell table:formula="of:=[.A305]*12" office:value-type="float" office:value="7.191766848" calcext:value-type="float">
            <text:p>7.191766848</text:p>
          </table:table-cell>
          <table:table-cell table:number-columns-repeated="5"/>
        </table:table-row>
        <table:table-row table:style-name="ro1">
          <table:table-cell office:value-type="float" office:value="0.597925" calcext:value-type="float">
            <text:p>0.597925</text:p>
          </table:table-cell>
          <table:table-cell office:value-type="float" office:value="305" calcext:value-type="float">
            <text:p>305</text:p>
          </table:table-cell>
          <table:table-cell table:formula="of:=[.A306]*12" office:value-type="float" office:value="7.1751" calcext:value-type="float">
            <text:p>7.1751</text:p>
          </table:table-cell>
          <table:table-cell table:number-columns-repeated="5"/>
        </table:table-row>
        <table:table-row table:style-name="ro1">
          <table:table-cell office:value-type="float" office:value="0.599977145" calcext:value-type="float">
            <text:p>0.599977145</text:p>
          </table:table-cell>
          <table:table-cell office:value-type="float" office:value="306" calcext:value-type="float">
            <text:p>306</text:p>
          </table:table-cell>
          <table:table-cell table:formula="of:=[.A307]*12" office:value-type="float" office:value="7.19972574" calcext:value-type="float">
            <text:p>7.19972574</text:p>
          </table:table-cell>
          <table:table-cell table:number-columns-repeated="5"/>
        </table:table-row>
        <table:table-row table:style-name="ro1">
          <table:table-cell office:value-type="float" office:value="0.597917841" calcext:value-type="float">
            <text:p>0.597917841</text:p>
          </table:table-cell>
          <table:table-cell office:value-type="float" office:value="307" calcext:value-type="float">
            <text:p>307</text:p>
          </table:table-cell>
          <table:table-cell table:formula="of:=[.A308]*12" office:value-type="float" office:value="7.175014092" calcext:value-type="float">
            <text:p>7.175014092</text:p>
          </table:table-cell>
          <table:table-cell table:number-columns-repeated="5"/>
        </table:table-row>
        <table:table-row table:style-name="ro1">
          <table:table-cell office:value-type="float" office:value="0.598221199" calcext:value-type="float">
            <text:p>0.598221199</text:p>
          </table:table-cell>
          <table:table-cell office:value-type="float" office:value="308" calcext:value-type="float">
            <text:p>308</text:p>
          </table:table-cell>
          <table:table-cell table:formula="of:=[.A309]*12" office:value-type="float" office:value="7.178654388" calcext:value-type="float">
            <text:p>7.178654388</text:p>
          </table:table-cell>
          <table:table-cell table:number-columns-repeated="5"/>
        </table:table-row>
        <table:table-row table:style-name="ro1">
          <table:table-cell office:value-type="float" office:value="0.597909531" calcext:value-type="float">
            <text:p>0.597909531</text:p>
          </table:table-cell>
          <table:table-cell office:value-type="float" office:value="309" calcext:value-type="float">
            <text:p>309</text:p>
          </table:table-cell>
          <table:table-cell table:formula="of:=[.A310]*12" office:value-type="float" office:value="7.174914372" calcext:value-type="float">
            <text:p>7.174914372</text:p>
          </table:table-cell>
          <table:table-cell table:number-columns-repeated="5"/>
        </table:table-row>
        <table:table-row table:style-name="ro1">
          <table:table-cell office:value-type="float" office:value="0.603104636" calcext:value-type="float">
            <text:p>0.603104636</text:p>
          </table:table-cell>
          <table:table-cell office:value-type="float" office:value="310" calcext:value-type="float">
            <text:p>310</text:p>
          </table:table-cell>
          <table:table-cell table:formula="of:=[.A311]*12" office:value-type="float" office:value="7.237255632" calcext:value-type="float">
            <text:p>7.237255632</text:p>
          </table:table-cell>
          <table:table-cell table:number-columns-repeated="5"/>
        </table:table-row>
        <table:table-row table:style-name="ro1">
          <table:table-cell office:value-type="float" office:value="0.598599323" calcext:value-type="float">
            <text:p>0.598599323</text:p>
          </table:table-cell>
          <table:table-cell office:value-type="float" office:value="311" calcext:value-type="float">
            <text:p>311</text:p>
          </table:table-cell>
          <table:table-cell table:formula="of:=[.A312]*12" office:value-type="float" office:value="7.183191876" calcext:value-type="float">
            <text:p>7.183191876</text:p>
          </table:table-cell>
          <table:table-cell table:number-columns-repeated="5"/>
        </table:table-row>
        <table:table-row table:style-name="ro1">
          <table:table-cell office:value-type="float" office:value="0.598461263" calcext:value-type="float">
            <text:p>0.598461263</text:p>
          </table:table-cell>
          <table:table-cell office:value-type="float" office:value="312" calcext:value-type="float">
            <text:p>312</text:p>
          </table:table-cell>
          <table:table-cell table:formula="of:=[.A313]*12" office:value-type="float" office:value="7.181535156" calcext:value-type="float">
            <text:p>7.181535156</text:p>
          </table:table-cell>
          <table:table-cell table:number-columns-repeated="5"/>
        </table:table-row>
        <table:table-row table:style-name="ro1">
          <table:table-cell office:value-type="float" office:value="0.598545856" calcext:value-type="float">
            <text:p>0.598545856</text:p>
          </table:table-cell>
          <table:table-cell office:value-type="float" office:value="313" calcext:value-type="float">
            <text:p>313</text:p>
          </table:table-cell>
          <table:table-cell table:formula="of:=[.A314]*12" office:value-type="float" office:value="7.182550272" calcext:value-type="float">
            <text:p>7.182550272</text:p>
          </table:table-cell>
          <table:table-cell table:number-columns-repeated="5"/>
        </table:table-row>
        <table:table-row table:style-name="ro1">
          <table:table-cell office:value-type="float" office:value="0.598361417" calcext:value-type="float">
            <text:p>0.598361417</text:p>
          </table:table-cell>
          <table:table-cell office:value-type="float" office:value="314" calcext:value-type="float">
            <text:p>314</text:p>
          </table:table-cell>
          <table:table-cell table:formula="of:=[.A315]*12" office:value-type="float" office:value="7.180337004" calcext:value-type="float">
            <text:p>7.180337004</text:p>
          </table:table-cell>
          <table:table-cell table:number-columns-repeated="5"/>
        </table:table-row>
        <table:table-row table:style-name="ro1">
          <table:table-cell office:value-type="float" office:value="0.598668502" calcext:value-type="float">
            <text:p>0.598668502</text:p>
          </table:table-cell>
          <table:table-cell office:value-type="float" office:value="315" calcext:value-type="float">
            <text:p>315</text:p>
          </table:table-cell>
          <table:table-cell table:formula="of:=[.A316]*12" office:value-type="float" office:value="7.184022024" calcext:value-type="float">
            <text:p>7.184022024</text:p>
          </table:table-cell>
          <table:table-cell table:number-columns-repeated="5"/>
        </table:table-row>
        <table:table-row table:style-name="ro1">
          <table:table-cell office:value-type="float" office:value="0.598669889" calcext:value-type="float">
            <text:p>0.598669889</text:p>
          </table:table-cell>
          <table:table-cell office:value-type="float" office:value="316" calcext:value-type="float">
            <text:p>316</text:p>
          </table:table-cell>
          <table:table-cell table:formula="of:=[.A317]*12" office:value-type="float" office:value="7.184038668" calcext:value-type="float">
            <text:p>7.184038668</text:p>
          </table:table-cell>
          <table:table-cell table:number-columns-repeated="5"/>
        </table:table-row>
        <table:table-row table:style-name="ro1">
          <table:table-cell office:value-type="float" office:value="0.598143828" calcext:value-type="float">
            <text:p>0.598143828</text:p>
          </table:table-cell>
          <table:table-cell office:value-type="float" office:value="317" calcext:value-type="float">
            <text:p>317</text:p>
          </table:table-cell>
          <table:table-cell table:formula="of:=[.A318]*12" office:value-type="float" office:value="7.177725936" calcext:value-type="float">
            <text:p>7.177725936</text:p>
          </table:table-cell>
          <table:table-cell table:number-columns-repeated="5"/>
        </table:table-row>
        <table:table-row table:style-name="ro1">
          <table:table-cell office:value-type="float" office:value="0.598722362" calcext:value-type="float">
            <text:p>0.598722362</text:p>
          </table:table-cell>
          <table:table-cell office:value-type="float" office:value="318" calcext:value-type="float">
            <text:p>318</text:p>
          </table:table-cell>
          <table:table-cell table:formula="of:=[.A319]*12" office:value-type="float" office:value="7.184668344" calcext:value-type="float">
            <text:p>7.184668344</text:p>
          </table:table-cell>
          <table:table-cell table:number-columns-repeated="5"/>
        </table:table-row>
        <table:table-row table:style-name="ro1">
          <table:table-cell office:value-type="float" office:value="0.599939195" calcext:value-type="float">
            <text:p>0.599939195</text:p>
          </table:table-cell>
          <table:table-cell office:value-type="float" office:value="319" calcext:value-type="float">
            <text:p>319</text:p>
          </table:table-cell>
          <table:table-cell table:formula="of:=[.A320]*12" office:value-type="float" office:value="7.19927034" calcext:value-type="float">
            <text:p>7.19927034</text:p>
          </table:table-cell>
          <table:table-cell table:number-columns-repeated="5"/>
        </table:table-row>
        <table:table-row table:style-name="ro1">
          <table:table-cell office:value-type="float" office:value="0.598740729" calcext:value-type="float">
            <text:p>0.598740729</text:p>
          </table:table-cell>
          <table:table-cell office:value-type="float" office:value="320" calcext:value-type="float">
            <text:p>320</text:p>
          </table:table-cell>
          <table:table-cell table:formula="of:=[.A321]*12" office:value-type="float" office:value="7.184888748" calcext:value-type="float">
            <text:p>7.184888748</text:p>
          </table:table-cell>
          <table:table-cell table:number-columns-repeated="5"/>
        </table:table-row>
        <table:table-row table:style-name="ro1">
          <table:table-cell office:value-type="float" office:value="0.598503831" calcext:value-type="float">
            <text:p>0.598503831</text:p>
          </table:table-cell>
          <table:table-cell office:value-type="float" office:value="321" calcext:value-type="float">
            <text:p>321</text:p>
          </table:table-cell>
          <table:table-cell table:formula="of:=[.A322]*12" office:value-type="float" office:value="7.182045972" calcext:value-type="float">
            <text:p>7.182045972</text:p>
          </table:table-cell>
          <table:table-cell table:number-columns-repeated="5"/>
        </table:table-row>
        <table:table-row table:style-name="ro1">
          <table:table-cell office:value-type="float" office:value="0.598321409" calcext:value-type="float">
            <text:p>0.598321409</text:p>
          </table:table-cell>
          <table:table-cell office:value-type="float" office:value="322" calcext:value-type="float">
            <text:p>322</text:p>
          </table:table-cell>
          <table:table-cell table:formula="of:=[.A323]*12" office:value-type="float" office:value="7.179856908" calcext:value-type="float">
            <text:p>7.179856908</text:p>
          </table:table-cell>
          <table:table-cell table:number-columns-repeated="5"/>
        </table:table-row>
        <table:table-row table:style-name="ro1">
          <table:table-cell office:value-type="float" office:value="0.599039562" calcext:value-type="float">
            <text:p>0.599039562</text:p>
          </table:table-cell>
          <table:table-cell office:value-type="float" office:value="323" calcext:value-type="float">
            <text:p>323</text:p>
          </table:table-cell>
          <table:table-cell table:formula="of:=[.A324]*12" office:value-type="float" office:value="7.188474744" calcext:value-type="float">
            <text:p>7.188474744</text:p>
          </table:table-cell>
          <table:table-cell table:number-columns-repeated="5"/>
        </table:table-row>
        <table:table-row table:style-name="ro1">
          <table:table-cell office:value-type="float" office:value="0.599257031" calcext:value-type="float">
            <text:p>0.599257031</text:p>
          </table:table-cell>
          <table:table-cell office:value-type="float" office:value="324" calcext:value-type="float">
            <text:p>324</text:p>
          </table:table-cell>
          <table:table-cell table:formula="of:=[.A325]*12" office:value-type="float" office:value="7.191084372" calcext:value-type="float">
            <text:p>7.191084372</text:p>
          </table:table-cell>
          <table:table-cell table:number-columns-repeated="5"/>
        </table:table-row>
        <table:table-row table:style-name="ro1">
          <table:table-cell office:value-type="float" office:value="0.5988837" calcext:value-type="float">
            <text:p>0.5988837</text:p>
          </table:table-cell>
          <table:table-cell office:value-type="float" office:value="325" calcext:value-type="float">
            <text:p>325</text:p>
          </table:table-cell>
          <table:table-cell table:formula="of:=[.A326]*12" office:value-type="float" office:value="7.1866044" calcext:value-type="float">
            <text:p>7.1866044</text:p>
          </table:table-cell>
          <table:table-cell table:number-columns-repeated="5"/>
        </table:table-row>
        <table:table-row table:style-name="ro1">
          <table:table-cell office:value-type="float" office:value="0.598196679" calcext:value-type="float">
            <text:p>0.598196679</text:p>
          </table:table-cell>
          <table:table-cell office:value-type="float" office:value="326" calcext:value-type="float">
            <text:p>326</text:p>
          </table:table-cell>
          <table:table-cell table:formula="of:=[.A327]*12" office:value-type="float" office:value="7.178360148" calcext:value-type="float">
            <text:p>7.178360148</text:p>
          </table:table-cell>
          <table:table-cell table:number-columns-repeated="5"/>
        </table:table-row>
        <table:table-row table:style-name="ro1">
          <table:table-cell office:value-type="float" office:value="0.598345274" calcext:value-type="float">
            <text:p>0.598345274</text:p>
          </table:table-cell>
          <table:table-cell office:value-type="float" office:value="327" calcext:value-type="float">
            <text:p>327</text:p>
          </table:table-cell>
          <table:table-cell table:formula="of:=[.A328]*12" office:value-type="float" office:value="7.180143288" calcext:value-type="float">
            <text:p>7.180143288</text:p>
          </table:table-cell>
          <table:table-cell table:number-columns-repeated="5"/>
        </table:table-row>
        <table:table-row table:style-name="ro1">
          <table:table-cell office:value-type="float" office:value="0.597868278" calcext:value-type="float">
            <text:p>0.597868278</text:p>
          </table:table-cell>
          <table:table-cell office:value-type="float" office:value="328" calcext:value-type="float">
            <text:p>328</text:p>
          </table:table-cell>
          <table:table-cell table:formula="of:=[.A329]*12" office:value-type="float" office:value="7.174419336" calcext:value-type="float">
            <text:p>7.174419336</text:p>
          </table:table-cell>
          <table:table-cell table:number-columns-repeated="5"/>
        </table:table-row>
        <table:table-row table:style-name="ro1">
          <table:table-cell office:value-type="float" office:value="0.598024699" calcext:value-type="float">
            <text:p>0.598024699</text:p>
          </table:table-cell>
          <table:table-cell office:value-type="float" office:value="329" calcext:value-type="float">
            <text:p>329</text:p>
          </table:table-cell>
          <table:table-cell table:formula="of:=[.A330]*12" office:value-type="float" office:value="7.176296388" calcext:value-type="float">
            <text:p>7.176296388</text:p>
          </table:table-cell>
          <table:table-cell table:number-columns-repeated="5"/>
        </table:table-row>
        <table:table-row table:style-name="ro1">
          <table:table-cell office:value-type="float" office:value="0.598090898" calcext:value-type="float">
            <text:p>0.598090898</text:p>
          </table:table-cell>
          <table:table-cell office:value-type="float" office:value="330" calcext:value-type="float">
            <text:p>330</text:p>
          </table:table-cell>
          <table:table-cell table:formula="of:=[.A331]*12" office:value-type="float" office:value="7.177090776" calcext:value-type="float">
            <text:p>7.177090776</text:p>
          </table:table-cell>
          <table:table-cell table:number-columns-repeated="5"/>
        </table:table-row>
        <table:table-row table:style-name="ro1">
          <table:table-cell office:value-type="float" office:value="0.598150975" calcext:value-type="float">
            <text:p>0.598150975</text:p>
          </table:table-cell>
          <table:table-cell office:value-type="float" office:value="331" calcext:value-type="float">
            <text:p>331</text:p>
          </table:table-cell>
          <table:table-cell table:formula="of:=[.A332]*12" office:value-type="float" office:value="7.1778117" calcext:value-type="float">
            <text:p>7.1778117</text:p>
          </table:table-cell>
          <table:table-cell table:number-columns-repeated="5"/>
        </table:table-row>
        <table:table-row table:style-name="ro1">
          <table:table-cell office:value-type="float" office:value="0.597957588" calcext:value-type="float">
            <text:p>0.597957588</text:p>
          </table:table-cell>
          <table:table-cell office:value-type="float" office:value="332" calcext:value-type="float">
            <text:p>332</text:p>
          </table:table-cell>
          <table:table-cell table:formula="of:=[.A333]*12" office:value-type="float" office:value="7.175491056" calcext:value-type="float">
            <text:p>7.175491056</text:p>
          </table:table-cell>
          <table:table-cell table:number-columns-repeated="5"/>
        </table:table-row>
        <table:table-row table:style-name="ro1">
          <table:table-cell office:value-type="float" office:value="0.597917459" calcext:value-type="float">
            <text:p>0.597917459</text:p>
          </table:table-cell>
          <table:table-cell office:value-type="float" office:value="333" calcext:value-type="float">
            <text:p>333</text:p>
          </table:table-cell>
          <table:table-cell table:formula="of:=[.A334]*12" office:value-type="float" office:value="7.175009508" calcext:value-type="float">
            <text:p>7.175009508</text:p>
          </table:table-cell>
          <table:table-cell table:number-columns-repeated="5"/>
        </table:table-row>
        <table:table-row table:style-name="ro1">
          <table:table-cell office:value-type="float" office:value="0.598114923" calcext:value-type="float">
            <text:p>0.598114923</text:p>
          </table:table-cell>
          <table:table-cell office:value-type="float" office:value="334" calcext:value-type="float">
            <text:p>334</text:p>
          </table:table-cell>
          <table:table-cell table:formula="of:=[.A335]*12" office:value-type="float" office:value="7.177379076" calcext:value-type="float">
            <text:p>7.177379076</text:p>
          </table:table-cell>
          <table:table-cell table:number-columns-repeated="5"/>
        </table:table-row>
        <table:table-row table:style-name="ro1">
          <table:table-cell office:value-type="float" office:value="0.597968354" calcext:value-type="float">
            <text:p>0.597968354</text:p>
          </table:table-cell>
          <table:table-cell office:value-type="float" office:value="335" calcext:value-type="float">
            <text:p>335</text:p>
          </table:table-cell>
          <table:table-cell table:formula="of:=[.A336]*12" office:value-type="float" office:value="7.175620248" calcext:value-type="float">
            <text:p>7.175620248</text:p>
          </table:table-cell>
          <table:table-cell table:number-columns-repeated="5"/>
        </table:table-row>
        <table:table-row table:style-name="ro1">
          <table:table-cell office:value-type="float" office:value="0.597755037" calcext:value-type="float">
            <text:p>0.597755037</text:p>
          </table:table-cell>
          <table:table-cell office:value-type="float" office:value="336" calcext:value-type="float">
            <text:p>336</text:p>
          </table:table-cell>
          <table:table-cell table:formula="of:=[.A337]*12" office:value-type="float" office:value="7.173060444" calcext:value-type="float">
            <text:p>7.173060444</text:p>
          </table:table-cell>
          <table:table-cell table:number-columns-repeated="5"/>
        </table:table-row>
        <table:table-row table:style-name="ro1">
          <table:table-cell office:value-type="float" office:value="0.598110995" calcext:value-type="float">
            <text:p>0.598110995</text:p>
          </table:table-cell>
          <table:table-cell office:value-type="float" office:value="337" calcext:value-type="float">
            <text:p>337</text:p>
          </table:table-cell>
          <table:table-cell table:formula="of:=[.A338]*12" office:value-type="float" office:value="7.17733194" calcext:value-type="float">
            <text:p>7.17733194</text:p>
          </table:table-cell>
          <table:table-cell table:number-columns-repeated="5"/>
        </table:table-row>
        <table:table-row table:style-name="ro1">
          <table:table-cell office:value-type="float" office:value="0.598421137" calcext:value-type="float">
            <text:p>0.598421137</text:p>
          </table:table-cell>
          <table:table-cell office:value-type="float" office:value="338" calcext:value-type="float">
            <text:p>338</text:p>
          </table:table-cell>
          <table:table-cell table:formula="of:=[.A339]*12" office:value-type="float" office:value="7.181053644" calcext:value-type="float">
            <text:p>7.181053644</text:p>
          </table:table-cell>
          <table:table-cell table:number-columns-repeated="5"/>
        </table:table-row>
        <table:table-row table:style-name="ro1">
          <table:table-cell office:value-type="float" office:value="0.597763147" calcext:value-type="float">
            <text:p>0.597763147</text:p>
          </table:table-cell>
          <table:table-cell office:value-type="float" office:value="339" calcext:value-type="float">
            <text:p>339</text:p>
          </table:table-cell>
          <table:table-cell table:formula="of:=[.A340]*12" office:value-type="float" office:value="7.173157764" calcext:value-type="float">
            <text:p>7.173157764</text:p>
          </table:table-cell>
          <table:table-cell table:number-columns-repeated="5"/>
        </table:table-row>
        <table:table-row table:style-name="ro1">
          <table:table-cell office:value-type="float" office:value="0.598587759" calcext:value-type="float">
            <text:p>0.598587759</text:p>
          </table:table-cell>
          <table:table-cell office:value-type="float" office:value="340" calcext:value-type="float">
            <text:p>340</text:p>
          </table:table-cell>
          <table:table-cell table:formula="of:=[.A341]*12" office:value-type="float" office:value="7.183053108" calcext:value-type="float">
            <text:p>7.183053108</text:p>
          </table:table-cell>
          <table:table-cell table:number-columns-repeated="5"/>
        </table:table-row>
        <table:table-row table:style-name="ro1">
          <table:table-cell office:value-type="float" office:value="0.597784825" calcext:value-type="float">
            <text:p>0.597784825</text:p>
          </table:table-cell>
          <table:table-cell office:value-type="float" office:value="341" calcext:value-type="float">
            <text:p>341</text:p>
          </table:table-cell>
          <table:table-cell table:formula="of:=[.A342]*12" office:value-type="float" office:value="7.1734179" calcext:value-type="float">
            <text:p>7.17341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9:51:22.75986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3-27T12:37:35.533862176</dc:date>
    <meta:editing-duration>PT1H5M52S</meta:editing-duration>
    <meta:editing-cycles>6</meta:editing-cycles>
    <meta:document-statistic meta:table-count="1" meta:cell-count="108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1cm" svg:y="4.201cm" style:legend-expansion="high" chart:style-name="ch2"/>
        <chart:plot-area chart:style-name="ch3" table:cell-range-address="DATA_B.A1:DATA_B.A342" chart:data-source-has-labels="row" svg:x="0.32cm" svg:y="0.18cm" svg:width="11.37cm" svg:height="8.64cm">
          <chartooo:coordinate-region svg:x="1.232cm" svg:y="0.301cm" svg:width="10.45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B.A2:DATA_B.A342" chart:label-cell-address="DATA_B.A1:DATA_B.A1" chart:class="chart:line">
            <chart:data-point chart:repeated="3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 [A]</text:p>
                <draw:g>
                  <svg:desc>DATA_B.A1:DATA_B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7421618">
                <text:p>0.597421618</text:p>
                <draw:g>
                  <svg:desc>DATA_B.A2:DATA_B.A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296776">
                <text:p>0.598296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7799551">
                <text:p>0.59779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8498971">
                <text:p>0.598498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8045541">
                <text:p>0.598045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8371962">
                <text:p>0.598371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8002503">
                <text:p>0.598002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7413344">
                <text:p>0.597413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864194">
                <text:p>0.59864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7339298">
                <text:p>0.597339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8356085">
                <text:p>0.598356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7029603">
                <text:p>0.59702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7986765">
                <text:p>0.597986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8251231">
                <text:p>0.598251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7554877">
                <text:p>0.597554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906035">
                <text:p>0.598906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7638776">
                <text:p>0.597638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8013965">
                <text:p>0.598013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784494">
                <text:p>0.59784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8065851">
                <text:p>0.598065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7638755">
                <text:p>0.597638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8424656">
                <text:p>0.598424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7477234">
                <text:p>0.597477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8350858">
                <text:p>0.5983508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361924">
                <text:p>0.597361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8457651">
                <text:p>0.598457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7819691">
                <text:p>0.597819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7920938">
                <text:p>0.597920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8565441">
                <text:p>0.598565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7295355">
                <text:p>0.597295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8338305">
                <text:p>0.598338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7787556">
                <text:p>0.597787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8394358">
                <text:p>0.598394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8335244">
                <text:p>0.5983352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7894457">
                <text:p>0.597894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8081009">
                <text:p>0.598081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7786397">
                <text:p>0.597786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7919773">
                <text:p>0.5979197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830339">
                <text:p>0.59830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8765794">
                <text:p>0.598765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78136">
                <text:p>0.5978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9136027">
                <text:p>0.5991360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7720555">
                <text:p>0.597720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8020543">
                <text:p>0.598020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8189283">
                <text:p>0.598189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8765828">
                <text:p>0.598765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8135275">
                <text:p>0.598135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8395257">
                <text:p>0.5983952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98568701">
                <text:p>0.5985687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7982853">
                <text:p>0.597982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8904945">
                <text:p>0.598904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8019013">
                <text:p>0.598019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8089376">
                <text:p>0.598089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7669013">
                <text:p>0.597669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98044386">
                <text:p>0.598044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98287584">
                <text:p>0.598287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8212495">
                <text:p>0.5982124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8791722">
                <text:p>0.598791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790256">
                <text:p>0.59790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9294798">
                <text:p>0.599294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8618595">
                <text:p>0.598618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2938453">
                <text:p>0.602938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6406955">
                <text:p>0.6064069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19147158">
                <text:p>0.619147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9212264">
                <text:p>0.619212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4656607">
                <text:p>0.624656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319054">
                <text:p>0.62319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3523242">
                <text:p>0.613523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187852">
                <text:p>0.61187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10417812">
                <text:p>0.610417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2830435">
                <text:p>0.632830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171571">
                <text:p>0.631715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7989032">
                <text:p>0.617989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10669293">
                <text:p>0.610669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5210148">
                <text:p>0.615210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0915379">
                <text:p>0.6109153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0992247">
                <text:p>0.610992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11003261">
                <text:p>0.611003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0620302">
                <text:p>0.610620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0408338">
                <text:p>0.610408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1236866">
                <text:p>0.611236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044154">
                <text:p>0.61044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12345719">
                <text:p>0.612345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0063231">
                <text:p>0.610063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1010538">
                <text:p>0.611010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0427911">
                <text:p>0.610427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0751836">
                <text:p>0.610751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049104">
                <text:p>0.61049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0531621">
                <text:p>0.6105316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02936">
                <text:p>0.6102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1577672">
                <text:p>0.611577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0997734">
                <text:p>0.6109977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1304831">
                <text:p>0.6113048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10714267">
                <text:p>0.610714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18665696">
                <text:p>0.618665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9454499">
                <text:p>0.639454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6147695">
                <text:p>0.6161476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0610419">
                <text:p>0.610610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10754942">
                <text:p>0.610754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11136945">
                <text:p>0.6111369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0458094">
                <text:p>0.6104580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1158545">
                <text:p>0.6111585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0979022">
                <text:p>0.6109790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1338972">
                <text:p>0.6113389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10415373">
                <text:p>0.610415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11311798">
                <text:p>0.6113117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0607057">
                <text:p>0.6106070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11246646">
                <text:p>0.6112466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0407922">
                <text:p>0.6104079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10928327">
                <text:p>0.6109283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10716988">
                <text:p>0.6107169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1093885">
                <text:p>0.610938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1562746">
                <text:p>0.611562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10797613">
                <text:p>0.6107976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109338">
                <text:p>0.611093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11933604">
                <text:p>0.6119336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10486841">
                <text:p>0.6104868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11117359">
                <text:p>0.6111173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10550171">
                <text:p>0.610550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10570887">
                <text:p>0.6105708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0170861">
                <text:p>0.6101708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1119466">
                <text:p>0.611119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0760431">
                <text:p>0.6107604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1114118">
                <text:p>0.611114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1292257">
                <text:p>0.6112922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0666345">
                <text:p>0.610666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043689">
                <text:p>0.61043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134921">
                <text:p>0.61134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0345587">
                <text:p>0.610345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1147414">
                <text:p>0.611147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10121571">
                <text:p>0.6101215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090759">
                <text:p>0.610907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0336535">
                <text:p>0.6103365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0600624">
                <text:p>0.6106006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10635536">
                <text:p>0.6106355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1397319">
                <text:p>0.6113973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023635">
                <text:p>0.61023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11726219">
                <text:p>0.6117262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10388965">
                <text:p>0.6103889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11236236">
                <text:p>0.611236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10264412">
                <text:p>0.6102644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10641732">
                <text:p>0.610641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10387098">
                <text:p>0.6103870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10656199">
                <text:p>0.6106561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11317329">
                <text:p>0.6113173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10893901">
                <text:p>0.610893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0431237">
                <text:p>0.6104312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1432629">
                <text:p>0.6114326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3460363">
                <text:p>0.634603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35417084">
                <text:p>0.6354170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31038651">
                <text:p>0.6310386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1780977">
                <text:p>0.6317809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0772689">
                <text:p>0.630772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0272929">
                <text:p>0.6302729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3719423">
                <text:p>0.6337194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2708251">
                <text:p>0.6327082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4585375">
                <text:p>0.634585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36146678">
                <text:p>0.6361466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603367">
                <text:p>0.636033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32389628">
                <text:p>0.6323896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31275551">
                <text:p>0.6312755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1093942">
                <text:p>0.611093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0689078">
                <text:p>0.610689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09975554">
                <text:p>0.6099755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0416277">
                <text:p>0.6104162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0825915">
                <text:p>0.6108259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1062012">
                <text:p>0.610620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0925751">
                <text:p>0.6109257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1019634">
                <text:p>0.610196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1332397">
                <text:p>0.6113323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0904118">
                <text:p>0.6109041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10124124">
                <text:p>0.6101241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1126033">
                <text:p>0.6111260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0187416">
                <text:p>0.610187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11049436">
                <text:p>0.6110494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09853663">
                <text:p>0.609853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11279013">
                <text:p>0.6112790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09874854">
                <text:p>0.6098748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10872712">
                <text:p>0.6108727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44192">
                <text:p>0.61144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0721399">
                <text:p>0.6107213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15931601">
                <text:p>0.6159316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10572369">
                <text:p>0.6105723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0620433">
                <text:p>0.6106204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107517">
                <text:p>0.61107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10879527">
                <text:p>0.6108795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10343221">
                <text:p>0.6103432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10929241">
                <text:p>0.6109292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0262061">
                <text:p>0.610262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10995583">
                <text:p>0.610995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10920861">
                <text:p>0.6109208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11798207">
                <text:p>0.6117982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10199544">
                <text:p>0.610199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11016848">
                <text:p>0.6110168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10403991">
                <text:p>0.610403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11335745">
                <text:p>0.6113357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10302171">
                <text:p>0.6103021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1083598">
                <text:p>0.610835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10953274">
                <text:p>0.6109532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10435236">
                <text:p>0.610435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10618454">
                <text:p>0.6106184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11505015">
                <text:p>0.6115050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10452263">
                <text:p>0.610452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10432295">
                <text:p>0.6104322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1949834">
                <text:p>0.611949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09868834">
                <text:p>0.609868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1169138">
                <text:p>0.6111691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1013854">
                <text:p>0.610138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0801666">
                <text:p>0.6108016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10796953">
                <text:p>0.610796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1057643">
                <text:p>0.610576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11218977">
                <text:p>0.6112189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10664068">
                <text:p>0.6106640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11714362">
                <text:p>0.6117143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10674359">
                <text:p>0.6106743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1161429">
                <text:p>0.611614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10713264">
                <text:p>0.6107132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11179336">
                <text:p>0.6111793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1137024">
                <text:p>0.611370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1104239">
                <text:p>0.611042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11077097">
                <text:p>0.6110770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11361843">
                <text:p>0.6113618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11559592">
                <text:p>0.6115595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10668137">
                <text:p>0.6106681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12534132">
                <text:p>0.6125341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11237796">
                <text:p>0.6112377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12775156">
                <text:p>0.6127751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11103881">
                <text:p>0.6111038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11157769">
                <text:p>0.6111577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10696732">
                <text:p>0.6106967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1095505">
                <text:p>0.610955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11039521">
                <text:p>0.6110395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10531372">
                <text:p>0.6105313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12156253">
                <text:p>0.6121562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10090045">
                <text:p>0.6100900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11674883">
                <text:p>0.611674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19558254">
                <text:p>0.6195582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25266036">
                <text:p>0.625266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21173258">
                <text:p>0.6211732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25170708">
                <text:p>0.6251707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19853951">
                <text:p>0.619853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20415548">
                <text:p>0.6204155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23355737">
                <text:p>0.6233557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22180992">
                <text:p>0.6221809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9941924">
                <text:p>0.6199419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9739216">
                <text:p>0.6197392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21168653">
                <text:p>0.6211686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9587654">
                <text:p>0.6195876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01236369">
                <text:p>0.601236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8640379">
                <text:p>0.5986403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11973078">
                <text:p>0.6119730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26603693">
                <text:p>0.6266036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99447368">
                <text:p>0.5994473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98390008">
                <text:p>0.5983900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9849108">
                <text:p>0.598491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98080917">
                <text:p>0.5980809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99205613">
                <text:p>0.5992056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98318292">
                <text:p>0.5983182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99031511">
                <text:p>0.5990315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98307886">
                <text:p>0.5983078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00003906">
                <text:p>0.6000039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99095206">
                <text:p>0.5990952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00234837">
                <text:p>0.6002348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02344394">
                <text:p>0.6023443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04785502">
                <text:p>0.6047855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99083736">
                <text:p>0.5990837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97682271">
                <text:p>0.5976822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9850756">
                <text:p>0.598507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99868126">
                <text:p>0.5998681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9842095">
                <text:p>0.598420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98084163">
                <text:p>0.5980841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98595012">
                <text:p>0.5985950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98649527">
                <text:p>0.598649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7672841">
                <text:p>0.5976728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98596858">
                <text:p>0.5985968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97362973">
                <text:p>0.5973629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98234828">
                <text:p>0.5982348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98157003">
                <text:p>0.5981570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99106479">
                <text:p>0.5991064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98214984">
                <text:p>0.5982149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9405465">
                <text:p>0.5994054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99386791">
                <text:p>0.5993867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98410657">
                <text:p>0.5984106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98224735">
                <text:p>0.5982247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98273604">
                <text:p>0.5982736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98430674">
                <text:p>0.5984306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97958777">
                <text:p>0.5979587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986148">
                <text:p>0.59861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98523724">
                <text:p>0.5985237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98160475">
                <text:p>0.5981604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98786463">
                <text:p>0.5987864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97733746">
                <text:p>0.5977337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9859001">
                <text:p>0.59859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00379309">
                <text:p>0.6003793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17842414">
                <text:p>0.6178424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01655451">
                <text:p>0.6016554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9004962">
                <text:p>0.5990049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02719963">
                <text:p>0.602719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8386875">
                <text:p>0.598386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8816127">
                <text:p>0.5988161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98307805">
                <text:p>0.5983078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98285738">
                <text:p>0.5982857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98078832">
                <text:p>0.5980788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99313904">
                <text:p>0.5993139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97925">
                <text:p>0.5979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99977145">
                <text:p>0.5999771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97917841">
                <text:p>0.5979178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98221199">
                <text:p>0.5982211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97909531">
                <text:p>0.5979095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03104636">
                <text:p>0.6031046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98599323">
                <text:p>0.5985993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98461263">
                <text:p>0.5984612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98545856">
                <text:p>0.5985458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98361417">
                <text:p>0.5983614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98668502">
                <text:p>0.5986685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98669889">
                <text:p>0.5986698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98143828">
                <text:p>0.5981438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98722362">
                <text:p>0.5987223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99939195">
                <text:p>0.5999391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8740729">
                <text:p>0.5987407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98503831">
                <text:p>0.5985038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98321409">
                <text:p>0.5983214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99039562">
                <text:p>0.5990395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99257031">
                <text:p>0.5992570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988837">
                <text:p>0.59888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98196679">
                <text:p>0.5981966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98345274">
                <text:p>0.5983452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97868278">
                <text:p>0.5978682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98024699">
                <text:p>0.5980246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98090898">
                <text:p>0.5980908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98150975">
                <text:p>0.5981509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97957588">
                <text:p>0.5979575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7917459">
                <text:p>0.5979174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98114923">
                <text:p>0.5981149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97968354">
                <text:p>0.5979683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97755037">
                <text:p>0.5977550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98110995">
                <text:p>0.5981109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98421137">
                <text:p>0.598421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7763147">
                <text:p>0.5977631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98587759">
                <text:p>0.5985877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97784825">
                <text:p>0.597784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4.201cm" style:legend-expansion="high" chart:style-name="ch2"/>
        <chart:plot-area chart:style-name="ch3" table:cell-range-address="DATA_B.C1:DATA_B.C342" chart:data-source-has-labels="row" svg:x="0.32cm" svg:y="0.18cm" svg:width="11.688cm" svg:height="8.64cm">
          <chartooo:coordinate-region svg:x="1.047cm" svg:y="0.3cm" svg:width="10.961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B.C2:DATA_B.C342" chart:label-cell-address="DATA_B.C1:DATA_B.C1" chart:class="chart:line">
            <chart:data-point chart:repeated="3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B.C1:DATA_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9059416">
                <text:p>7.169059416</text:p>
                <draw:g>
                  <svg:desc>DATA_B.C2:DATA_B.C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79561312">
                <text:p>7.179561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73594612">
                <text:p>7.173594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81987652">
                <text:p>7.181987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76546492">
                <text:p>7.176546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0463544">
                <text:p>7.180463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76030036">
                <text:p>7.176030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68960128">
                <text:p>7.168960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8370328">
                <text:p>7.18370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68071576">
                <text:p>7.168071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8027302">
                <text:p>7.18027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64355236">
                <text:p>7.164355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7584118">
                <text:p>7.17584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79014772">
                <text:p>7.179014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70658524">
                <text:p>7.170658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8687242">
                <text:p>7.18687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71665312">
                <text:p>7.171665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7616758">
                <text:p>7.17616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7413928">
                <text:p>7.17413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76790212">
                <text:p>7.176790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7166506">
                <text:p>7.17166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81095872">
                <text:p>7.181095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69726808">
                <text:p>7.169726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80210296">
                <text:p>7.180210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68343088">
                <text:p>7.168343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81491812">
                <text:p>7.181491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73836292">
                <text:p>7.173836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75051256">
                <text:p>7.175051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82785292">
                <text:p>7.182785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6754426">
                <text:p>7.16754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18005966">
                <text:p>7.18005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73450672">
                <text:p>7.173450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80732296">
                <text:p>7.180732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80022928">
                <text:p>7.180022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74733484">
                <text:p>7.1747334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76972108">
                <text:p>7.176972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73436764">
                <text:p>7.1734367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5037276">
                <text:p>7.175037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7964068">
                <text:p>7.17964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85189528">
                <text:p>7.1851895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737632">
                <text:p>7.1737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89632324">
                <text:p>7.189632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7264666">
                <text:p>7.17264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76246516">
                <text:p>7.176246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78271396">
                <text:p>7.178271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85189936">
                <text:p>7.185189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776233">
                <text:p>7.1776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80743084">
                <text:p>7.180743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82824412">
                <text:p>7.182824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75794236">
                <text:p>7.1757942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8685934">
                <text:p>7.18685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76228156">
                <text:p>7.176228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77072512">
                <text:p>7.177072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172028156">
                <text:p>7.172028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76532632">
                <text:p>7.176532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179451008">
                <text:p>7.179451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7854994">
                <text:p>7.17854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85500664">
                <text:p>7.1855006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7483072">
                <text:p>7.17483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191537576">
                <text:p>7.191537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8342314">
                <text:p>7.18342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35261436">
                <text:p>7.235261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7688346">
                <text:p>7.276883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429765896">
                <text:p>7.429765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30547168">
                <text:p>7.4305471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495879284">
                <text:p>7.495879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7828648">
                <text:p>7.47828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62278904">
                <text:p>7.362278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4254224">
                <text:p>7.34254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25013744">
                <text:p>7.325013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9396522">
                <text:p>7.59396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8058852">
                <text:p>7.58058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415868384">
                <text:p>7.415868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28031516">
                <text:p>7.328031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82521776">
                <text:p>7.382521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30984548">
                <text:p>7.330984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31906964">
                <text:p>7.331906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32039132">
                <text:p>7.332039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27443624">
                <text:p>7.327443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24900056">
                <text:p>7.324900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34842392">
                <text:p>7.334842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2529848">
                <text:p>7.32529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48148628">
                <text:p>7.3481486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20758772">
                <text:p>7.3207587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32126456">
                <text:p>7.332126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325134932">
                <text:p>7.325134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29022032">
                <text:p>7.329022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2589248">
                <text:p>7.32589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26379452">
                <text:p>7.326379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235232">
                <text:p>7.3235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38932064">
                <text:p>7.338932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31972808">
                <text:p>7.331972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35657972">
                <text:p>7.3356579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28571204">
                <text:p>7.328571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23988352">
                <text:p>7.4239883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73453988">
                <text:p>7.673453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9377234">
                <text:p>7.393772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27325028">
                <text:p>7.327325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329059304">
                <text:p>7.329059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3364334">
                <text:p>7.33364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325497128">
                <text:p>7.325497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33390254">
                <text:p>7.333902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331748264">
                <text:p>7.3317482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36067664">
                <text:p>7.336067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24984476">
                <text:p>7.324984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335741576">
                <text:p>7.335741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27284684">
                <text:p>7.3272846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34959752">
                <text:p>7.334959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324895064">
                <text:p>7.324895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331139924">
                <text:p>7.3311399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328603856">
                <text:p>7.3286038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312662">
                <text:p>7.33126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38752952">
                <text:p>7.338752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29571356">
                <text:p>7.329571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33312056">
                <text:p>7.33312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43203248">
                <text:p>7.3432032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25842092">
                <text:p>7.3258420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33408308">
                <text:p>7.3334083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26602052">
                <text:p>7.326602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326850644">
                <text:p>7.3268506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322050332">
                <text:p>7.322050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33433592">
                <text:p>7.3334335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29125172">
                <text:p>7.329125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333369416">
                <text:p>7.3333694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35507084">
                <text:p>7.3355070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2799614">
                <text:p>7.327996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2524268">
                <text:p>7.32524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3619052">
                <text:p>7.336190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24147044">
                <text:p>7.324147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33768968">
                <text:p>7.3337689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21458852">
                <text:p>7.3214588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33089108">
                <text:p>7.33089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32403842">
                <text:p>7.324038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327207488">
                <text:p>7.3272074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327626432">
                <text:p>7.327626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336767828">
                <text:p>7.3367678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3228362">
                <text:p>7.32283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40714628">
                <text:p>7.340714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32466758">
                <text:p>7.324667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34834832">
                <text:p>7.334834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23172944">
                <text:p>7.3231729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27700784">
                <text:p>7.3277007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24645176">
                <text:p>7.324645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27874388">
                <text:p>7.3278743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35807948">
                <text:p>7.335807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30726812">
                <text:p>7.330726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25174844">
                <text:p>7.3251748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37191548">
                <text:p>7.3371915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1524356">
                <text:p>7.615243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25005008">
                <text:p>7.6250050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72463812">
                <text:p>7.572463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81371724">
                <text:p>7.5813717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69272268">
                <text:p>7.569272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563275148">
                <text:p>7.5632751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04633076">
                <text:p>7.604633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592499012">
                <text:p>7.5924990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6150245">
                <text:p>7.6150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33760136">
                <text:p>7.633760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63240404">
                <text:p>7.632404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588675536">
                <text:p>7.5886755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75306612">
                <text:p>7.5753066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333127304">
                <text:p>7.333127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328268936">
                <text:p>7.3282689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319706648">
                <text:p>7.3197066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24995324">
                <text:p>7.3249953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32991098">
                <text:p>7.329910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32744144">
                <text:p>7.32744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31109012">
                <text:p>7.331109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2235608">
                <text:p>7.32235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35988764">
                <text:p>7.3359887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30849416">
                <text:p>7.330849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21489488">
                <text:p>7.3214894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33512396">
                <text:p>7.333512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22248992">
                <text:p>7.322248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32593232">
                <text:p>7.3325932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318243956">
                <text:p>7.3182439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35348156">
                <text:p>7.335348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18498248">
                <text:p>7.3184982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30472544">
                <text:p>7.330472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3730304">
                <text:p>7.337303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28656788">
                <text:p>7.3286567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91179212">
                <text:p>7.3911792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26868428">
                <text:p>7.3268684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7445196">
                <text:p>7.327445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3290204">
                <text:p>7.33290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330554324">
                <text:p>7.3305543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24118652">
                <text:p>7.324118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331150892">
                <text:p>7.3311508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323144732">
                <text:p>7.3231447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31946996">
                <text:p>7.3319469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31050332">
                <text:p>7.3310503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41578484">
                <text:p>7.3415784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22394528">
                <text:p>7.3223945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32202176">
                <text:p>7.3322021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324847892">
                <text:p>7.324847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3602894">
                <text:p>7.336028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23626052">
                <text:p>7.3236260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3003176">
                <text:p>7.330031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31439288">
                <text:p>7.3314392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25222832">
                <text:p>7.3252228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27421448">
                <text:p>7.3274214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3806018">
                <text:p>7.338060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25427156">
                <text:p>7.325427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2518754">
                <text:p>7.325187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43398008">
                <text:p>7.3433980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18426008">
                <text:p>7.3184260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334029656">
                <text:p>7.3340296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32166248">
                <text:p>7.321662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29619992">
                <text:p>7.3296199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29563436">
                <text:p>7.3295634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32691716">
                <text:p>7.326917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34627724">
                <text:p>7.3346277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327968816">
                <text:p>7.327968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340572344">
                <text:p>7.3405723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328092308">
                <text:p>7.3280923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33937148">
                <text:p>7.339371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328559168">
                <text:p>7.3285591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334152032">
                <text:p>7.334152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3644288">
                <text:p>7.336442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250868">
                <text:p>7.332508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32925164">
                <text:p>7.3329251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336342116">
                <text:p>7.336342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338715104">
                <text:p>7.338715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328017644">
                <text:p>7.3280176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350409584">
                <text:p>7.3504095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334853552">
                <text:p>7.3348535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353301872">
                <text:p>7.3533018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333246572">
                <text:p>7.3332465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333893228">
                <text:p>7.3338932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328360784">
                <text:p>7.3283607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3314606">
                <text:p>7.3314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332474252">
                <text:p>7.3324742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326376464">
                <text:p>7.326376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345875036">
                <text:p>7.3458750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32108054">
                <text:p>7.321080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340098596">
                <text:p>7.3400985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434699048">
                <text:p>7.4346990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503192432">
                <text:p>7.503192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54079096">
                <text:p>7.4540790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502048496">
                <text:p>7.5020484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438247412">
                <text:p>7.4382474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444986576">
                <text:p>7.4449865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480268844">
                <text:p>7.4802688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466171904">
                <text:p>7.4661719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439303088">
                <text:p>7.4393030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436870592">
                <text:p>7.4368705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454023836">
                <text:p>7.4540238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435051848">
                <text:p>7.4350518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214836428">
                <text:p>7.214836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183684548">
                <text:p>7.183684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343676936">
                <text:p>7.3436769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519244316">
                <text:p>7.5192443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93368416">
                <text:p>7.1933684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180680096">
                <text:p>7.1806800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18189296">
                <text:p>7.181892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176971004">
                <text:p>7.176971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190467356">
                <text:p>7.1904673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179819504">
                <text:p>7.1798195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188378132">
                <text:p>7.1883781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179694632">
                <text:p>7.1796946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200046872">
                <text:p>7.2000468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189142472">
                <text:p>7.1891424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202818044">
                <text:p>7.2028180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228132728">
                <text:p>7.2281327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257426024">
                <text:p>7.2574260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89004832">
                <text:p>7.1890048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172187252">
                <text:p>7.1721872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8209072">
                <text:p>7.182090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98417512">
                <text:p>7.198417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810514">
                <text:p>7.1810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177009956">
                <text:p>7.1770099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83140144">
                <text:p>7.1831401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183794324">
                <text:p>7.1837943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172074092">
                <text:p>7.1720740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183162296">
                <text:p>7.1831622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168355676">
                <text:p>7.1683556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178817936">
                <text:p>7.1788179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177884036">
                <text:p>7.1778840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89277748">
                <text:p>7.1892777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78579808">
                <text:p>7.1785798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9286558">
                <text:p>7.192865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92641492">
                <text:p>7.1926414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80927884">
                <text:p>7.1809278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7869682">
                <text:p>7.178696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179283248">
                <text:p>7.1792832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81168088">
                <text:p>7.1811680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75505324">
                <text:p>7.175505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833776">
                <text:p>7.18337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82284688">
                <text:p>7.1822846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1779257">
                <text:p>7.1779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185437556">
                <text:p>7.1854375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172804952">
                <text:p>7.1728049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8308012">
                <text:p>7.183080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204551708">
                <text:p>7.2045517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414108968">
                <text:p>7.4141089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219865412">
                <text:p>7.2198654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88059544">
                <text:p>7.1880595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232639556">
                <text:p>7.232639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806425">
                <text:p>7.18064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185793524">
                <text:p>7.1857935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17969366">
                <text:p>7.179693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179428856">
                <text:p>7.1794288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176945984">
                <text:p>7.176945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91766848">
                <text:p>7.1917668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1751">
                <text:p>7.17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19972574">
                <text:p>7.199725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175014092">
                <text:p>7.1750140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78654388">
                <text:p>7.1786543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74914372">
                <text:p>7.1749143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237255632">
                <text:p>7.2372556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83191876">
                <text:p>7.1831918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81535156">
                <text:p>7.1815351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182550272">
                <text:p>7.1825502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80337004">
                <text:p>7.180337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184022024">
                <text:p>7.1840220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184038668">
                <text:p>7.1840386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177725936">
                <text:p>7.1777259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184668344">
                <text:p>7.1846683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9927034">
                <text:p>7.199270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184888748">
                <text:p>7.1848887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182045972">
                <text:p>7.1820459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179856908">
                <text:p>7.1798569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188474744">
                <text:p>7.1884747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191084372">
                <text:p>7.1910843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1866044">
                <text:p>7.18660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178360148">
                <text:p>7.1783601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180143288">
                <text:p>7.1801432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174419336">
                <text:p>7.1744193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176296388">
                <text:p>7.1762963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177090776">
                <text:p>7.1770907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1778117">
                <text:p>7.17781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75491056">
                <text:p>7.1754910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175009508">
                <text:p>7.1750095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177379076">
                <text:p>7.1773790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175620248">
                <text:p>7.1756202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173060444">
                <text:p>7.1730604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7733194">
                <text:p>7.177331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81053644">
                <text:p>7.1810536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73157764">
                <text:p>7.1731577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83053108">
                <text:p>7.1830531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1734179">
                <text:p>7.17341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